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57.997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88cm"/>
    </style:style>
    <style:style style:name="co12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Algorithm solution</text:p>
          </table:table-cell>
          <table:table-cell office:value-type="string" calcext:value-type="string">
            <text:p>Algorithm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Fitness standard deviation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570811300" calcext:value-type="float">
            <text:p>2570811300</text:p>
          </table:table-cell>
          <table:table-cell office:value-type="string" calcext:value-type="string">
            <text:p>[21.763854208216387; 16.527431728063277; -72.84298160174822; -62.282662923997734; -62.32322558167376; -87.89477026995945; -78.14245459367488; -6.288515573201536; -11.971295473343389; 16.334715903292192; -72.70058633276449; 43.4455504407436; 26.085383062254024; -58.23731652103672; 37.3721311764977; 19.834434748734026; -17.270071922672187; 68.030118515004; -15.041718523284814; 51.283830626539526]</text:p>
          </table:table-cell>
          <table:table-cell office:value-type="float" office:value="70748960.920286" calcext:value-type="float">
            <text:p>70748960.920286</text:p>
          </table:table-cell>
          <table:table-cell table:formula="of:=IF(MOD(ROW()-ROW([.$H$2]);10)=0; AVERAGE(OFFSET([.$G$2]; (ROW()-ROW([.$H$2])); 0; 10)); &quot;&quot;)" office:value-type="float" office:value="51840884.7572562" calcext:value-type="float">
            <text:p>51840884.7572562</text:p>
          </table:table-cell>
          <table:table-cell table:formula="of:=IF(MOD(ROW()-ROW([.$I$2]);10)=0; COM.MICROSOFT.STDEV.S(OFFSET([.$G$2]; (ROW()-ROW([.$I$2])); 0; 10)); &quot;&quot;)" office:value-type="float" office:value="13297083.0143144" calcext:value-type="float">
            <text:p>13297083.014314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526394143" calcext:value-type="float">
            <text:p>526394143</text:p>
          </table:table-cell>
          <table:table-cell office:value-type="string" calcext:value-type="string">
            <text:p>[-59.8868722811249; -1.6213657358306648; -57.18032312445629; -32.976324240589605; -34.21974887505148; -70.18292534273004; -70.04701077336011; 25.813915842273573; -38.38283473814366; 50.35800663578095; -76.53849451138876; 11.36883027755205; 76.15386036152643; -74.78332085101917; 78.14343747110476; -74.71883374476448; -6.142152829622489; 67.21940787841245; 66.80811221726563; 74.41537849075578]</text:p>
          </table:table-cell>
          <table:table-cell office:value-type="float" office:value="57695763.1694201" calcext:value-type="float">
            <text:p>57695763.16942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675050591" calcext:value-type="float">
            <text:p>2675050591</text:p>
          </table:table-cell>
          <table:table-cell office:value-type="string" calcext:value-type="string">
            <text:p>[-68.74620558681907; 86.19503228125063; -45.57380215680473; 11.448684997988195; 23.508195697597984; -72.52926283957567; 13.784887564273205; 52.00590414779356; -70.83464238398514; 99.57660717492365; -97.91166265610866; 47.35691961548426; 58.11656390355074; -12.953178394636595; 32.20247887714868; -11.799971451349677; -4.630287689274155; 59.824877262812606; 4.656721415792646; 90.10768714655245]</text:p>
          </table:table-cell>
          <table:table-cell office:value-type="float" office:value="38840649.9830885" calcext:value-type="float">
            <text:p>38840649.98308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82060102" calcext:value-type="float">
            <text:p>2382060102</text:p>
          </table:table-cell>
          <table:table-cell office:value-type="string" calcext:value-type="string">
            <text:p>[-51.67773228247425; 59.832029298232044; -84.74855569065707; 33.627808991413275; 95.84314002785129; -31.67933479402008; -15.626621494171246; 74.74330144935547; 78.51020760975513; 52.7777143995844; -86.72948766981045; 38.93323525534868; 93.3044577268073; -6.57382480198973; 53.02345870284094; -35.33086907170767; -6.88895319136158; 76.41831612435536; 18.569188437741445; 36.57017922462825]</text:p>
          </table:table-cell>
          <table:table-cell office:value-type="float" office:value="43789636.1668124" calcext:value-type="float">
            <text:p>43789636.16681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86577904" calcext:value-type="float">
            <text:p>1486577904</text:p>
          </table:table-cell>
          <table:table-cell office:value-type="string" calcext:value-type="string">
            <text:p>[64.87288894260232; -28.00254148753953; -71.21752790218288; -52.73661157566196; -46.082374980911744; -68.46186079880114; -98.18387880153988; -4.7037446931393845; -24.627232121506566; -12.827425649987333; 37.95005354335041; 93.10414770634742; 59.27533668067869; -79.22894584830613; 59.16365634491899; -27.24213630880466; -11.354228480325304; 67.54957345496732; 9.46412986549197; 53.25275224878837]</text:p>
          </table:table-cell>
          <table:table-cell office:value-type="float" office:value="59746016.399773" calcext:value-type="float">
            <text:p>59746016.39977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35538036" calcext:value-type="float">
            <text:p>4235538036</text:p>
          </table:table-cell>
          <table:table-cell office:value-type="string" calcext:value-type="string">
            <text:p>[73.79566996519915; 30.767742828388947; -41.10466564996449; 30.46047012847032; 84.13512024163222; -69.63393574205598; -60.3947884193073; -23.76720035934781; 79.79375264933245; -19.790429342023245; -40.478816042293154; 41.664175093379185; 67.6813047674292; 1.6328609331080344; 53.40806427413406; -8.861239267610998; -18.98517789093195; 60.09453307613279; -24.253516286497586; 97.86547023463336]</text:p>
          </table:table-cell>
          <table:table-cell office:value-type="float" office:value="52228551.3650315" calcext:value-type="float">
            <text:p>52228551.36503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949252502" calcext:value-type="float">
            <text:p>1949252502</text:p>
          </table:table-cell>
          <table:table-cell office:value-type="string" calcext:value-type="string">
            <text:p>[82.22403589687175; 93.65516695264407; -50.20068113864562; -67.84912104972585; -24.427491809217656; -85.62465619431379; 56.33244469049811; -84.36630572538024; 34.22633109240152; 68.19328306517497; -97.69850927105821; 57.337409280756646; 59.512693493883404; -37.28164025887069; 56.938967879807024; -53.47659150787813; -13.29380169329552; 62.064390467368725; 59.939571490114474; 75.22851322993276]</text:p>
          </table:table-cell>
          <table:table-cell office:value-type="float" office:value="59075306.8776041" calcext:value-type="float">
            <text:p>59075306.87760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01570287" calcext:value-type="float">
            <text:p>4201570287</text:p>
          </table:table-cell>
          <table:table-cell office:value-type="string" calcext:value-type="string">
            <text:p>[67.7559512683334; 30.610289438928362; -46.51356117784688; -94.50998969496747; -7.909007875026845; -68.6981918917711; 0.7473863352254142; -79.69292469214616; 0.3172914392556976; 56.388703579843394; 46.15270005058366; 47.8320218852341; 76.26954345615081; -79.4690680849619; 45.108546497901955; -41.73466183602499; -10.680256428468084; 61.15283188953268; 30.497441431703805; 85.17934847662448]</text:p>
          </table:table-cell>
          <table:table-cell office:value-type="float" office:value="37823284.1012167" calcext:value-type="float">
            <text:p>37823284.10121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188640285" calcext:value-type="float">
            <text:p>1188640285</text:p>
          </table:table-cell>
          <table:table-cell office:value-type="string" calcext:value-type="string">
            <text:p>[85.35404370380269; 83.38889281459387; -78.75865950548884; 73.32235668010588; -76.0080520627522; -63.8692523386412; -11.475316305824677; -15.987937160520957; -1.6381062146797092; -38.93244926233545; -81.15090050830393; 62.37594864697243; 62.776838358107454; -0.0023658435647178067; 45.47241253348662; -7.097932163402774; -9.180266856580758; 72.15965784935523; -16.679099459759556; 70.33469623321892]</text:p>
          </table:table-cell>
          <table:table-cell office:value-type="float" office:value="67127082.2703149" calcext:value-type="float">
            <text:p>67127082.27031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990197764" calcext:value-type="float">
            <text:p>1990197764</text:p>
          </table:table-cell>
          <table:table-cell office:value-type="string" calcext:value-type="string">
            <text:p>[52.4352937543112; 27.263816862266538; -41.84320366136416; -16.10313427382117; 92.3167258934395; -67.15935763251879; -27.178513485938765; -90.15135397200349; 62.61145368099375; 93.42087863750814; 28.70236760390165; 94.34473003595966; 69.93807664568368; -80.44796798520058; 46.20344660764283; -57.3177998960775; -17.309627671525035; 62.02217890357849; 45.30922689669558; 96.18635714510526]</text:p>
          </table:table-cell>
          <table:table-cell office:value-type="float" office:value="31333596.3190147" calcext:value-type="float">
            <text:p>31333596.319014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153612602" calcext:value-type="float">
            <text:p>3153612602</text:p>
          </table:table-cell>
          <table:table-cell office:value-type="string" calcext:value-type="string">
            <text:p>[49.91541912080854; 59.61881312119027; -83.86392774253099; 75.00660496007566; 26.56991578052721; -61.2397028685844; 18.713364222804316; 45.90102944475254; 13.270833290226818; 73.57458357420197; -72.61970977948616; 62.52518827169905; 80.1840309960628; -66.45514016262533; 44.05291949812329; -69.42919208079843; -15.844838532844705; 76.79192765229573; 53.8595921499915; 45.534283408331845]</text:p>
          </table:table-cell>
          <table:table-cell office:value-type="float" office:value="6792308.18097886" calcext:value-type="float">
            <text:p>6792308.18097886</text:p>
          </table:table-cell>
          <table:table-cell table:formula="of:=IF(MOD(ROW()-ROW([.$H$2]);10)=0; AVERAGE(OFFSET([.$G$2]; (ROW()-ROW([.$H$2])); 0; 10)); &quot;&quot;)" office:value-type="float" office:value="8170932.27948411" calcext:value-type="float">
            <text:p>8170932.27948411</text:p>
          </table:table-cell>
          <table:table-cell table:formula="of:=IF(MOD(ROW()-ROW([.$I$2]);10)=0; COM.MICROSOFT.STDEV.S(OFFSET([.$G$2]; (ROW()-ROW([.$I$2])); 0; 10)); &quot;&quot;)" office:value-type="float" office:value="1340563.86077127" calcext:value-type="float">
            <text:p>1340563.8607712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127818215" calcext:value-type="float">
            <text:p>3127818215</text:p>
          </table:table-cell>
          <table:table-cell office:value-type="string" calcext:value-type="string">
            <text:p>[-59.446594680471335; -11.900664473959125; -36.12382639683951; 16.882820122010898; 94.20152356311007; -57.71590313880741; -52.72985733963971; 22.198853868980933; 81.57284122855518; 71.41835270738181; -60.17624564612447; 66.13267423465808; 88.33485002369451; -75.04008064669073; 43.80032179647003; -80.4508309117427; -10.171647480870476; 54.826989542245286; 65.33318291905553; 96.87368621868399]</text:p>
          </table:table-cell>
          <table:table-cell office:value-type="float" office:value="8300341.130636" calcext:value-type="float">
            <text:p>8300341.1306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67539627" calcext:value-type="float">
            <text:p>2067539627</text:p>
          </table:table-cell>
          <table:table-cell office:value-type="string" calcext:value-type="string">
            <text:p>[11.82369615583059; 23.815826844180137; -41.901089041627415; -31.074939104424004; -89.51970033692868; -75.3010605080207; -6.856648036291489; -55.685958238605295; 17.675407208115004; 99.53136802099175; -30.231229474764774; 78.05102839392353; 32.296908342571186; -85.74908757047544; 35.966411765427864; 62.2978915959028; -12.34653426551526; 59.05398286944407; -79.86698544981823; 92.02916866532479]</text:p>
          </table:table-cell>
          <table:table-cell office:value-type="float" office:value="11241024.3862304" calcext:value-type="float">
            <text:p>11241024.386230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63092201" calcext:value-type="float">
            <text:p>3763092201</text:p>
          </table:table-cell>
          <table:table-cell office:value-type="string" calcext:value-type="string">
            <text:p>[14.100589794665638; 64.04950973482522; -59.088423327865435; 74.16352786213304; -18.478379734601646; -92.09723897636069; 55.1821678241609; -72.60748016533263; 61.55968827401452; 51.67072848682787; -51.00900446243497; 79.60715096294962; 29.866166325417083; -92.44109815693531; 41.57900896099699; 39.14011589053467; -10.658012358589815; 66.26901790527319; -56.42738663105993; 74.16549128081621]</text:p>
          </table:table-cell>
          <table:table-cell office:value-type="float" office:value="7130830.12888983" calcext:value-type="float">
            <text:p>7130830.128889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409406925" calcext:value-type="float">
            <text:p>1409406925</text:p>
          </table:table-cell>
          <table:table-cell office:value-type="string" calcext:value-type="string">
            <text:p>[-49.44796947661201; 50.37831471142081; -81.23346183286856; 33.509020253650334; 14.09150133839428; -59.70848681348559; -27.34387996703076; 13.284423290395338; 84.18490650540883; 86.77038223365753; -62.597034689477546; 58.9793079568511; 68.05183171740745; -28.114327421306683; 44.892467536904235; -47.187782094345465; -12.171613078777341; 74.59794310129439; 43.7400435692324; 49.63071264677444]</text:p>
          </table:table-cell>
          <table:table-cell office:value-type="float" office:value="6459590.39480777" calcext:value-type="float">
            <text:p>6459590.394807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805749153" calcext:value-type="float">
            <text:p>2805749153</text:p>
          </table:table-cell>
          <table:table-cell office:value-type="string" calcext:value-type="string">
            <text:p>[7.12228917888136; 49.575154043132585; -75.51698801551973; 15.351205314110118; -9.483836858783974; -55.70265804343111; -23.172471985950267; -61.61402042780393; 81.49895266787865; 68.48855497561641; -48.528002181395905; 60.90977925243038; 84.56290973699106; -44.16111907169664; 42.19534938258619; -66.88428627090433; -10.187815574776394; 74.81929095433873; 54.33527005160943; 58.10839508938409]</text:p>
          </table:table-cell>
          <table:table-cell office:value-type="float" office:value="8298718.49894938" calcext:value-type="float">
            <text:p>8298718.498949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70923001" calcext:value-type="float">
            <text:p>1670923001</text:p>
          </table:table-cell>
          <table:table-cell office:value-type="string" calcext:value-type="string">
            <text:p>[-41.251424221554636; 13.214995901520993; -73.33880693844321; 1.6162922558630584; -36.15619813034168; -74.25878070668313; -79.64694757614413; -89.56511260399829; 81.85851229053239; 66.88228748866504; -74.71605739755691; 67.93517893179822; 63.81337098816894; -19.972575708965223; 49.701791199813044; -61.500960547931726; -15.316133540670734; 72.69521889377108; 56.32436762599079; 54.17878395688311]</text:p>
          </table:table-cell>
          <table:table-cell office:value-type="float" office:value="8485946.56843848" calcext:value-type="float">
            <text:p>8485946.568438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33575925" calcext:value-type="float">
            <text:p>1233575925</text:p>
          </table:table-cell>
          <table:table-cell office:value-type="string" calcext:value-type="string">
            <text:p>[-99.07594662366606; 23.952752593540794; -83.44594269275507; -67.20327887916076; 77.54871516586701; -82.43848464823526; -59.31817210061996; 26.755836402516778; 99.94969597460346; 67.43287783664545; -38.79357616685968; 85.02436722053204; 24.465709870994317; -26.19683580195455; 51.79487720872828; 41.448207025384534; -11.019485873672224; 76.03699436212767; -48.82895161456573; 42.717049141256126]</text:p>
          </table:table-cell>
          <table:table-cell office:value-type="float" office:value="7787608.54606028" calcext:value-type="float">
            <text:p>7787608.546060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950948685" calcext:value-type="float">
            <text:p>3950948685</text:p>
          </table:table-cell>
          <table:table-cell office:value-type="string" calcext:value-type="string">
            <text:p>[-94.69241186352113; 56.04673063517717; -55.04043523765747; -20.83921618943232; -79.53261248423291; -80.84637571085433; -6.520365984140227; 12.584380507964909; 80.44663771870071; 96.89085557786584; -87.21356848969457; 65.82510056270928; 22.322129277942054; -38.953124036478506; 48.699329549426324; 63.1215954293333; -8.460162182543044; 63.603157718233945; -75.67498020635352; 81.32902876568298]</text:p>
          </table:table-cell>
          <table:table-cell office:value-type="float" office:value="8307493.02740051" calcext:value-type="float">
            <text:p>8307493.027400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26695917" calcext:value-type="float">
            <text:p>2326695917</text:p>
          </table:table-cell>
          <table:table-cell office:value-type="string" calcext:value-type="string">
            <text:p>[-70.04306557370214; 44.834435190693455; -88.44755314212102; -93.5274189028178; 67.54947715488217; -66.30402907718091; -65.37966185985096; -11.005202680315477; 66.56092359158049; 55.30378980170022; -69.24566249580322; 84.89920902122765; 69.9353503417772; -5.289078368346978; 35.93466813219811; -60.718911380648066; -14.985178520485348; 78.50077763984763; 56.162029028350844; 40.009077954864836]</text:p>
          </table:table-cell>
          <table:table-cell office:value-type="float" office:value="8905461.93244959" calcext:value-type="float">
            <text:p>8905461.932449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31695188" calcext:value-type="float">
            <text:p>431695188</text:p>
          </table:table-cell>
          <table:table-cell office:value-type="string" calcext:value-type="string">
            <text:p>[-38.65078004849516; 20.7136279664429; -85.82646837197345; 52.41148296557611; 44.36602188269714; -77.68838734783334; -32.21236893081192; 31.0814073809469; 72.92047291242955; 79.48207846570168; -59.25890539867513; 77.25241877574919; 41.57241542336888; -61.51069729392036; 45.864737336764875; 13.328449175492139; -11.5342873543363; 77.45129858991203; -24.761725183581504; 43.81502471119546]</text:p>
          </table:table-cell>
          <table:table-cell office:value-type="float" office:value="1032981.76946501" calcext:value-type="float">
            <text:p>1032981.76946501</text:p>
          </table:table-cell>
          <table:table-cell table:formula="of:=IF(MOD(ROW()-ROW([.$H$2]);10)=0; AVERAGE(OFFSET([.$G$2]; (ROW()-ROW([.$H$2])); 0; 10)); &quot;&quot;)" office:value-type="float" office:value="1011075.89549635" calcext:value-type="float">
            <text:p>1011075.89549635</text:p>
          </table:table-cell>
          <table:table-cell table:formula="of:=IF(MOD(ROW()-ROW([.$I$2]);10)=0; COM.MICROSOFT.STDEV.S(OFFSET([.$G$2]; (ROW()-ROW([.$I$2])); 0; 10)); &quot;&quot;)" office:value-type="float" office:value="513203.519126835" calcext:value-type="float">
            <text:p>513203.51912683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14797166" calcext:value-type="float">
            <text:p>3514797166</text:p>
          </table:table-cell>
          <table:table-cell office:value-type="string" calcext:value-type="string">
            <text:p>[-92.22585587285666; 21.301136773243172; -73.98086037219807; 83.66427128100145; -12.145549326786892; -67.8727337252219; -52.98425091054726; -6.353607867306039; 81.08529849136733; 77.4658765702302; -44.69632075003172; 75.52523619721535; 63.601805341079256; -38.23141172606797; 46.69659415219866; -36.77779117001039; -12.241145692618332; 72.90287241340422; 26.907736239505823; 57.89064080250722]</text:p>
          </table:table-cell>
          <table:table-cell office:value-type="float" office:value="845161.420581965" calcext:value-type="float">
            <text:p>845161.4205819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653602259" calcext:value-type="float">
            <text:p>2653602259</text:p>
          </table:table-cell>
          <table:table-cell office:value-type="string" calcext:value-type="string">
            <text:p>[2.374291578086172; 78.36672463130975; -37.892883941705335; 29.54641166222521; 20.91456962009441; -77.87791572123261; -56.76352557464548; 6.71622674087169; 60.03925217036604; 65.78303470030212; -48.28364232263604; 72.98544948060467; 49.05493886890778; 39.267732261157306; 47.940247244066455; -9.959146399561945; -13.254594602677372; 57.28378983242516; -0.5066562557926488; 97.41184587824932]</text:p>
          </table:table-cell>
          <table:table-cell office:value-type="float" office:value="798218.49160367" calcext:value-type="float">
            <text:p>798218.491603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830618068" calcext:value-type="float">
            <text:p>2830618068</text:p>
          </table:table-cell>
          <table:table-cell office:value-type="string" calcext:value-type="string">
            <text:p>[-88.08010384952638; 47.93103299504199; -37.606475918994306; 53.21682453231739; -23.721061284951446; -75.76931598087886; -34.30983076677687; 18.084888665086282; 89.69706148376204; 70.57011066450309; -54.90022536535471; 78.34187618401685; 51.709508521708955; -23.26969330090445; 47.18073407345264; -9.506897227638532; -12.628331190356292; 57.014346248063305; -2.5745569290489385; 98.91581090681188]</text:p>
          </table:table-cell>
          <table:table-cell office:value-type="float" office:value="616403.76891512" calcext:value-type="float">
            <text:p>616403.7689151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186395423" calcext:value-type="float">
            <text:p>2186395423</text:p>
          </table:table-cell>
          <table:table-cell office:value-type="string" calcext:value-type="string">
            <text:p>[47.98500416865522; 3.696403814847926; -53.42089355899111; 14.289251598093216; 56.14998867704469; -81.5290756080108; -29.420338874206095; 6.90988820374389; 80.03547502743294; 76.4700999358435; -52.70314570138579; 76.66925406283517; 37.65337158455259; -89.25582346860845; 46.50400079082053; 26.162909022005778; -12.279797945568419; 63.564585355935606; -39.71670283235604; 80.07503063751099]</text:p>
          </table:table-cell>
          <table:table-cell office:value-type="float" office:value="1247579.78168926" calcext:value-type="float">
            <text:p>1247579.7816892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62138458" calcext:value-type="float">
            <text:p>562138458</text:p>
          </table:table-cell>
          <table:table-cell office:value-type="string" calcext:value-type="string">
            <text:p>[16.43386760607271; 64.025734099651; -52.76033982497914; 96.31314308913227; 32.90524331041169; -69.96659186358198; -65.1055620338497; 16.114378888167053; 63.00187659892114; 89.1991098975798; -51.42490682906959; 76.47056776921343; 61.72007320115256; 28.205613611900418; 46.2299587569932; -31.992437032784665; -12.548688607194151; 63.512742171113615; 20.803220279743; 80.87689839989665]</text:p>
          </table:table-cell>
          <table:table-cell office:value-type="float" office:value="501184.7661836" calcext:value-type="float">
            <text:p>501184.76618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646507830" calcext:value-type="float">
            <text:p>646507830</text:p>
          </table:table-cell>
          <table:table-cell office:value-type="string" calcext:value-type="string">
            <text:p>[68.85066353416082; 81.89816241027324; -36.63921856843639; 88.57693190934691; 73.5968903078423; -89.06821766798139; -53.66964220407044; -0.11551512461198854; 71.48235313637451; 64.20432396807522; -49.82881035164084; 74.72761863525972; 21.02735170126182; 38.95976418296652; 45.85989503807696; 57.85143117507499; -13.252527815020827; 56.82256628318777; -70.02167166538501; 99.36558569112742]</text:p>
          </table:table-cell>
          <table:table-cell office:value-type="float" office:value="1576529.03551302" calcext:value-type="float">
            <text:p>1576529.0355130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624837716" calcext:value-type="float">
            <text:p>2624837716</text:p>
          </table:table-cell>
          <table:table-cell office:value-type="string" calcext:value-type="string">
            <text:p>[15.56173167596559; 31.965190040672525; -70.30074173711265; 21.303206608896176; 74.15930983930389; -75.07927463420494; -13.982326476693956; 24.856310772732783; 76.5677467301957; 69.7787165472399; -55.318374664458105; 77.31705910852656; 51.05685021821557; -64.27449339677722; 47.25600414575587; -6.415667646561161; -12.755764597071433; 71.3372875778714; -5.447638407121772; 60.880596849081854]</text:p>
          </table:table-cell>
          <table:table-cell office:value-type="float" office:value="674001.611529284" calcext:value-type="float">
            <text:p>674001.61152928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47439207" calcext:value-type="float">
            <text:p>447439207</text:p>
          </table:table-cell>
          <table:table-cell office:value-type="string" calcext:value-type="string">
            <text:p>[1.5117833742541222; 23.463408200398405; -42.02988036847337; 41.746331938230384; -40.04575545038516; -67.41565119248438; -29.86773379374121; 6.499490696343855; 75.67333144833663; 71.51594180757849; -52.82227862280662; 80.07752828674532; 69.78006874577636; -61.58778078848335; 49.275216681776016; -49.38938100590702; -14.010992401191686; 58.85353955045596; 38.29175468299832; 93.781846468883]</text:p>
          </table:table-cell>
          <table:table-cell office:value-type="float" office:value="676274.714543386" calcext:value-type="float">
            <text:p>676274.7145433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216361354" calcext:value-type="float">
            <text:p>1216361354</text:p>
          </table:table-cell>
          <table:table-cell office:value-type="string" calcext:value-type="string">
            <text:p>[-9.125606314992012; 51.3983210139242; -52.34472975263462; 54.450640198204525; 29.888518329839087; -92.34790068620373; 2.3049965736446723; -3.2665969697009274; 91.1946447380464; 65.6440371610239; -55.49509998584086; 77.815667317493; 15.36610925353257; -59.53053498157254; 46.53294432957725; 73.78047235652753; -12.065203544296295; 63.66375740878959; -86.91232096224111; 82.74526575027599]</text:p>
          </table:table-cell>
          <table:table-cell office:value-type="float" office:value="2142423.59493922" calcext:value-type="float">
            <text:p>2142423.594939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91128674" calcext:value-type="float">
            <text:p>2791128674</text:p>
          </table:table-cell>
          <table:table-cell office:value-type="string" calcext:value-type="string">
            <text:p>[-76.81974009639403; 26.81421360478349; -64.131969874755; 76.61349389053058; 63.69721938904061; -68.10046744825036; -14.823114267479909; 12.501794891336132; 70.2393093854601; 75.11579292112492; -56.857478837858565; 78.37049042206124; 61.328221686772935; -72.31347982064167; 47.32119442463977; -25.77660452538896; -12.452656660489453; 68.3188227954465; 14.096666415002915; 68.11592064122789]</text:p>
          </table:table-cell>
          <table:table-cell office:value-type="float" office:value="322831.737551326" calcext:value-type="float">
            <text:p>322831.737551326</text:p>
          </table:table-cell>
          <table:table-cell table:formula="of:=IF(MOD(ROW()-ROW([.$H$2]);10)=0; AVERAGE(OFFSET([.$G$2]; (ROW()-ROW([.$H$2])); 0; 10)); &quot;&quot;)" office:value-type="float" office:value="703931.584086853" calcext:value-type="float">
            <text:p>703931.584086853</text:p>
          </table:table-cell>
          <table:table-cell table:formula="of:=IF(MOD(ROW()-ROW([.$I$2]);10)=0; COM.MICROSOFT.STDEV.S(OFFSET([.$G$2]; (ROW()-ROW([.$I$2])); 0; 10)); &quot;&quot;)" office:value-type="float" office:value="525414.341097584" calcext:value-type="float">
            <text:p>525414.34109758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024153659" calcext:value-type="float">
            <text:p>3024153659</text:p>
          </table:table-cell>
          <table:table-cell office:value-type="string" calcext:value-type="string">
            <text:p>[-33.30822524156454; 21.800665156028316; -39.52292044573351; -28.1854607237495; -44.40158998151771; -72.27646696806005; -9.540968480970562; 14.667925876724269; 78.84487298591648; 68.44534531815398; -50.289135811328414; 75.63310705608541; 57.64733452620402; -83.17508022490273; 48.86942584999744; -27.01921513750709; -12.120377076865708; 57.97137181622159; 16.888884067566806; 95.781102895967]</text:p>
          </table:table-cell>
          <table:table-cell office:value-type="float" office:value="553392.564008508" calcext:value-type="float">
            <text:p>553392.5640085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996597044" calcext:value-type="float">
            <text:p>1996597044</text:p>
          </table:table-cell>
          <table:table-cell office:value-type="string" calcext:value-type="string">
            <text:p>[-2.121220504847045; 80.49597874129816; -54.89079960518601; 71.06626991721473; 41.2791673535061; -89.2902485200385; -27.93604589748726; 14.121287045422278; 73.3598936122296; 85.51048876799939; -54.97919872701822; 78.23913431581863; 15.844559076165226; 11.01974156511396; 47.556934565767335; 75.6660691418; -12.72810820321925; 64.37637295173789; -89.37426473468493; 78.97447968374541]</text:p>
          </table:table-cell>
          <table:table-cell office:value-type="float" office:value="1757764.13782308" calcext:value-type="float">
            <text:p>1757764.137823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14324692" calcext:value-type="float">
            <text:p>2714324692</text:p>
          </table:table-cell>
          <table:table-cell office:value-type="string" calcext:value-type="string">
            <text:p>[57.244091526463166; 59.354047803834845; -89.25525615958092; 35.991810544117925; 20.79951428594387; -61.87628672259524; 3.7175946738016847; 10.374364811065533; 77.59309379163969; 82.57553314478548; -55.49612368671293; 75.80128487414618; 73.4482425544077; -51.40698703161224; 48.69326743237454; -53.68762504414533; -12.197747588294988; 78.85667131645025; 42.55411995214649; 39.93311362231239]</text:p>
          </table:table-cell>
          <table:table-cell office:value-type="float" office:value="339729.601264984" calcext:value-type="float">
            <text:p>339729.60126498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41703522" calcext:value-type="float">
            <text:p>3341703522</text:p>
          </table:table-cell>
          <table:table-cell office:value-type="string" calcext:value-type="string">
            <text:p>[-17.312925461359256; 90.86775552212879; -36.785363080309864; 90.10084776422471; 17.25392448676149; -67.77723040848744; -28.854232785169614; 16.621572975286128; 76.60551413902238; 74.70574876260414; -53.504013538802184; 74.89461317882825; 62.61964608610188; 23.48280379592535; 48.00678606292058; -32.34716132039128; -12.031846349078151; 56.80921438763133; 21.28012473686114; 99.71625007436705]</text:p>
          </table:table-cell>
          <table:table-cell office:value-type="float" office:value="246137.802542475" calcext:value-type="float">
            <text:p>246137.80254247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16553747" calcext:value-type="float">
            <text:p>4116553747</text:p>
          </table:table-cell>
          <table:table-cell office:value-type="string" calcext:value-type="string">
            <text:p>[9.674401260326505; 76.99260234447291; -38.7222994519191; 58.198528498090525; -52.02015041440986; -81.95155876164296; -57.145654475732414; 11.3532524091343; 78.99967069364703; 75.71607689065553; -49.49366041031047; 76.57709095705835; 33.459439900685624; 35.84774806795809; 47.92121459442362; 33.41109454771993; -12.948035357173396; 57.548641780061416; -46.23475678287878; 96.71240344440164]</text:p>
          </table:table-cell>
          <table:table-cell office:value-type="float" office:value="988642.95283445" calcext:value-type="float">
            <text:p>988642.9528344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58543566" calcext:value-type="float">
            <text:p>1758543566</text:p>
          </table:table-cell>
          <table:table-cell office:value-type="string" calcext:value-type="string">
            <text:p>[25.57071769057717; 51.81312006613601; -49.45145040301937; 70.70824728789805; 19.241076556144662; -77.6671142440531; -38.001424907632966; 20.704869485434003; 76.00218343112596; 81.42391232670033; -54.23919346044266; 75.619105384139; 41.25873032966143; -16.25408857036024; 47.62967869394342; 15.932616001574473; -12.114984800758052; 62.3235350881078; -27.996775276863815; 85.27640623481798]</text:p>
          </table:table-cell>
          <table:table-cell office:value-type="float" office:value="625559.159223177" calcext:value-type="float">
            <text:p>625559.1592231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73036172" calcext:value-type="float">
            <text:p>1773036172</text:p>
          </table:table-cell>
          <table:table-cell office:value-type="string" calcext:value-type="string">
            <text:p>[98.77833134775648; 86.41609346842458; -83.45944706430133; 56.63183128098311; 62.324230910303015; -75.41238376255446; -29.854756704770253; 8.695587082640529; 80.37717961254543; 70.85005693790123; -58.391197314513434; 70.44560729700459; 47.00833024328398; 19.663889722044885; 48.33162866753213; 2.1936253026565; -12.922713584865036; 76.51731764848242; -14.00222889153082; 46.46501450131791]</text:p>
          </table:table-cell>
          <table:table-cell office:value-type="float" office:value="564280.925178677" calcext:value-type="float">
            <text:p>564280.9251786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650088445" calcext:value-type="float">
            <text:p>1650088445</text:p>
          </table:table-cell>
          <table:table-cell office:value-type="string" calcext:value-type="string">
            <text:p>[-79.31583200901113; 45.87406743218344; -99.72664973503956; 65.43994521903954; 27.806897373786185; -87.70815395190756; -49.022674120097996; -7.882594847967766; 60.67432286389189; 67.28828119304845; -53.656917529066426; 76.52607049633454; 23.119218173074117; -12.576487616708505; 48.08891787650796; 57.132843789183624; -12.619836518004107; 83.24797166196907; -70.0550340821566; 28.199798264759266]</text:p>
          </table:table-cell>
          <table:table-cell office:value-type="float" office:value="1424634.8076027" calcext:value-type="float">
            <text:p>1424634.80760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23709261" calcext:value-type="float">
            <text:p>4123709261</text:p>
          </table:table-cell>
          <table:table-cell office:value-type="string" calcext:value-type="string">
            <text:p>[71.97300936681381; 40.90148674717918; -36.71085153704525; 67.5265608154408; 4.275545806344553; -70.07713182105071; -21.776526252102073; 7.692902028992222; 70.53855803176259; 76.49587152484838; -58.34861169126415; 74.1054744178031; 63.31233262563612; -48.38944549152606; 47.95408221251853; -35.03106829822005; -12.731899141498332; 57.01171748419631; 23.97511328379352; 99.13978413917079]</text:p>
          </table:table-cell>
          <table:table-cell office:value-type="float" office:value="216342.152839148" calcext:value-type="float">
            <text:p>216342.1528391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71411741" calcext:value-type="float">
            <text:p>671411741</text:p>
          </table:table-cell>
          <table:table-cell office:value-type="string" calcext:value-type="string">
            <text:p>[-67.3977205348267; 49.677389245818745; -38.22527872829329; 58.44946751620128; 42.35857115395248; -75.48232266607909; -15.388324979433122; 6.816641228052589; 67.03464989657581; 80.05155925866296; -54.62018935557478; 77.01665174636193; 45.76563603567266; -43.449445124651696; 47.85013786073878; 6.301825910931754; -12.936113158599213; 57.46080094257945; -18.080713398482757; 97.92679734638753]</text:p>
          </table:table-cell>
          <table:table-cell office:value-type="float" office:value="500167.889775615" calcext:value-type="float">
            <text:p>500167.889775615</text:p>
          </table:table-cell>
          <table:table-cell table:formula="of:=IF(MOD(ROW()-ROW([.$H$2]);10)=0; AVERAGE(OFFSET([.$G$2]; (ROW()-ROW([.$H$2])); 0; 10)); &quot;&quot;)" office:value-type="float" office:value="699594.388821772" calcext:value-type="float">
            <text:p>699594.388821772</text:p>
          </table:table-cell>
          <table:table-cell table:formula="of:=IF(MOD(ROW()-ROW([.$I$2]);10)=0; COM.MICROSOFT.STDEV.S(OFFSET([.$G$2]; (ROW()-ROW([.$I$2])); 0; 10)); &quot;&quot;)" office:value-type="float" office:value="317576.999124464" calcext:value-type="float">
            <text:p>317576.99912446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192360547" calcext:value-type="float">
            <text:p>4192360547</text:p>
          </table:table-cell>
          <table:table-cell office:value-type="string" calcext:value-type="string">
            <text:p>[32.23379319650408; 74.46507170314126; -56.878352416019865; 25.77013047219971; 34.898709649546475; -87.80730562322177; -43.541079015387595; -0.5246126797026278; 80.1647626574804; 75.64297076890264; -54.94996470105305; 75.14410971842648; 22.66969992793932; 17.969735775154945; 47.258591356342464; 57.52203527586474; -12.286004763590626; 65.32744605972289; -71.00080714892776; 76.99127072385451]</text:p>
          </table:table-cell>
          <table:table-cell office:value-type="float" office:value="1242781.81484834" calcext:value-type="float">
            <text:p>1242781.8148483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25896210" calcext:value-type="float">
            <text:p>225896210</text:p>
          </table:table-cell>
          <table:table-cell office:value-type="string" calcext:value-type="string">
            <text:p>[32.519173375829496; 94.44384238266022; -61.467956057766806; 68.42090613814352; 46.89168033124872; -71.17364699263582; -72.4868079343563; 14.197505419096373; 73.5447683597707; 72.55590765598623; -54.674173472354816; 75.55423671044386; 62.819236781026575; 73.32509182552738; 47.544403351949654; -36.43897379727359; -12.117578820520293; 67.24221300120357; 25.051399412828786; 71.30145037733408]</text:p>
          </table:table-cell>
          <table:table-cell office:value-type="float" office:value="213078.252876835" calcext:value-type="float">
            <text:p>213078.2528768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105244331" calcext:value-type="float">
            <text:p>2105244331</text:p>
          </table:table-cell>
          <table:table-cell office:value-type="string" calcext:value-type="string">
            <text:p>[-81.64493330047426; 47.504023501879885; -57.4225676734212; 68.76604494077628; 37.25196662324569; -84.94260531527604; -40.01618272018861; 9.179561877587702; 73.07297703591118; 70.7841364091694; -54.87425251834095; 73.86837633211684; 28.97640313791527; -19.491983023374516; 48.63776206469575; 42.31316183998203; -12.24822280041613; 65.66622898635165; -55.39834728028774; 76.00850647627729]</text:p>
          </table:table-cell>
          <table:table-cell office:value-type="float" office:value="987038.63647152" calcext:value-type="float">
            <text:p>987038.636471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843401038" calcext:value-type="float">
            <text:p>2843401038</text:p>
          </table:table-cell>
          <table:table-cell office:value-type="string" calcext:value-type="string">
            <text:p>[63.52645913387053; 69.42742440468197; -89.6519880071491; 40.71510377002937; 30.23696020713956; -80.13230318197046; -54.29994706320515; 8.126178485887351; 70.84136456243863; 68.27731972541994; -56.698200881702235; 74.87826209928045; 41.818044072780395; 22.245229122693686; 47.19121763977006; 10.63269848149801; -12.491216256699914; 79.11486270886115; -22.521263223799366; 39.62142061473119]</text:p>
          </table:table-cell>
          <table:table-cell office:value-type="float" office:value="540698.334915125" calcext:value-type="float">
            <text:p>540698.3349151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14306649" calcext:value-type="float">
            <text:p>3114306649</text:p>
          </table:table-cell>
          <table:table-cell office:value-type="string" calcext:value-type="string">
            <text:p>[60.68847071053625; 64.64466371899402; -36.54173346919005; 54.39119153254043; 30.78231678316797; -84.38173696315627; -47.09892506437481; 15.961157292876067; 70.45259453692464; 81.35952430674882; -56.315383483114175; 73.86351574664732; 32.353540334847594; 9.55254365318197; 48.04783762625735; 32.64369384985196; -12.596804626330751; 56.84803298988376; -45.10475375536429; 99.96808271283967]</text:p>
          </table:table-cell>
          <table:table-cell office:value-type="float" office:value="832053.23202115" calcext:value-type="float">
            <text:p>832053.232021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923134126" calcext:value-type="float">
            <text:p>1923134126</text:p>
          </table:table-cell>
          <table:table-cell office:value-type="string" calcext:value-type="string">
            <text:p>[10.746140863345715; 18.371428602603572; -67.94595065124875; 81.51454608454489; 6.020867353433573; -79.91086233360997; -12.507885060511924; 4.580221106216769; 70.08555440787802; 76.87697763108122; -52.35549372709465; 76.7960660773918; 40.54135774451609; -85.40594135453468; 48.67674533420342; 14.314059088920487; -12.305446079107; 69.9805710368465; -26.48435499702535; 64.21637972801037]</text:p>
          </table:table-cell>
          <table:table-cell office:value-type="float" office:value="602813.676318462" calcext:value-type="float">
            <text:p>602813.6763184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98993346" calcext:value-type="float">
            <text:p>198993346</text:p>
          </table:table-cell>
          <table:table-cell office:value-type="string" calcext:value-type="string">
            <text:p>[70.96503330578432; 18.43264008798522; -38.41961431391845; 84.07020649775814; 30.756449230364694; -70.50664450432794; -3.8170979362444086; 16.488336485691676; 81.22640342698026; 74.31302982155933; -52.09989161843944; 71.672375453956; 59.12855874265338; -94.87650114997841; 48.708500511972744; -23.76037776408404; -11.925194162421576; 57.49099745948598; 11.920293698904459; 97.94682091833658]</text:p>
          </table:table-cell>
          <table:table-cell office:value-type="float" office:value="329022.72641717" calcext:value-type="float">
            <text:p>329022.726417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491256098" calcext:value-type="float">
            <text:p>2491256098</text:p>
          </table:table-cell>
          <table:table-cell office:value-type="string" calcext:value-type="string">
            <text:p>[71.08271269902119; 38.48327676961617; -38.633957953296495; 59.676890273534354; 24.308879772737143; -84.03229167926625; -21.53876026371728; 0.10200298628734572; 77.86110570762534; 74.40511871837089; -56.5273793610648; 72.32386281936118; 31.815809648526113; -51.35576279263847; 48.38948260294893; 35.045846387806534; -12.355284109775738; 57.722762329551216; -47.32024451598098; 97.40177524325023]</text:p>
          </table:table-cell>
          <table:table-cell office:value-type="float" office:value="834572.331757566" calcext:value-type="float">
            <text:p>834572.33175756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781787028" calcext:value-type="float">
            <text:p>1781787028</text:p>
          </table:table-cell>
          <table:table-cell office:value-type="string" calcext:value-type="string">
            <text:p>[-24.38270226059433; 95.9747154011786; -40.54094472855554; 33.29080405150725; 31.72726636352695; -83.16693659087167; -63.79418754334281; 4.591255531473365; 73.13350831011999; 76.86988957357983; -51.182052066422436; 77.71602751713203; 31.782328948681993; 68.05854244428585; 47.19347458855026; 36.29154296773066; -12.776986839315825; 58.41289389030649; -48.52783784488799; 95.52070253820685]</text:p>
          </table:table-cell>
          <table:table-cell office:value-type="float" office:value="913716.99281594" calcext:value-type="float">
            <text:p>913716.9928159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23431557" calcext:value-type="float">
            <text:p>2223431557</text:p>
          </table:table-cell>
          <table:table-cell office:value-type="string" calcext:value-type="string">
            <text:p>[80.36989093197948; 82.76634160511932; -99.68897990790848; 99.76081297651939; 32.82738567419551; -57.365245882701466; -63.651979338094456; 3.7349341008861643; 74.25046487162362; 74.247230799987; -56.4348742129865; 75.53970180848327; 83.08575812543756; 50.868018059840836; 48.11825589344184; -74.31739162825849; -12.095440926954609; 83.49359517690121; 63.52113033069375; 28.306549380920103]</text:p>
          </table:table-cell>
          <table:table-cell office:value-type="float" office:value="257286.406108028" calcext:value-type="float">
            <text:p>257286.406108028</text:p>
          </table:table-cell>
          <table:table-cell table:formula="of:=IF(MOD(ROW()-ROW([.$H$2]);10)=0; AVERAGE(OFFSET([.$G$2]; (ROW()-ROW([.$H$2])); 0; 10)); &quot;&quot;)" office:value-type="float" office:value="850689.196764531" calcext:value-type="float">
            <text:p>850689.196764531</text:p>
          </table:table-cell>
          <table:table-cell table:formula="of:=IF(MOD(ROW()-ROW([.$I$2]);10)=0; COM.MICROSOFT.STDEV.S(OFFSET([.$G$2]; (ROW()-ROW([.$I$2])); 0; 10)); &quot;&quot;)" office:value-type="float" office:value="462953.514569258" calcext:value-type="float">
            <text:p>462953.51456925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818240177" calcext:value-type="float">
            <text:p>818240177</text:p>
          </table:table-cell>
          <table:table-cell office:value-type="string" calcext:value-type="string">
            <text:p>[-10.308709658208912; 95.1147080211158; -42.480439725159734; 62.82865394634376; -8.40777102849566; -82.32922923165447; -55.294259746791006; 4.465517569201921; 74.06504134187094; 72.68597845901044; -55.9720699262557; 74.3011137730642; 32.0194004594201; 56.635571011368626; 47.78012189523088; 38.39600476153984; -12.149549972630894; 59.29084087371328; -51.30108843829644; 93.06636987347551]</text:p>
          </table:table-cell>
          <table:table-cell office:value-type="float" office:value="878680.500394937" calcext:value-type="float">
            <text:p>878680.50039493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02387241" calcext:value-type="float">
            <text:p>102387241</text:p>
          </table:table-cell>
          <table:table-cell office:value-type="string" calcext:value-type="string">
            <text:p>[59.01467354506414; 30.11843012668288; -68.8798086371547; 66.23580262275897; 29.956181116471697; -75.06492174423764; -17.933046354599668; 10.290141379212841; 75.93899340393128; 76.15137235226297; -53.05481616328085; 73.94036375458276; 50.839916377722005; -65.03380813341894; 48.95899656586175; -7.211199896543434; -12.929826596243558; 70.39086895329032; -4.375474994792896; 63.08836118449409]</text:p>
          </table:table-cell>
          <table:table-cell office:value-type="float" office:value="308392.082027497" calcext:value-type="float">
            <text:p>308392.08202749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072422192" calcext:value-type="float">
            <text:p>2072422192</text:p>
          </table:table-cell>
          <table:table-cell office:value-type="string" calcext:value-type="string">
            <text:p>[18.08565449015829; 71.87574774431698; -36.41482994497889; 61.9523777706699; 10.565618037830362; -86.58714450899605; -60.540663186212605; -1.4978284776002937; 79.8746567028114; 74.89890865578036; -51.01490261901627; 77.0284075462126; 27.15467925045232; 33.02321162422123; 48.29056538807396; 45.67202027791319; -12.214368154590076; 56.676060185912235; -56.93468507937038; 99.87032640156684]</text:p>
          </table:table-cell>
          <table:table-cell office:value-type="float" office:value="1344953.84550273" calcext:value-type="float">
            <text:p>1344953.8455027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219928291" calcext:value-type="float">
            <text:p>4219928291</text:p>
          </table:table-cell>
          <table:table-cell office:value-type="string" calcext:value-type="string">
            <text:p>[95.42627776047578; 45.61087124321301; -65.0467745296749; 72.61523306198166; 12.806553584558472; -90.20717867135441; -19.247468902279792; 9.649470804157232; 74.28607345057193; 75.62421418918169; -55.373943027647734; 75.02574112457805; 16.066742042942067; -44.381974351818876; 47.21009850011046; 72.15679082802126; -12.458514623550926; 68.72575198999255; -85.45483410892311; 67.59360950601422]</text:p>
          </table:table-cell>
          <table:table-cell office:value-type="float" office:value="1496304.64146027" calcext:value-type="float">
            <text:p>1496304.641460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28382886" calcext:value-type="float">
            <text:p>3428382886</text:p>
          </table:table-cell>
          <table:table-cell office:value-type="string" calcext:value-type="string">
            <text:p>[-2.680874933810756; 25.894888048162827; -65.34895452702273; 52.49451191932596; -2.5623952659270373; -58.9194388950566; -20.888480412114973; 8.368236767712986; 74.43999916080773; 79.05967462625992; -54.03372618633555; 74.239971884666; 87.90618287181837; -67.47209256142469; 47.39566806871062; -91.45591115038287; -12.81153565878175; 68.85420192568304; 80.9147227020942; 66.96922806686311]</text:p>
          </table:table-cell>
          <table:table-cell office:value-type="float" office:value="263217.954967133" calcext:value-type="float">
            <text:p>263217.95496713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614515" calcext:value-type="float">
            <text:p>22614515</text:p>
          </table:table-cell>
          <table:table-cell office:value-type="string" calcext:value-type="string">
            <text:p>[73.25338761803681; 75.06598594856933; -51.822051035997575; 74.76621403202907; 12.79792107284959; -87.15313228560773; -37.51822144289558; 10.993373433601633; 74.2855367249596; 72.2605732892008; -55.02733537115374; 76.21301551036171; 25.56801017024661; 12.848104225191406; 49.69757274162703; 47.56245168946259; -12.630284799872584; 63.32471618777055; -59.6498021538707; 81.99718688921755]</text:p>
          </table:table-cell>
          <table:table-cell office:value-type="float" office:value="1107538.83399805" calcext:value-type="float">
            <text:p>1107538.833998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985129497" calcext:value-type="float">
            <text:p>3985129497</text:p>
          </table:table-cell>
          <table:table-cell office:value-type="string" calcext:value-type="string">
            <text:p>[12.719721448918392; 39.45796798451789; -93.17992451248838; 72.10467952310125; 32.059346129170706; -81.0443487365889; -31.113100092500588; 6.372879172962541; 68.22533584406554; 72.40898460283694; -56.787775944252374; 73.81792363789214; 35.47138720490014; -39.18669276718396; 48.03492150566322; 30.252697207649874; -12.192610126804908; 80.50646551977536; -42.86375371125437; 36.00017935215206]</text:p>
          </table:table-cell>
          <table:table-cell office:value-type="float" office:value="783087.9478134" calcext:value-type="float">
            <text:p>783087.947813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47723369" calcext:value-type="float">
            <text:p>3247723369</text:p>
          </table:table-cell>
          <table:table-cell office:value-type="string" calcext:value-type="string">
            <text:p>[-20.124502872000406; 44.50233062495906; -57.98781102760338; 49.75949035338763; 10.621576464999976; -88.42287126247497; -29.997215919041608; 9.05674467481974; 76.4015023434088; 72.58215575452564; -52.3563222871126; 74.56720744059083; 21.989808650051984; -33.61632774391671; 47.52241366525243; 59.15945133260078; -12.711921811077517; 65.99410631840792; -72.22803606042885; 75.74605743861312]</text:p>
          </table:table-cell>
          <table:table-cell office:value-type="float" office:value="1296544.95022077" calcext:value-type="float">
            <text:p>1296544.950220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780867969" calcext:value-type="float">
            <text:p>780867969</text:p>
          </table:table-cell>
          <table:table-cell office:value-type="string" calcext:value-type="string">
            <text:p>[72.43946681206438; 38.387436000260124; -45.70109295226328; 47.97156113697389; 15.326032094649221; -82.27315725191815; -28.6625209605607; -5.659494740667782; 71.95182097161864; 74.20441776142036; -57.832779714377146; 73.62635468453345; 34.81229637480655; -43.12820983020418; 48.23498808218105; 30.64661533144786; -12.524148491882684; 60.649094458712625; -43.481267865520024; 89.28275781618817]</text:p>
          </table:table-cell>
          <table:table-cell office:value-type="float" office:value="770884.805152493" calcext:value-type="float">
            <text:p>770884.8051524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752940318" calcext:value-type="float">
            <text:p>3752940318</text:p>
          </table:table-cell>
          <table:table-cell office:value-type="string" calcext:value-type="string">
            <text:p>[-7.510741649173088; 41.285597457912644; -38.98363387297225; 16.417298801977406; 19.285424748992696; -67.95846115725418; 9.50084651245519; -40.50174686977694; 12.300744777259462; -0.5183956234319371; -2.3219865478975104; 17.396877914861044; 28.79698941815241; -2.728131472225016; 12.560037308585688; 11.865508677313592; 0.5770074973669698; 51.69324274829256; 2.705226177945274; 98.80839011526169]</text:p>
          </table:table-cell>
          <table:table-cell office:value-type="float" office:value="225263769.9723" calcext:value-type="float">
            <text:p>225263769.9723</text:p>
          </table:table-cell>
          <table:table-cell table:formula="of:=IF(MOD(ROW()-ROW([.$H$2]);10)=0; AVERAGE(OFFSET([.$G$2]; (ROW()-ROW([.$H$2])); 0; 10)); &quot;&quot;)" office:value-type="float" office:value="194305830.33993" calcext:value-type="float">
            <text:p>194305830.33993</text:p>
          </table:table-cell>
          <table:table-cell table:formula="of:=IF(MOD(ROW()-ROW([.$I$2]);10)=0; COM.MICROSOFT.STDEV.S(OFFSET([.$G$2]; (ROW()-ROW([.$I$2])); 0; 10)); &quot;&quot;)" office:value-type="float" office:value="31394179.7623582" calcext:value-type="float">
            <text:p>31394179.762358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101802548" calcext:value-type="float">
            <text:p>3101802548</text:p>
          </table:table-cell>
          <table:table-cell office:value-type="string" calcext:value-type="string">
            <text:p>[12.76079167132894; 19.700805370254358; -28.521549393481372; 9.12406427288159; -50.22676726463072; -57.192676513198734; 2.8592469265994143; -16.509027648429523; -4.9890428922488494; 23.291355810746865; -15.600617708727995; 21.58198913471699; 37.400647779466205; -24.676558882180544; 20.790328356691294; -0.150413916068441; -16.665914059275; 49.3441855309613; -12.925182684153674; 95.14005743836898]</text:p>
          </table:table-cell>
          <table:table-cell office:value-type="float" office:value="213906546.388244" calcext:value-type="float">
            <text:p>213906546.38824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05157779" calcext:value-type="float">
            <text:p>4205157779</text:p>
          </table:table-cell>
          <table:table-cell office:value-type="string" calcext:value-type="string">
            <text:p>[-5.0909595085898856; 47.949976458707106; -43.741828834687695; -6.825002402132784; -0.9093580625900902; -86.65682818964446; -19.153512582615406; -30.85814489124776; 0.35336914094727867; -1.2459575188046506; -3.4881278039855816; 14.82804614806516; 26.892094941533863; -2.1347399030501832; 14.49750644964721; 1.063030398694749; -11.176887455710382; 52.26685525898187; 10.96139746557516; 90.74879054644299]</text:p>
          </table:table-cell>
          <table:table-cell office:value-type="float" office:value="149508377.646406" calcext:value-type="float">
            <text:p>149508377.6464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039323283" calcext:value-type="float">
            <text:p>2039323283</text:p>
          </table:table-cell>
          <table:table-cell office:value-type="string" calcext:value-type="string">
            <text:p>[3.8780163187425383; 4.95713374129166; -30.12549844755709; 18.58818186463604; -2.495098021678001; -25.981157489287952; -59.712113352475235; -12.602119312712306; 60.692636996499225; 3.52924438397209; 87.87866721399351; 10.805694729511906; 55.22587242428302; -22.27035725298009; 12.501291083295909; 11.341764292915611; 2.0495426936396934; 51.24268265990389; -13.620199753747958; 83.83710246685658]</text:p>
          </table:table-cell>
          <table:table-cell office:value-type="float" office:value="231289716.590814" calcext:value-type="float">
            <text:p>231289716.5908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58786465" calcext:value-type="float">
            <text:p>2358786465</text:p>
          </table:table-cell>
          <table:table-cell office:value-type="string" calcext:value-type="string">
            <text:p>[-7.806875702995454; 27.504824805938707; -51.86420225856999; 1.1764983799080664; 5.075008643478637; -28.298902681291676; -0.318411625073721; -2.0659302136345667; -16.671570163511365; -48.7284370194282; 13.812497377092921; -6.340571221673354; 73.47011269583118; -32.14107927003131; 10.553192846297806; -9.49653625580119; -15.466431284260878; 56.928321350082825; 5.886037374083848; 79.56979959172571]</text:p>
          </table:table-cell>
          <table:table-cell office:value-type="float" office:value="178174570.447207" calcext:value-type="float">
            <text:p>178174570.44720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26224279" calcext:value-type="float">
            <text:p>226224279</text:p>
          </table:table-cell>
          <table:table-cell office:value-type="string" calcext:value-type="string">
            <text:p>[19.660387095382465; -9.924590577156586; -29.93022273797286; -8.37756460827244; -15.218829425892213; -70.25008467284928; -19.684250126483583; -29.219511268537925; 4.905936556628762; 4.399927924190095; 14.147323240891051; 36.53368016140885; 51.36472030066261; -76.59338498390294; -4.629191370465122; 14.490922703733895; -8.491474096731785; 52.19546064377588; -10.69873517609388; 90.0789463191991]</text:p>
          </table:table-cell>
          <table:table-cell office:value-type="float" office:value="203005361.116001" calcext:value-type="float">
            <text:p>203005361.1160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49497512" calcext:value-type="float">
            <text:p>2349497512</text:p>
          </table:table-cell>
          <table:table-cell office:value-type="string" calcext:value-type="string">
            <text:p>[-11.521484340092409; 48.38441206468177; -48.60825879808564; 5.694276202385222; 7.435952621942204; -72.01165074920921; -1.87711509069634; -1.99076502091444; 15.097835089644178; 15.595788405039977; -28.038374418279204; 22.785174121810456; 16.864607041008924; -4.648832225576834; 58.154420365019; -5.877491917088573; -0.30487612902148253; 53.61538729443743; 16.681338860529856; 73.77794521583186]</text:p>
          </table:table-cell>
          <table:table-cell office:value-type="float" office:value="227376065.663732" calcext:value-type="float">
            <text:p>227376065.6637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867225246" calcext:value-type="float">
            <text:p>867225246</text:p>
          </table:table-cell>
          <table:table-cell office:value-type="string" calcext:value-type="string">
            <text:p>[-5.993894111652269; 13.668867785670468; -22.842182352963533; -46.032882197948624; -3.40743732096458; -57.33380915991785; -11.110505648556918; -4.573360944669; -30.954883983429205; 0.2312958751481684; 16.553297918075174; 49.37621008020443; 42.113138703141644; -29.15049924757632; 19.758912594882524; -16.594398936676576; -9.804096181254897; 48.29987890567119; 21.131375474369015; 98.685200298231]</text:p>
          </table:table-cell>
          <table:table-cell office:value-type="float" office:value="164081852.61062" calcext:value-type="float">
            <text:p>164081852.610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26491525" calcext:value-type="float">
            <text:p>1426491525</text:p>
          </table:table-cell>
          <table:table-cell office:value-type="string" calcext:value-type="string">
            <text:p>[36.030570295554504; 1.8240311719265279; -31.648463892585678; -6.445362127967479; 13.980526602460124; -51.4250981727836; -80.62607411960133; 1.6308674871898596; -24.623157423443466; -4.832315941601844; 26.14406934064803; -3.971024971869578; 37.49808383132691; -20.793334673679233; 15.346279696431878; 15.691352398280884; -21.472623302453925; 48.503935452466024; -19.678134353330453; 97.42141162041779]</text:p>
          </table:table-cell>
          <table:table-cell office:value-type="float" office:value="151966162.143298" calcext:value-type="float">
            <text:p>151966162.1432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208236888" calcext:value-type="float">
            <text:p>3208236888</text:p>
          </table:table-cell>
          <table:table-cell office:value-type="string" calcext:value-type="string">
            <text:p>[5.179953910050401; 50.00612713411807; -37.28981436811492; 12.996943684845645; -1.3007352401753838; -37.37452106884176; -1.3614193561189267; 56.71732401731174; -4.993137520037539; -14.555980655576997; -8.983632037179037; -5.344332504782663; 39.27723929030704; -6.623486742179365; 7.433194923686912; -1.783299414885259; -3.897870388527335; 55.19051211022487; 9.800923676129226; 97.76594191761001]</text:p>
          </table:table-cell>
          <table:table-cell office:value-type="float" office:value="198485880.820683" calcext:value-type="float">
            <text:p>198485880.8206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52728295" calcext:value-type="float">
            <text:p>3752728295</text:p>
          </table:table-cell>
          <table:table-cell office:value-type="string" calcext:value-type="string">
            <text:p>[-7.961078715416587; 37.317297903659764; -63.71937076758208; 5.575432499855837; -5.910089674512256; -59.31470658737966; -40.79093649332559; -1.1979649267327592; 28.399988000973494; 52.92264690012439; -34.95218599410858; 69.63937159192318; 65.01764102289661; -27.07352251420543; 43.25443007105342; -11.75488823900572; -12.582136608770359; 68.48485500572892; -3.996617422381492; 68.13909145475901]</text:p>
          </table:table-cell>
          <table:table-cell office:value-type="float" office:value="5532338.84861811" calcext:value-type="float">
            <text:p>5532338.84861811</text:p>
          </table:table-cell>
          <table:table-cell table:formula="of:=IF(MOD(ROW()-ROW([.$H$2]);10)=0; AVERAGE(OFFSET([.$G$2]; (ROW()-ROW([.$H$2])); 0; 10)); &quot;&quot;)" office:value-type="float" office:value="6522961.69403024" calcext:value-type="float">
            <text:p>6522961.69403024</text:p>
          </table:table-cell>
          <table:table-cell table:formula="of:=IF(MOD(ROW()-ROW([.$I$2]);10)=0; COM.MICROSOFT.STDEV.S(OFFSET([.$G$2]; (ROW()-ROW([.$I$2])); 0; 10)); &quot;&quot;)" office:value-type="float" office:value="1494523.51775419" calcext:value-type="float">
            <text:p>1494523.5177541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28350217" calcext:value-type="float">
            <text:p>2328350217</text:p>
          </table:table-cell>
          <table:table-cell office:value-type="string" calcext:value-type="string">
            <text:p>[18.01781289877862; 47.15597712936119; -72.31456114562742; -15.937281632090682; -19.571535780495932; -57.075782651926055; -24.454826660843082; 24.99293344304297; 13.518286540120512; 65.42871650801044; -42.21307625577754; 72.38407195686516; 58.922642317250265; -38.7527766160206; 50.21681565705515; -4.409959728125336; -14.680530396749901; 71.55754172296892; -9.148577209269522; 59.016719874968935]</text:p>
          </table:table-cell>
          <table:table-cell office:value-type="float" office:value="5860704.22023168" calcext:value-type="float">
            <text:p>5860704.220231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412101851" calcext:value-type="float">
            <text:p>2412101851</text:p>
          </table:table-cell>
          <table:table-cell office:value-type="string" calcext:value-type="string">
            <text:p>[21.996094604242842; 59.40655656237549; -61.429721953287526; -40.064530701828936; -7.917820824794243; -55.901475972840636; -19.923376336156235; 23.973505320958225; 23.8976998369302; 33.4928209886484; -39.49740437381582; 84.17671357232405; 55.996858331613275; -26.35356227221595; 48.99887360352078; 9.095916373582849; -13.260489195574468; 67.08439929414217; -22.61883237417519; 72.9623285266276]</text:p>
          </table:table-cell>
          <table:table-cell office:value-type="float" office:value="7544873.25618416" calcext:value-type="float">
            <text:p>7544873.256184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833866985" calcext:value-type="float">
            <text:p>1833866985</text:p>
          </table:table-cell>
          <table:table-cell office:value-type="string" calcext:value-type="string">
            <text:p>[-16.462735845377242; 57.819689326634006; -72.95656515348634; 37.69333213859424; -45.28286440417687; -55.666474778291146; -43.793175600993; -32.73271564264666; 44.50822407615593; 33.857151000052276; -35.172381333367696; 92.7796671148727; 54.82072588399188; -7.331845219936914; 45.49104425808062; 4.333294866482641; -12.73519760003359; 72.56594546863946; -13.358831241227369; 59.37301174770758]</text:p>
          </table:table-cell>
          <table:table-cell office:value-type="float" office:value="9448121.67826961" calcext:value-type="float">
            <text:p>9448121.6782696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348949975" calcext:value-type="float">
            <text:p>3348949975</text:p>
          </table:table-cell>
          <table:table-cell office:value-type="string" calcext:value-type="string">
            <text:p>[-3.323435326931352; 61.05667181324011; -61.11444708077021; 16.949318772805306; -21.617850221368368; -66.4799486259205; -45.03566464984048; -57.97708827880055; 25.234816772558716; 49.151231134168356; -65.29097478870914; 71.16862295415214; 63.0036280851176; 8.887860788389945; 46.608538393765365; -20.635465899619764; -14.81706003327606; 66.63699015740906; 5.6559509863596205; 71.81748977813615]</text:p>
          </table:table-cell>
          <table:table-cell office:value-type="float" office:value="4554550.00823453" calcext:value-type="float">
            <text:p>4554550.008234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852179482" calcext:value-type="float">
            <text:p>3852179482</text:p>
          </table:table-cell>
          <table:table-cell office:value-type="string" calcext:value-type="string">
            <text:p>[-44.600019675083786; 28.148190678921882; -68.45098476074452; 1.7019283366663434; 19.10364462381881; -68.78805940596014; -29.372646060475745; 13.127714703466197; 2.190634748899698; 15.110890229966927; -47.02263132745425; 60.858929669309155; 55.28333617049751; -57.44101432947655; 49.40321381808322; -3.803683202028016; -14.70511228820439; 70.8754230798481; -9.016521338099354; 61.01918155031185]</text:p>
          </table:table-cell>
          <table:table-cell office:value-type="float" office:value="7639203.26234722" calcext:value-type="float">
            <text:p>7639203.262347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723565636" calcext:value-type="float">
            <text:p>723565636</text:p>
          </table:table-cell>
          <table:table-cell office:value-type="string" calcext:value-type="string">
            <text:p>[-37.51068180138923; 42.47894903176163; -65.56811918476375; -26.965542516395644; -4.563250968258117; -66.133852902868; -35.462443221724136; 20.610223420361514; 55.18136072428888; 53.14300163241506; -40.286480487103404; 54.08665058365714; 51.58161370778994; -25.111288564454377; 45.65107750226119; 2.2704242302156263; -13.712516573798993; 68.67107007184714; -14.082038341516402; 68.2902993795589]</text:p>
          </table:table-cell>
          <table:table-cell office:value-type="float" office:value="4652735.17464299" calcext:value-type="float">
            <text:p>4652735.174642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00191106" calcext:value-type="float">
            <text:p>2300191106</text:p>
          </table:table-cell>
          <table:table-cell office:value-type="string" calcext:value-type="string">
            <text:p>[15.466159166322424; 45.21446992971874; -66.3504454526379; 14.355474668006508; -35.73920588995572; -61.141422176200685; -33.164179066217606; -8.685988840346642; 43.864156044339495; 67.72716244959122; -52.76220206835199; 84.51956033997132; 57.53075880505141; -16.305913493126454; 48.8064737904475; 2.23751805421123; -11.39342423246921; 68.59667558678775; -17.17592106600959; 65.36740978273745]</text:p>
          </table:table-cell>
          <table:table-cell office:value-type="float" office:value="6252646.10379424" calcext:value-type="float">
            <text:p>6252646.103794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179186186" calcext:value-type="float">
            <text:p>2179186186</text:p>
          </table:table-cell>
          <table:table-cell office:value-type="string" calcext:value-type="string">
            <text:p>[-64.11907898821823; 35.62855287410165; -61.72293517915922; 3.3529782099621466; -28.679644783757546; -66.46243058327057; -28.178595243955492; 23.83619036757785; 52.19939549889381; 66.45477608577406; -10.08070713457444; 84.2192807968633; 48.63041347566548; -44.5923595826199; 52.433282058962746; 2.126034182636329; -12.913145297066468; 67.77695822768966; -11.469903375088741; 68.91206375124966]</text:p>
          </table:table-cell>
          <table:table-cell office:value-type="float" office:value="7142591.20011448" calcext:value-type="float">
            <text:p>7142591.200114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280158809" calcext:value-type="float">
            <text:p>2280158809</text:p>
          </table:table-cell>
          <table:table-cell office:value-type="string" calcext:value-type="string">
            <text:p>[-5.561128062282046; 43.79383171601768; -71.10705674485516; -29.36587864650484; -45.20679613802456; -68.19154721409942; -22.44904410907619; 16.326762192142994; 13.330120205333692; 56.61032755939955; -26.579326833410466; 67.00621323967917; 54.29337031193902; -42.862099851457884; 49.54157875876166; 9.189738281464026; -11.261604921586926; 71.66872356695984; -23.358833033204125; 60.59048095189932]</text:p>
          </table:table-cell>
          <table:table-cell office:value-type="float" office:value="6601853.18786535" calcext:value-type="float">
            <text:p>6601853.187865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28895963" calcext:value-type="float">
            <text:p>128895963</text:p>
          </table:table-cell>
          <table:table-cell office:value-type="string" calcext:value-type="string">
            <text:p>[62.257040309562335; 28.378732751107144; -41.60573701394101; 10.102748032223902; 29.55714201330926; -73.05887301492272; -38.075815641991184; 16.549706634044835; 65.99371273000264; 63.92866777584063; -51.167035048744836; 73.63322186239455; 51.20905984910529; -46.58678858833046; 48.01599692837276; -4.073826241817061; -12.372207688898229; 58.73796069416735; -8.40001423778464; 93.26798150798196]</text:p>
          </table:table-cell>
          <table:table-cell office:value-type="float" office:value="639570.433869927" calcext:value-type="float">
            <text:p>639570.433869927</text:p>
          </table:table-cell>
          <table:table-cell table:formula="of:=IF(MOD(ROW()-ROW([.$H$2]);10)=0; AVERAGE(OFFSET([.$G$2]; (ROW()-ROW([.$H$2])); 0; 10)); &quot;&quot;)" office:value-type="float" office:value="658253.989220955" calcext:value-type="float">
            <text:p>658253.989220955</text:p>
          </table:table-cell>
          <table:table-cell table:formula="of:=IF(MOD(ROW()-ROW([.$I$2]);10)=0; COM.MICROSOFT.STDEV.S(OFFSET([.$G$2]; (ROW()-ROW([.$I$2])); 0; 10)); &quot;&quot;)" office:value-type="float" office:value="124383.493083991" calcext:value-type="float">
            <text:p>124383.49308399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769312116" calcext:value-type="float">
            <text:p>769312116</text:p>
          </table:table-cell>
          <table:table-cell office:value-type="string" calcext:value-type="string">
            <text:p>[16.70284385532447; 35.39991963064065; -56.6751147412202; 98.25436286954482; -29.0882238780542; -74.1397425953291; -44.541810566114016; 0.6435291682809123; 65.82927992220756; 65.37444787213926; -56.24962158083973; 77.28323571483327; 48.02138369424772; -31.082368807889047; 48.05677789278891; 2.983910497786856; -12.170328359314688; 65.11574723816926; -15.113708455325543; 77.22909177312863]</text:p>
          </table:table-cell>
          <table:table-cell office:value-type="float" office:value="642938.194594652" calcext:value-type="float">
            <text:p>642938.1945946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015800997" calcext:value-type="float">
            <text:p>1015800997</text:p>
          </table:table-cell>
          <table:table-cell office:value-type="string" calcext:value-type="string">
            <text:p>[14.356515081021367; 50.41361355325485; -44.68479172828086; 38.16879495619852; 31.642807642492755; -78.67267044009647; -30.50491120009267; 6.154503126411002; 57.774272480883006; 70.3291109623703; -49.77140981775234; 72.73295426360245; 45.841583146005284; -26.08703415488543; 48.13195307709709; 0.23257765119665064; -12.397644323606743; 60.26932896041956; -11.815216474292322; 90.13749866348557]</text:p>
          </table:table-cell>
          <table:table-cell office:value-type="float" office:value="558148.017941902" calcext:value-type="float">
            <text:p>558148.01794190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362402888" calcext:value-type="float">
            <text:p>3362402888</text:p>
          </table:table-cell>
          <table:table-cell office:value-type="string" calcext:value-type="string">
            <text:p>[61.97649319358868; 49.844713110117496; -62.02702912816265; 79.28040314263929; 45.11314429992726; -78.40376386664843; -29.165999819430557; -6.788529328989074; 65.65071284956687; 70.66199929377005; -49.27423117814651; 76.38252184619928; 41.74613711184504; -30.981510243179684; 48.438070433100975; 13.830512750098656; -12.951870968581352; 67.23957424977587; -25.484784570631525; 70.99961309384406]</text:p>
          </table:table-cell>
          <table:table-cell office:value-type="float" office:value="763811.319416292" calcext:value-type="float">
            <text:p>763811.3194162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73998577" calcext:value-type="float">
            <text:p>3173998577</text:p>
          </table:table-cell>
          <table:table-cell office:value-type="string" calcext:value-type="string">
            <text:p>[14.082569062449346; 50.10096964073646; -41.287198458377986; 23.426331359812515; 9.446577771338667; -82.09937892126594; -46.27566167863187; 3.797127325077465; 70.4555371439703; 66.19673345845064; -55.332127990880025; 76.417033146636; 38.25188245749534; -9.465918806093882; 49.387797377639714; 19.441651119031842; -13.154138227889533; 58.725600732019274; -31.030144609112533; 94.0358189991987]</text:p>
          </table:table-cell>
          <table:table-cell office:value-type="float" office:value="826799.141894279" calcext:value-type="float">
            <text:p>826799.14189427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600663330" calcext:value-type="float">
            <text:p>1600663330</text:p>
          </table:table-cell>
          <table:table-cell office:value-type="string" calcext:value-type="string">
            <text:p>[61.208915250230426; 58.33901146321728; -45.530015429564386; 14.357377018953459; 12.007182578767498; -73.57697024412613; -26.739521486621165; 2.998385170484313; 73.7297906735723; 76.69825701917078; -51.11575474404976; 75.34179935612079; 50.56051798222995; -19.97679930630609; 47.00773594875744; -7.016664890675478; -12.735371396811995; 60.681701990386074; -3.5089945112426135; 89.7444044431293]</text:p>
          </table:table-cell>
          <table:table-cell office:value-type="float" office:value="418897.695143256" calcext:value-type="float">
            <text:p>418897.69514325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948450305" calcext:value-type="float">
            <text:p>948450305</text:p>
          </table:table-cell>
          <table:table-cell office:value-type="string" calcext:value-type="string">
            <text:p>[37.08258786168716; 46.3130272335457; -40.445995612123; 20.337603136233014; -19.654004932629952; -79.72180635549282; -37.36572081592877; -6.389297888984686; 59.40710913282581; 64.5389940287159; -54.430390111947204; 74.3730012111774; 38.63027492453672; -24.980054426835085; 47.97284891676943; 22.10741561357824; -12.27467895601955; 58.389252105475876; -34.182651106467546; 95.19373104807572]</text:p>
          </table:table-cell>
          <table:table-cell office:value-type="float" office:value="814186.947534574" calcext:value-type="float">
            <text:p>814186.94753457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242541870" calcext:value-type="float">
            <text:p>3242541870</text:p>
          </table:table-cell>
          <table:table-cell office:value-type="string" calcext:value-type="string">
            <text:p>[-33.17920630758299; 34.04288313970393; -43.84004407177987; 24.518025519888578; -13.095690641152952; -78.14770790455682; -27.23865970025748; 2.4432386792978065; 79.2758304449679; 71.61941175813786; -57.03157886661094; 78.36406663115908; 41.179019388477116; -50.05455601524098; 48.071132566629174; 16.16980684225665; -12.416021347338486; 59.71918499921707; -28.411774130187162; 90.6625011814238]</text:p>
          </table:table-cell>
          <table:table-cell office:value-type="float" office:value="704778.873394523" calcext:value-type="float">
            <text:p>704778.8733945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13329840" calcext:value-type="float">
            <text:p>4213329840</text:p>
          </table:table-cell>
          <table:table-cell office:value-type="string" calcext:value-type="string">
            <text:p>[-31.14884225366727; 49.806852731298875; -50.554707900935284; 6.247581380961176; -3.726237629673241; -74.4575274637539; -9.351816759983853; -0.02379253805052154; 72.85220843779075; 68.88125977020644; -53.229618870778005; 73.4712620028055; 46.18263975480248; -48.48188537720107; 47.478934402694776; 7.765666976676959; -12.812662193109038; 62.510574597550956; -19.672665078325615; 83.82708357634826]</text:p>
          </table:table-cell>
          <table:table-cell office:value-type="float" office:value="606053.645525359" calcext:value-type="float">
            <text:p>606053.6455253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622527613" calcext:value-type="float">
            <text:p>622527613</text:p>
          </table:table-cell>
          <table:table-cell office:value-type="string" calcext:value-type="string">
            <text:p>[10.58688238863826; 39.04101702085073; -49.34048807561771; -13.61269224710395; -15.784018010080791; -77.0382438071389; -45.697107821734285; 6.589715429524646; 73.07792345075201; 67.73291366098536; -56.11827762432935; 77.38312479317972; 46.49067357273927; -26.76653325599019; 48.12899280601793; 3.790028235033891; -12.704791171997048; 62.311956684722794; -15.967547511762259; 85.20966137099929]</text:p>
          </table:table-cell>
          <table:table-cell office:value-type="float" office:value="607355.622894786" calcext:value-type="float">
            <text:p>607355.6228947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775394126" calcext:value-type="float">
            <text:p>3775394126</text:p>
          </table:table-cell>
          <table:table-cell office:value-type="string" calcext:value-type="string">
            <text:p>[1.7617736686834862; 41.069876612448084; -55.4385454156823; 21.280356160333213; 13.140459241672303; -78.72417315817765; -26.543833466138985; -1.2255892393917414; 69.49659137383284; 75.91687169974475; -58.3259329849678; 75.0835591204773; 42.71169461759128; -43.11048844930022; 48.03122598565373; 10.971063811061082; -12.47794742483642; 64.67217719996668; -22.31844343038562; 77.89106570248396]</text:p>
          </table:table-cell>
          <table:table-cell office:value-type="float" office:value="557927.626946059" calcext:value-type="float">
            <text:p>557927.626946059</text:p>
          </table:table-cell>
          <table:table-cell table:formula="of:=IF(MOD(ROW()-ROW([.$H$2]);10)=0; AVERAGE(OFFSET([.$G$2]; (ROW()-ROW([.$H$2])); 0; 10)); &quot;&quot;)" office:value-type="float" office:value="402340.968125533" calcext:value-type="float">
            <text:p>402340.968125533</text:p>
          </table:table-cell>
          <table:table-cell table:formula="of:=IF(MOD(ROW()-ROW([.$I$2]);10)=0; COM.MICROSOFT.STDEV.S(OFFSET([.$G$2]; (ROW()-ROW([.$I$2])); 0; 10)); &quot;&quot;)" office:value-type="float" office:value="176709.61231952" calcext:value-type="float">
            <text:p>176709.6123195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2456207" calcext:value-type="float">
            <text:p>22456207</text:p>
          </table:table-cell>
          <table:table-cell office:value-type="string" calcext:value-type="string">
            <text:p>[-35.419016834460784; 48.13551423296153; -45.658829362899326; 56.80329509343696; 34.43682930547564; -72.09317798997331; -23.036032035402194; -2.5408190016034524; 68.14140226212032; 76.82243035233068; -52.49291928652754; 74.9659391746722; 55.86960623921317; -37.047871519684826; 48.664568181979945; -17.62018832891132; -12.012492893676487; 60.55345401873183; 6.133694270123252; 89.45409259354474]</text:p>
          </table:table-cell>
          <table:table-cell office:value-type="float" office:value="237682.201474355" calcext:value-type="float">
            <text:p>237682.20147435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72068995" calcext:value-type="float">
            <text:p>2772068995</text:p>
          </table:table-cell>
          <table:table-cell office:value-type="string" calcext:value-type="string">
            <text:p>[-46.95967147960618; 47.50775005239257; -54.84560628140217; 33.18584639330938; 31.21383132569133; -74.38349023362434; -25.455588907732846; 6.838035747099211; 70.38631023706064; 72.71204425070938; -53.656683316589394; 73.94954392745211; 53.060607448377596; -33.72322068779783; 47.805973100436724; -13.025698353057415; -12.665374710265136; 64.52573522990635; 1.6452909977411474; 78.92200052095471]</text:p>
          </table:table-cell>
          <table:table-cell office:value-type="float" office:value="246505.062963929" calcext:value-type="float">
            <text:p>246505.06296392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661797053" calcext:value-type="float">
            <text:p>661797053</text:p>
          </table:table-cell>
          <table:table-cell office:value-type="string" calcext:value-type="string">
            <text:p>[-13.71951797616683; 49.11273507683099; -59.96895313352617; 62.306495460398224; 10.894493771922534; -71.2364482942225; -23.529757737837357; 0.33726865904850456; 64.89878396391848; 75.79065226176633; -53.10441002921078; 72.91729545157688; 59.593877849308114; -35.5315814862033; 47.643767832027834; -30.06965833153498; -12.49145875476742; 66.53700670060744; 19.486212082070818; 73.23113559183895]</text:p>
          </table:table-cell>
          <table:table-cell office:value-type="float" office:value="202876.414639389" calcext:value-type="float">
            <text:p>202876.41463938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93922573" calcext:value-type="float">
            <text:p>93922573</text:p>
          </table:table-cell>
          <table:table-cell office:value-type="string" calcext:value-type="string">
            <text:p>[61.67729566429506; 52.51734333203423; -55.23828812270543; 20.155556326755043; 31.69064877280719; -76.87302129037195; -26.816174885740097; 15.077692177764021; 61.80619441351607; 74.12322219671393; -56.00183619115078; 73.04231530900121; 44.44775042345489; -26.703208721952816; 47.274121668472645; 10.328795620046073; -12.462769227922784; 64.71138666897374; -22.27315356798377; 78.25083554516345]</text:p>
          </table:table-cell>
          <table:table-cell office:value-type="float" office:value="569367.973891571" calcext:value-type="float">
            <text:p>569367.9738915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35138425" calcext:value-type="float">
            <text:p>235138425</text:p>
          </table:table-cell>
          <table:table-cell office:value-type="string" calcext:value-type="string">
            <text:p>[-35.283772111447334; 47.136211776196475; -69.93942360594812; 12.429257289329366; 18.937686648728885; -71.84977972884543; -10.53035364380811; 6.880850468721464; 65.24169878543412; 71.97646956703444; -53.5677451274258; 78.03168574328514; 57.153997030158905; -50.387500095825835; 48.1286449561067; -20.941434901095917; -12.46259572224264; 70.816023133996; 9.391022267520881; 61.657509378146344]</text:p>
          </table:table-cell>
          <table:table-cell office:value-type="float" office:value="233392.350303001" calcext:value-type="float">
            <text:p>233392.3503030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493137682" calcext:value-type="float">
            <text:p>1493137682</text:p>
          </table:table-cell>
          <table:table-cell office:value-type="string" calcext:value-type="string">
            <text:p>[-7.768798101641003; 52.30979200014776; -43.87651603632248; 16.801551431823974; 40.80490806858173; -80.3740958640876; -36.35937577820527; 4.164558759211804; 78.97358395729267; 68.73840371680605; -57.553420030794165; 72.96715361689176; 37.957270070739334; -17.925595425467638; 48.37743772030965; 21.062548338916702; -12.339892124684045; 59.92393377048855; -32.937755170439154; 91.32213774517153]</text:p>
          </table:table-cell>
          <table:table-cell office:value-type="float" office:value="671275.187121218" calcext:value-type="float">
            <text:p>671275.1871212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85221332" calcext:value-type="float">
            <text:p>3385221332</text:p>
          </table:table-cell>
          <table:table-cell office:value-type="string" calcext:value-type="string">
            <text:p>[-11.163245652645506; 49.75385721871169; -51.01649778592597; 61.961851612269044; 13.990358813324358; -74.1274618958167; -30.626605586877957; 3.411552068207601; 70.80245976730254; 71.2373589882632; -56.43008310836333; 75.96839206110202; 52.47506560719956; -26.57384525547696; 48.408685516352925; -11.895390749445479; -13.106568470378601; 62.979693014495375; 1.0172079367314988; 83.08450595772636]</text:p>
          </table:table-cell>
          <table:table-cell office:value-type="float" office:value="289792.731468574" calcext:value-type="float">
            <text:p>289792.73146857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2548788" calcext:value-type="float">
            <text:p>172548788</text:p>
          </table:table-cell>
          <table:table-cell office:value-type="string" calcext:value-type="string">
            <text:p>[7.777448817416644; 51.62019863368897; -48.87215728441144; 49.682134639392565; 14.980791164042692; -78.00867409774622; -60.015843103687516; 14.042760067200133; 72.08423141216215; 72.6561749138734; -52.15729049452576; 75.9963376772431; 43.15298807918012; 6.0202168187828775; 48.29067312990187; 9.253865354266184; -12.316323853202926; 62.04643627663359; -20.71444443984597; 85.51501836461304]</text:p>
          </table:table-cell>
          <table:table-cell office:value-type="float" office:value="540316.477808865" calcext:value-type="float">
            <text:p>540316.4778088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602733301" calcext:value-type="float">
            <text:p>602733301</text:p>
          </table:table-cell>
          <table:table-cell office:value-type="string" calcext:value-type="string">
            <text:p>[-6.6355577912128325; 55.517239337581955; -55.55793079488869; 19.251513286919913; 29.299578572924766; -77.72245912789805; -27.16239098541871; 6.99085979554909; 77.58401435037732; 71.21602288066686; -57.30907434923309; 74.59608047589182; 43.4538880376691; -23.643293513761733; 48.41545432869296; 10.431156303640456; -12.586543780588404; 64.88810687067607; -22.264629622692098; 78.38152156644215]</text:p>
          </table:table-cell>
          <table:table-cell office:value-type="float" office:value="474273.65463837" calcext:value-type="float">
            <text:p>474273.6546383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201018905" calcext:value-type="float">
            <text:p>4201018905</text:p>
          </table:table-cell>
          <table:table-cell office:value-type="string" calcext:value-type="string">
            <text:p>[-27.62422561294521; 52.34856678479055; -40.50256023811284; 58.08924010865494; 32.82189427096073; -76.24451846726518; -37.13510543868428; -3.30927346671686; 72.70366585780187; 76.95808334634435; -55.877677675365305; 73.58761318060519; 44.73678303467136; -15.938369336688236; 47.77103026438982; 7.705284208132685; -12.426441572267244; 58.44653995335274; -19.175331484957837; 95.01467427812989]</text:p>
          </table:table-cell>
          <table:table-cell office:value-type="float" office:value="471378.48887553" calcext:value-type="float">
            <text:p>471378.48887553</text:p>
          </table:table-cell>
          <table:table-cell table:formula="of:=IF(MOD(ROW()-ROW([.$H$2]);10)=0; AVERAGE(OFFSET([.$G$2]; (ROW()-ROW([.$H$2])); 0; 10)); &quot;&quot;)" office:value-type="float" office:value="506514.54505159" calcext:value-type="float">
            <text:p>506514.54505159</text:p>
          </table:table-cell>
          <table:table-cell table:formula="of:=IF(MOD(ROW()-ROW([.$I$2]);10)=0; COM.MICROSOFT.STDEV.S(OFFSET([.$G$2]; (ROW()-ROW([.$I$2])); 0; 10)); &quot;&quot;)" office:value-type="float" office:value="323014.254053624" calcext:value-type="float">
            <text:p>323014.25405362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38139867" calcext:value-type="float">
            <text:p>3138139867</text:p>
          </table:table-cell>
          <table:table-cell office:value-type="string" calcext:value-type="string">
            <text:p>[64.00356328419184; 49.19518478289049; -43.306023101110135; 72.46792300823722; 28.34892732387569; -81.39896447487934; -30.036400535637018; 6.524376004304359; 70.67806194999673; 74.18972724183446; -56.531446204896724; 75.45830006709826; 34.78706147395877; -28.31297173287562; 48.157434861354815; 30.887397396978525; -12.770085556391782; 59.52442373728096; -43.32005753182914; 91.63301289062836]</text:p>
          </table:table-cell>
          <table:table-cell office:value-type="float" office:value="728926.361375188" calcext:value-type="float">
            <text:p>728926.3613751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75834746" calcext:value-type="float">
            <text:p>375834746</text:p>
          </table:table-cell>
          <table:table-cell office:value-type="string" calcext:value-type="string">
            <text:p>[-16.050375562600777; 46.401429685329575; -49.7853467934213; 29.542660646456493; 18.3697056395414; -72.72906467876581; -32.533324763198465; 8.330245136157542; 75.16351565094608; 75.04784790352369; -51.319019589611344; 75.17921137416266; 56.13810314254337; -28.850469711896675; 48.17290364981447; -20.068162713532153; -12.651309039663431; 62.18745720564371; 8.452493464107121; 84.66021542264052]</text:p>
          </table:table-cell>
          <table:table-cell office:value-type="float" office:value="229745.635436879" calcext:value-type="float">
            <text:p>229745.63543687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21999070" calcext:value-type="float">
            <text:p>821999070</text:p>
          </table:table-cell>
          <table:table-cell office:value-type="string" calcext:value-type="string">
            <text:p>[22.83964364124111; 37.31916442848853; -38.95969455944715; 34.43829125720931; 20.81083476374857; -84.03656219862653; -18.87130432309587; 2.598610095274581; 69.67005378303867; 75.51899591784968; -54.75261990294602; 75.59435675880275; 29.180247034998914; -54.082977293681594; 47.65212687766081; 44.59305618663707; -12.346475824712824; 57.70963473665485; -57.57807156962786; 96.6390547927781]</text:p>
          </table:table-cell>
          <table:table-cell office:value-type="float" office:value="984735.572252811" calcext:value-type="float">
            <text:p>984735.57225281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55667598" calcext:value-type="float">
            <text:p>3955667598</text:p>
          </table:table-cell>
          <table:table-cell office:value-type="string" calcext:value-type="string">
            <text:p>[-29.797191090717284; 33.09148519224891; -40.42412999000112; 33.94259501296432; 2.993494762651219; -71.55122469115625; -46.058529688056936; 7.302637459377087; 73.54733783842921; 73.15579074264737; -53.047597994078025; 76.09650617392231; 55.82239935228041; -31.09180480390016; 48.217241988493186; -16.152450463897416; -12.6527336569774; 58.30588521560889; 4.67717233024143; 95.24917454609974]</text:p>
          </table:table-cell>
          <table:table-cell office:value-type="float" office:value="328303.194722209" calcext:value-type="float">
            <text:p>328303.1947222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206051433" calcext:value-type="float">
            <text:p>3206051433</text:p>
          </table:table-cell>
          <table:table-cell office:value-type="string" calcext:value-type="string">
            <text:p>[-30.813064432619882; 40.96793800492591; -37.87776232457414; 44.8331562165414; 34.178678706186716; -74.4953660678036; -29.58979223647838; 10.816646303497308; 69.14287728776816; 76.91257763081092; -55.26764353072352; 76.56687675489268; 50.8817674304762; -38.89447153066152; 48.06192672231418; -8.647765342769453; -12.402474930631689; 57.20877548948333; -2.4276005765681044; 97.85111510214597]</text:p>
          </table:table-cell>
          <table:table-cell office:value-type="float" office:value="315453.172690648" calcext:value-type="float">
            <text:p>315453.1726906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305408876" calcext:value-type="float">
            <text:p>2305408876</text:p>
          </table:table-cell>
          <table:table-cell office:value-type="string" calcext:value-type="string">
            <text:p>[40.16573226719627; 56.46624231342945; -59.01906369567844; 65.33394986896667; 44.450090536816546; -85.8388399342945; -21.93430871155738; 2.152610585102237; 77.6915177361164; 69.1554190363941; -55.31636009100611; 75.95185248576101; 26.125819113410103; -26.59748135220415; 48.26090805845749; 48.44318492577876; -11.948231311263648; 66.18028180428409; -61.25131127508835; 74.26069489243719]</text:p>
          </table:table-cell>
          <table:table-cell office:value-type="float" office:value="1079638.50006593" calcext:value-type="float">
            <text:p>1079638.500065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592561874" calcext:value-type="float">
            <text:p>592561874</text:p>
          </table:table-cell>
          <table:table-cell office:value-type="string" calcext:value-type="string">
            <text:p>[55.620984891911654; 50.612778349041356; -79.6648265964501; 46.83939505449822; 13.745817920788033; -74.96863623633475; -31.903572283319306; -0.7221066337953956; 72.17874025582614; 72.90829786747875; -53.69078339497655; 74.48503950785909; 51.46860006540496; -25.87396211050813; 48.13336052808989; -10.003663657325436; -12.553536759563926; 74.97915311430833; -1.1490397098230631; 50.83458312210154]</text:p>
          </table:table-cell>
          <table:table-cell office:value-type="float" office:value="272913.151876109" calcext:value-type="float">
            <text:p>272913.1518761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26855947" calcext:value-type="float">
            <text:p>1526855947</text:p>
          </table:table-cell>
          <table:table-cell office:value-type="string" calcext:value-type="string">
            <text:p>[-28.028468641763254; 51.33394098875991; -60.217010826529375; 69.29772149916397; 21.87511487925612; -69.79280461138006; -32.74804931684938; 13.912192561162694; 64.71716536710765; 74.71749598652039; -57.689476079060874; 75.79847757558014; 60.806432192525335; -22.723062395087993; 47.508479535439015; -28.801760772275554; -12.7520845201046; 66.73823133949648; 17.69656567707333; 72.94466115558458]</text:p>
          </table:table-cell>
          <table:table-cell office:value-type="float" office:value="143574.026060294" calcext:value-type="float">
            <text:p>143574.02606029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312878574" calcext:value-type="float">
            <text:p>3312878574</text:p>
          </table:table-cell>
          <table:table-cell office:value-type="string" calcext:value-type="string">
            <text:p>[37.77429585478744; 46.66519975586359; -64.92063985398059; 75.4325495668341; 19.557538685704067; -79.00941172498318; -19.602605223320527; 15.05191109132085; 74.12999257727677; 70.33530158111354; -56.937608374242885; 73.89421377009124; 41.802658329564835; -41.362960646967835; 47.60002173503203; 11.852803302216204; -12.125140424204693; 68.63169318084009; -23.467782374268722; 67.56919897528344]</text:p>
          </table:table-cell>
          <table:table-cell office:value-type="float" office:value="510477.347160305" calcext:value-type="float">
            <text:p>510477.3471603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919905611" calcext:value-type="float">
            <text:p>3919905611</text:p>
          </table:table-cell>
          <table:table-cell office:value-type="string" calcext:value-type="string">
            <text:p>[22.55607023172372; 34.704696798888946; -55.481573703776306; 52.49156643157705; 3.481677076660792; -78.93099110158386; -24.32140120306368; 11.737394201243786; 77.2360781390592; 76.55718062308341; -55.503234318295156; 74.41037946963121; 42.045978171166624; -52.726850693405694; 47.69398681701264; 12.156330825400257; -12.255411932580078; 64.59957616366816; -24.07756654965401; 78.05404607201389]</text:p>
          </table:table-cell>
          <table:table-cell office:value-type="float" office:value="507071.530394828" calcext:value-type="float">
            <text:p>507071.530394828</text:p>
          </table:table-cell>
          <table:table-cell table:formula="of:=IF(MOD(ROW()-ROW([.$H$2]);10)=0; AVERAGE(OFFSET([.$G$2]; (ROW()-ROW([.$H$2])); 0; 10)); &quot;&quot;)" office:value-type="float" office:value="409121.443273183" calcext:value-type="float">
            <text:p>409121.443273183</text:p>
          </table:table-cell>
          <table:table-cell table:formula="of:=IF(MOD(ROW()-ROW([.$I$2]);10)=0; COM.MICROSOFT.STDEV.S(OFFSET([.$G$2]; (ROW()-ROW([.$I$2])); 0; 10)); &quot;&quot;)" office:value-type="float" office:value="215047.981921896" calcext:value-type="float">
            <text:p>215047.98192189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117321183" calcext:value-type="float">
            <text:p>2117321183</text:p>
          </table:table-cell>
          <table:table-cell office:value-type="string" calcext:value-type="string">
            <text:p>[87.19225542337576; 55.978468501118286; -40.361963453105915; 31.571893655614367; 41.22619880888142; -79.53515266708443; -22.862308438847506; 0.5729265392778804; 74.16650304464585; 70.57668535420842; -54.42720987625693; 73.58903437984725; 38.474676280911716; -26.11425744690994; 47.786908895403435; 22.82708593908393; -12.711221409746626; 58.29953906196752; -35.18293103823608; 95.44392738246376]</text:p>
          </table:table-cell>
          <table:table-cell office:value-type="float" office:value="635186.364927813" calcext:value-type="float">
            <text:p>635186.3649278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82176115" calcext:value-type="float">
            <text:p>3282176115</text:p>
          </table:table-cell>
          <table:table-cell office:value-type="string" calcext:value-type="string">
            <text:p>[-19.901546848682287; 47.054012983520224; -45.26929285790085; 12.33859059587325; 20.723657282297665; -79.22408625688061; -25.94484564724864; 0.15954403623431873; 71.54413254780326; 79.65483103400325; -53.62453671933744; 74.97047898669675; 43.2219987620366; -34.97654323035821; 47.63688443370643; 8.422741330129625; -12.634219818289667; 60.49302418807273; -20.328603717234348; 89.83323883772933]</text:p>
          </table:table-cell>
          <table:table-cell office:value-type="float" office:value="477660.609256822" calcext:value-type="float">
            <text:p>477660.6092568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08852388" calcext:value-type="float">
            <text:p>3208852388</text:p>
          </table:table-cell>
          <table:table-cell office:value-type="string" calcext:value-type="string">
            <text:p>[-16.007165522104884; 33.85308195496227; -54.10053247739937; 34.92071972215388; 13.703281036548614; -74.1506685040741; -16.1581747889802; 0.6180993958867047; 73.5629975579631; 70.30080725019383; -53.919133096674244; 74.5508820534447; 50.29171431107078; -62.63167946358301; 48.03580007958753; -4.085934967410476; -12.78871710705172; 64.0612276928739; -7.639485441168395; 79.86383052487527]</text:p>
          </table:table-cell>
          <table:table-cell office:value-type="float" office:value="329853.209548186" calcext:value-type="float">
            <text:p>329853.2095481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31663861" calcext:value-type="float">
            <text:p>2431663861</text:p>
          </table:table-cell>
          <table:table-cell office:value-type="string" calcext:value-type="string">
            <text:p>[78.19334084251803; 53.08097960612646; -57.98011464703943; 35.556553845555015; 47.49227042984022; -72.06049058864839; -41.11783048157638; 12.060974284533454; 72.74231064037215; 76.45493099305608; -55.78919796670266; 74.76782663304668; 56.77161234712875; -11.87733461779656; 47.93329780777535; -21.08957198043212; -12.743260706245511; 65.6782882136598; 10.041583825870756; 75.14439398564608]</text:p>
          </table:table-cell>
          <table:table-cell office:value-type="float" office:value="195403.690566401" calcext:value-type="float">
            <text:p>195403.6905664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896996359" calcext:value-type="float">
            <text:p>1896996359</text:p>
          </table:table-cell>
          <table:table-cell office:value-type="string" calcext:value-type="string">
            <text:p>[69.52282510886567; 58.54332202525098; -73.91250099981856; 68.70356121401598; 38.585211793363754; -73.2869909633861; -29.15419604155508; 9.062199149709514; 76.77981862607773; 71.98147972630582; -54.838359778311116; 76.62388518660295; 51.78618079195975; -16.186713476069862; 48.408871255493764; -7.323640021238254; -12.508224534889312; 72.48044543826161; -4.5287974711660635; 57.50376860483627]</text:p>
          </table:table-cell>
          <table:table-cell office:value-type="float" office:value="267979.658516851" calcext:value-type="float">
            <text:p>267979.6585168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981363831" calcext:value-type="float">
            <text:p>1981363831</text:p>
          </table:table-cell>
          <table:table-cell office:value-type="string" calcext:value-type="string">
            <text:p>[32.918493253353745; 51.527445392308245; -49.56904079939714; 61.525411725841195; 9.695582133168031; -76.65951255400584; -10.931169225923789; 5.905055640315084; 70.94672301348602; 76.98033686454811; -53.57664790152222; 75.71414359517124; 47.31941362142044; -44.609847767842716; 48.12325150960244; 0.28100221792163776; -12.448621881430803; 62.22410623051651; -11.898896513081926; 85.09066165960078]</text:p>
          </table:table-cell>
          <table:table-cell office:value-type="float" office:value="330166.900205458" calcext:value-type="float">
            <text:p>330166.90020545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010823453" calcext:value-type="float">
            <text:p>2010823453</text:p>
          </table:table-cell>
          <table:table-cell office:value-type="string" calcext:value-type="string">
            <text:p>[-15.879950663734888; 51.975605266746896; -63.93479251246599; 20.16738424675483; 35.436926741509104; -75.76319831673726; -44.69184909344381; 8.29845694528151; 70.45541945490184; 74.24663665198837; -54.764025924605875; 76.15033391433926; 47.357084504084696; -9.67911946845464; 47.92419611736862; 0.11134767484449715; -12.332383186364744; 68.31222107124515; -11.385344968799894; 68.5918877653796]</text:p>
          </table:table-cell>
          <table:table-cell office:value-type="float" office:value="376881.936219627" calcext:value-type="float">
            <text:p>376881.9362196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725823148" calcext:value-type="float">
            <text:p>725823148</text:p>
          </table:table-cell>
          <table:table-cell office:value-type="string" calcext:value-type="string">
            <text:p>[19.613767870767333; 50.774812427323866; -39.42430729403236; 25.410621283557724; 32.94160498491312; -83.18989751409413; -34.99611562062181; 10.60824437333936; 71.78119550514522; 75.89220974393109; -56.69396917853385; 75.67034770451858; 32.01352706600761; -21.21282227430063; 47.89855951488356; 32.71298539217766; -12.371341681420393; 57.87525259293797; -44.45905665066016; 96.2026181775014]</text:p>
          </table:table-cell>
          <table:table-cell office:value-type="float" office:value="846054.575525343" calcext:value-type="float">
            <text:p>846054.57552534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235329798" calcext:value-type="float">
            <text:p>1235329798</text:p>
          </table:table-cell>
          <table:table-cell office:value-type="string" calcext:value-type="string">
            <text:p>[40.14363041189683; 56.2838899501395; -52.118510484063464; 10.335156679182152; 17.415599805122; -70.86150968867446; -31.902364439537784; 1.3424861222107625; 72.91490257476548; 74.93117158635853; -54.170883671983894; 75.94174655348876; 60.02807728904385; -16.54259641469923; 47.83468292714734; -28.764803520422102; -12.394107444303302; 63.305671536692245; 17.917979216587494; 82.14896831484322]</text:p>
          </table:table-cell>
          <table:table-cell office:value-type="float" office:value="124955.957570499" calcext:value-type="float">
            <text:p>124955.9575704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53900424" calcext:value-type="float">
            <text:p>4253900424</text:p>
          </table:table-cell>
          <table:table-cell office:value-type="string" calcext:value-type="string">
            <text:p>[30.625610509282637; 14.158994091725035; -2.3395351370047592; -97.17612789813248; -11.489223466572113; -24.14694420290479; -59.78190711484152; -45.6033367591939; 43.02158011320819; 27.022330747887025; 4.733037811239043; -62.3399965883435; 12.830955639254341; -99.78251553654631; -19.484012780308973; 44.51049764140595; 66.9413432965035; 57.08443938508151; -80.33657772935858; -29.698350973207496]</text:p>
          </table:table-cell>
          <table:table-cell office:value-type="float" office:value="520.256497652031" calcext:value-type="float">
            <text:p>520.256497652031</text:p>
          </table:table-cell>
          <table:table-cell table:formula="of:=IF(MOD(ROW()-ROW([.$H$2]);10)=0; AVERAGE(OFFSET([.$G$2]; (ROW()-ROW([.$H$2])); 0; 10)); &quot;&quot;)" office:value-type="float" office:value="520.243187209299" calcext:value-type="float">
            <text:p>520.243187209299</text:p>
          </table:table-cell>
          <table:table-cell table:formula="of:=IF(MOD(ROW()-ROW([.$I$2]);10)=0; COM.MICROSOFT.STDEV.S(OFFSET([.$G$2]; (ROW()-ROW([.$I$2])); 0; 10)); &quot;&quot;)" office:value-type="float" office:value="0.034102419945242" calcext:value-type="float">
            <text:p>0.03410241994524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727222688" calcext:value-type="float">
            <text:p>2727222688</text:p>
          </table:table-cell>
          <table:table-cell office:value-type="string" calcext:value-type="string">
            <text:p>[-29.19898679690631; -14.84183205281515; -98.52557432437582; -79.5256431428721; -17.666041443229858; 62.098595939417606; -49.90322684553106; -55.57283812454186; -40.9922767808468; -84.62940900234884; -2.993161107864964; -66.25674659708294; -66.21497370019364; -0.8224693894532038; 92.22433181430233; 23.094075509153015; 6.884399954109014; -41.99281992002468; 36.111833601124914; -55.6948363707114]</text:p>
          </table:table-cell>
          <table:table-cell office:value-type="float" office:value="520.234476075602" calcext:value-type="float">
            <text:p>520.23447607560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798947780" calcext:value-type="float">
            <text:p>798947780</text:p>
          </table:table-cell>
          <table:table-cell office:value-type="string" calcext:value-type="string">
            <text:p>[8.68408977444129; 48.03090708435863; -18.471996864324836; 49.80550964170135; 57.00680616581741; 37.013161891294374; 94.13655424889521; 13.405305556887896; -58.88748193084241; -62.88428762414513; 0.9223946429351741; 16.728727560245375; -38.273482160806; -50.75767642659941; 34.845067878809886; 93.93392593297597; -94.81441446778067; -59.91543701110016; 52.531370908545654; 39.33576830380565]</text:p>
          </table:table-cell>
          <table:table-cell office:value-type="float" office:value="520.263185627933" calcext:value-type="float">
            <text:p>520.26318562793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505069575" calcext:value-type="float">
            <text:p>1505069575</text:p>
          </table:table-cell>
          <table:table-cell office:value-type="string" calcext:value-type="string">
            <text:p>[-62.31187352460383; -41.87670681007454; -24.22864261992565; -90.99921791707332; 3.287440558148333; -59.71559091730736; -4.81715349899045; -69.55033094932341; -58.02033078914659; -5.1763435822606425; 73.9243723105161; 78.64960127647223; 6.310645883393022; 80.15982957239606; -5.6635599020599585; -34.38385649032638; -38.89621583057043; 67.98746306219061; 14.733906746201413; 85.58124903183179]</text:p>
          </table:table-cell>
          <table:table-cell office:value-type="float" office:value="520.24516427235" calcext:value-type="float">
            <text:p>520.245164272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41613184" calcext:value-type="float">
            <text:p>1441613184</text:p>
          </table:table-cell>
          <table:table-cell office:value-type="string" calcext:value-type="string">
            <text:p>[-72.35441738282742; 11.057691966042938; 65.82810031860254; 90.6454580664236; 44.61961214433106; -3.5375746742167564; -39.746504276922614; -63.57087875009309; -73.96329842194194; 81.34445659961654; 87.97651856668881; -80.30820226411777; -73.42949736625806; -35.819231365742056; -48.6863219089237; 50.63726894256229; 50.04973931672788; -62.04175342211986; 49.89856350984181; 88.82176334072423]</text:p>
          </table:table-cell>
          <table:table-cell office:value-type="float" office:value="520.291527079724" calcext:value-type="float">
            <text:p>520.2915270797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42888543" calcext:value-type="float">
            <text:p>2342888543</text:p>
          </table:table-cell>
          <table:table-cell office:value-type="string" calcext:value-type="string">
            <text:p>[36.62715747327911; 20.99580764101809; -75.77073919693586; -13.521264506082417; -64.90810520148025; 29.425469567283216; 63.36935649091265; -94.65576960376971; -15.932559839566096; -0.15509339242314013; -95.12241685086377; -72.27766423988662; -9.14733356031266; 19.200849328655465; 73.2813098174249; -98.34433474849182; -83.01467166585633; 45.99106830601335; -39.56180427325058; -53.3967163157258]</text:p>
          </table:table-cell>
          <table:table-cell office:value-type="float" office:value="520.222910857818" calcext:value-type="float">
            <text:p>520.2229108578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223736131" calcext:value-type="float">
            <text:p>3223736131</text:p>
          </table:table-cell>
          <table:table-cell office:value-type="string" calcext:value-type="string">
            <text:p>[43.6926510992366; -61.87677920975298; 15.020293418836246; -5.418769932495621; -6.577311637940596; 43.856013677185615; 70.23230120906169; -35.62717919536267; 9.03797474463532; -82.26253542516173; 52.798499510786996; 36.746552555809586; 39.47980989294996; -32.70935663638204; -55.48170043578651; -9.360502649858418; 40.99260359790267; 4.05388224300691; -61.46882822935864; -56.12314755980168]</text:p>
          </table:table-cell>
          <table:table-cell office:value-type="float" office:value="520.211705206131" calcext:value-type="float">
            <text:p>520.21170520613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26548263" calcext:value-type="float">
            <text:p>126548263</text:p>
          </table:table-cell>
          <table:table-cell office:value-type="string" calcext:value-type="string">
            <text:p>[6.7100524683368405; -3.9993180800892674; 6.894326957690652; 83.12611900973303; -65.33128209566503; 41.46890680943747; 45.25256359899262; 32.461187914242515; 15.063177076757924; -79.64311474741336; -3.0438839439528067; -34.298415958126256; -94.46813417598388; -23.81311315714882; -44.87893601127604; 56.96991558387282; -14.991181326451766; -41.93607652072886; 14.846059367702608; -71.00287267423917]</text:p>
          </table:table-cell>
          <table:table-cell office:value-type="float" office:value="520.214787107282" calcext:value-type="float">
            <text:p>520.21478710728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816788169" calcext:value-type="float">
            <text:p>1816788169</text:p>
          </table:table-cell>
          <table:table-cell office:value-type="string" calcext:value-type="string">
            <text:p>[-14.311566679196929; 28.030817551589138; 8.625820181106164; 46.15606243874424; 63.99002982384846; -31.728091664796636; 89.1674651599771; 89.36107831398553; 68.98539726251516; 89.94581479158259; 75.84580396578815; 31.50745652323573; 60.01406529836174; -91.79505306682145; -64.57427807229107; 9.206831905189645; -58.01111402290162; 97.05366177740595; -96.31715167465846; 32.02459830797375]</text:p>
          </table:table-cell>
          <table:table-cell office:value-type="float" office:value="520.297046659875" calcext:value-type="float">
            <text:p>520.29704665987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345888684" calcext:value-type="float">
            <text:p>1345888684</text:p>
          </table:table-cell>
          <table:table-cell office:value-type="string" calcext:value-type="string">
            <text:p>[-30.377089669995215; -32.9505008332589; -36.91413912234574; 76.85158642592418; 13.465497876637329; -73.3839618109039; -37.79989794962473; -22.654576717965554; -68.99886925684874; -45.49275554931644; -73.03243775623183; -66.23722179269453; 67.11288310932403; 57.3177486713127; 55.60056347237045; 58.4233648531106; 6.061619800184957; -67.98769198797828; 80.17662658210719; 18.133202831052444]</text:p>
          </table:table-cell>
          <table:table-cell office:value-type="float" office:value="520.194571554244" calcext:value-type="float">
            <text:p>520.19457155424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3714730" calcext:value-type="float">
            <text:p>273714730</text:p>
          </table:table-cell>
          <table:table-cell office:value-type="string" calcext:value-type="string">
            <text:p>[-99.24959992376252; -80.83226662022433; 50.60488884486762; 46.626091201892336; 18.43998257942448; 8.743347549561719; -87.76775182232429; 21.444637036885325; -17.97205421655599; 43.62550382470985; 91.95355189799898; 25.75183809004629; -14.67420578297039; 18.155051046431623; -60.418966241182616; 14.441425961983498; -63.9241782537401; 40.95405093395718; -12.196603282156701; -1.1097416164320464]</text:p>
          </table:table-cell>
          <table:table-cell office:value-type="float" office:value="520.184221506583" calcext:value-type="float">
            <text:p>520.184221506583</text:p>
          </table:table-cell>
          <table:table-cell table:formula="of:=IF(MOD(ROW()-ROW([.$H$2]);10)=0; AVERAGE(OFFSET([.$G$2]; (ROW()-ROW([.$H$2])); 0; 10)); &quot;&quot;)" office:value-type="float" office:value="520.183697926227" calcext:value-type="float">
            <text:p>520.183697926227</text:p>
          </table:table-cell>
          <table:table-cell table:formula="of:=IF(MOD(ROW()-ROW([.$I$2]);10)=0; COM.MICROSOFT.STDEV.S(OFFSET([.$G$2]; (ROW()-ROW([.$I$2])); 0; 10)); &quot;&quot;)" office:value-type="float" office:value="0.0198356843866031" calcext:value-type="float">
            <text:p>0.019835684386603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920136482" calcext:value-type="float">
            <text:p>3920136482</text:p>
          </table:table-cell>
          <table:table-cell office:value-type="string" calcext:value-type="string">
            <text:p>[5.563273953642266; 0.07839877823150232; -14.108021590269871; 57.48580629828129; -90.79351736540747; -15.910549807321871; -66.70190720584914; 14.336105348547918; 84.94049237873827; 35.428080545052296; 76.02349766506461; -45.31985852886542; 52.87359463086375; 30.107970996550335; -32.64190619527072; 7.09703235878068; 79.99819435917075; -18.981480708264087; -61.86429130724487; 86.36300656473918]</text:p>
          </table:table-cell>
          <table:table-cell office:value-type="float" office:value="520.204397957628" calcext:value-type="float">
            <text:p>520.2043979576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196721136" calcext:value-type="float">
            <text:p>3196721136</text:p>
          </table:table-cell>
          <table:table-cell office:value-type="string" calcext:value-type="string">
            <text:p>[89.65678366897649; 27.034783923042866; 94.53599412931993; 43.18615633565361; 71.6970887574794; -38.771212120122314; -62.89973282666699; -37.637294923005406; -20.94801678004721; -13.249351416063007; 25.03039708731842; 51.701048055070856; -69.52978750477752; -7.731569238015439; 9.794834898220927; -16.92046753613235; -61.95101041044353; 25.945189184093493; 83.36653752738005; 36.97438141907912]</text:p>
          </table:table-cell>
          <table:table-cell office:value-type="float" office:value="520.157874750057" calcext:value-type="float">
            <text:p>520.1578747500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019644206" calcext:value-type="float">
            <text:p>1019644206</text:p>
          </table:table-cell>
          <table:table-cell office:value-type="string" calcext:value-type="string">
            <text:p>[-50.27695079418319; 13.130407640875191; -41.24021158914466; -68.46234831562512; 62.28303444979139; 38.72009375793627; 54.154325832215875; -22.602359907210044; -78.96143834759593; -51.232832235035275; 9.942296318085425; -8.29681837231648; -51.261973335334176; 4.154255248619123; -71.13299264551598; 87.39222516628908; -37.987797913040275; 52.956995324112455; -22.590887460274885; 61.82863859693762]</text:p>
          </table:table-cell>
          <table:table-cell office:value-type="float" office:value="520.163281855563" calcext:value-type="float">
            <text:p>520.1632818555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76903950" calcext:value-type="float">
            <text:p>2076903950</text:p>
          </table:table-cell>
          <table:table-cell office:value-type="string" calcext:value-type="string">
            <text:p>[-73.39598276559103; -4.909700152999491; 96.51415245771557; -93.74103827813276; 35.21175214298319; 70.30262520412555; -65.82940250423238; -91.60009949524535; 83.05595721409452; 56.30768378106413; -16.000986408871995; -52.2554132658366; -29.076883626827254; -48.86090143741322; 71.83287150050523; -90.99173957842; -82.9923232256119; -73.02479296920461; 71.3916433844663; 82.52112379287095]</text:p>
          </table:table-cell>
          <table:table-cell office:value-type="float" office:value="520.155268810552" calcext:value-type="float">
            <text:p>520.1552688105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978080967" calcext:value-type="float">
            <text:p>3978080967</text:p>
          </table:table-cell>
          <table:table-cell office:value-type="string" calcext:value-type="string">
            <text:p>[-80.25588524743537; 35.04436716508809; -45.36838417006868; -0.24384094620802443; 55.64011107063487; 7.9580201729755515; 37.11008937574658; -86.60731574430613; -73.0343063183255; -93.80539581360934; -93.0660330049044; 99.71682412172655; -11.269101242997138; 21.151694563515917; 4.7367658547449025; 81.67288854412448; -20.960262459791565; -18.027640948060125; -39.39842460627747; -22.109948655484473]</text:p>
          </table:table-cell>
          <table:table-cell office:value-type="float" office:value="520.194424359559" calcext:value-type="float">
            <text:p>520.1944243595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36784467" calcext:value-type="float">
            <text:p>136784467</text:p>
          </table:table-cell>
          <table:table-cell office:value-type="string" calcext:value-type="string">
            <text:p>[85.64274827269281; 6.074582398124264; -70.42474002463241; -51.08106226342291; 0.33601600247057206; 47.239430837376204; 62.11513739165042; -43.69337746945994; 59.999857134849435; 39.3049116804097; 66.92067218322336; -32.30399585075297; 24.64588046837457; 0.2745377187350897; 40.18721505081095; -40.45286762152931; -16.92409626747167; -52.003834309198105; -9.716354610652871; -34.28466507127406]</text:p>
          </table:table-cell>
          <table:table-cell office:value-type="float" office:value="520.194720179541" calcext:value-type="float">
            <text:p>520.1947201795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40920103" calcext:value-type="float">
            <text:p>3740920103</text:p>
          </table:table-cell>
          <table:table-cell office:value-type="string" calcext:value-type="string">
            <text:p>[65.66411177696969; 2.07238233143552; -63.710103853410935; 92.85225970396715; -42.72161883727159; -3.1878070501531113; 47.1418681270697; 77.2451598558917; 38.091022615869434; 67.81665843787624; 9.86340155655705; 26.72822476708876; -65.4722250525598; -91.75763124312995; 66.84481409596088; -19.99556032711172; -44.95006579475933; 17.099978226749187; 53.52813673127966; 43.074979601973695]</text:p>
          </table:table-cell>
          <table:table-cell office:value-type="float" office:value="520.173888084417" calcext:value-type="float">
            <text:p>520.1738880844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29350510" calcext:value-type="float">
            <text:p>2529350510</text:p>
          </table:table-cell>
          <table:table-cell office:value-type="string" calcext:value-type="string">
            <text:p>[22.6768324325992; 83.02733010016647; 9.32989861160425; 31.729890918503003; -44.64293051371264; 99.307180547282; -67.89419442740882; 86.36837413975124; 42.070038073805534; 50.929433021545236; -60.069429966893175; 60.75825661701049; -92.8569089457986; -54.86172366637283; -11.585479499537058; -44.514424875880685; 55.033240006568235; -30.011627924509867; -12.179096123141449; -55.02728124936307]</text:p>
          </table:table-cell>
          <table:table-cell office:value-type="float" office:value="520.200824075991" calcext:value-type="float">
            <text:p>520.2008240759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802068330" calcext:value-type="float">
            <text:p>2802068330</text:p>
          </table:table-cell>
          <table:table-cell office:value-type="string" calcext:value-type="string">
            <text:p>[78.63897633453374; -33.89791541697991; 43.87314319168328; -64.76505492119279; -35.345765647938194; 35.018698102449406; 89.22967024581936; 60.33043468010584; -40.05444142141366; 55.32141499506125; -80.04100673581735; 95.74368662451366; -99.80560070715165; -38.82129174723061; 75.53348657831066; 46.59686137751527; -46.99960760428168; 1.2240104055770473; 92.77810079001739; -79.5871682755583]</text:p>
          </table:table-cell>
          <table:table-cell office:value-type="float" office:value="520.208077682383" calcext:value-type="float">
            <text:p>520.2080776823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65049910" calcext:value-type="float">
            <text:p>4265049910</text:p>
          </table:table-cell>
          <table:table-cell office:value-type="string" calcext:value-type="string">
            <text:p>[68.6668950708507; 45.121169663441094; -5.762398565083274; -40.988029872764486; 76.62182376780356; 36.01448011885077; 69.16707716581817; 11.354502448255914; -42.02060278196935; -38.928873485162185; 2.962002531032269; 2.7326396821715946; -73.26955425006092; 15.159760866900385; 65.53044013454229; 45.2516798785646; 64.99257297754278; -99.97042714006975; -92.45174601580963; -83.26266946676108]</text:p>
          </table:table-cell>
          <table:table-cell office:value-type="float" office:value="520.070985641" calcext:value-type="float">
            <text:p>520.070985641</text:p>
          </table:table-cell>
          <table:table-cell table:formula="of:=IF(MOD(ROW()-ROW([.$H$2]);10)=0; AVERAGE(OFFSET([.$G$2]; (ROW()-ROW([.$H$2])); 0; 10)); &quot;&quot;)" office:value-type="float" office:value="520.072480005911" calcext:value-type="float">
            <text:p>520.072480005911</text:p>
          </table:table-cell>
          <table:table-cell table:formula="of:=IF(MOD(ROW()-ROW([.$I$2]);10)=0; COM.MICROSOFT.STDEV.S(OFFSET([.$G$2]; (ROW()-ROW([.$I$2])); 0; 10)); &quot;&quot;)" office:value-type="float" office:value="0.0175140976314022" calcext:value-type="float">
            <text:p>0.017514097631402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770336493" calcext:value-type="float">
            <text:p>770336493</text:p>
          </table:table-cell>
          <table:table-cell office:value-type="string" calcext:value-type="string">
            <text:p>[-2.349701114479103; -25.939626519495746; 20.09188964786503; 80.18072716524424; 73.0444475539758; -75.19494094836034; -67.85095436916566; -54.63293654741366; -30.005120202124644; -70.48461744475165; 41.910748712022695; -3.291851708576374; -81.19119841655447; -89.7869484785817; -89.31521734187626; -3.8480546131043383; -32.00873541357036; -60.02466699471252; -76.4315504011308; 78.23993274051736]</text:p>
          </table:table-cell>
          <table:table-cell office:value-type="float" office:value="520.056704383569" calcext:value-type="float">
            <text:p>520.0567043835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64686622" calcext:value-type="float">
            <text:p>3564686622</text:p>
          </table:table-cell>
          <table:table-cell office:value-type="string" calcext:value-type="string">
            <text:p>[76.70129313585943; -2.9342356559934046; 94.56975250067023; -98.83251670127571; 52.76051186288419; 75.1747187787735; -36.87269755329776; -94.56192343577352; -7.029041467136565; 15.129134191603; -87.99075309891356; -87.29193908109801; 62.972817131539585; -72.78290403051437; -19.38278752897955; 78.72295706129114; 42.06130912994405; 90.00654948786917; -30.374320866332354; 50.83622123979637]</text:p>
          </table:table-cell>
          <table:table-cell office:value-type="float" office:value="520.098280774591" calcext:value-type="float">
            <text:p>520.0982807745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940071750" calcext:value-type="float">
            <text:p>940071750</text:p>
          </table:table-cell>
          <table:table-cell office:value-type="string" calcext:value-type="string">
            <text:p>[55.668366284446904; 96.07321259896557; -60.534207695838084; -90.98123601839032; 97.05391627816041; -14.589313886553427; -81.77236883625778; 66.42888312025897; 34.99112310548293; 74.66629640698935; -90.08172278325665; 54.69013690860319; 17.59029349864136; 96.17179708435049; -70.96707002759332; 98.73809859087993; 45.96673728153095; -10.994620918620399; 45.09793068455059; 17.14093610681043]</text:p>
          </table:table-cell>
          <table:table-cell office:value-type="float" office:value="520.06989195783" calcext:value-type="float">
            <text:p>520.069891957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751560888" calcext:value-type="float">
            <text:p>1751560888</text:p>
          </table:table-cell>
          <table:table-cell office:value-type="string" calcext:value-type="string">
            <text:p>[38.661163575021504; 98.10785269679843; -28.654266113465624; 4.123720890856305; 81.9811162167752; 52.75521820159375; 37.216434242875124; -73.66719632615457; 83.9873858439779; -33.2911562860361; -51.06824473417873; -42.30085650143338; 79.47636903636928; -58.79287249008986; 71.30443662797754; -84.2058422139538; 9.995004922686107; 68.08488072721815; 37.97456479119219; 76.2172014584915]</text:p>
          </table:table-cell>
          <table:table-cell office:value-type="float" office:value="520.054769298349" calcext:value-type="float">
            <text:p>520.0547692983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177279734" calcext:value-type="float">
            <text:p>4177279734</text:p>
          </table:table-cell>
          <table:table-cell office:value-type="string" calcext:value-type="string">
            <text:p>[42.61603082996973; -63.95518192687237; -67.72460894688115; 11.454790817996738; 56.80837551330268; 69.8354099876029; -73.79823621563027; 41.36203601851966; 78.94717469307776; 99.31574178774162; 11.91816646542867; 34.677381769129425; 50.942048166569066; 96.22098597635005; 23.074211135796645; 43.06108850048099; -72.9817649904983; 78.99261285408372; -61.49401592197861; -67.28707269336267]</text:p>
          </table:table-cell>
          <table:table-cell office:value-type="float" office:value="520.085020891806" calcext:value-type="float">
            <text:p>520.0850208918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354712610" calcext:value-type="float">
            <text:p>2354712610</text:p>
          </table:table-cell>
          <table:table-cell office:value-type="string" calcext:value-type="string">
            <text:p>[-7.384833189283; -19.878104345479144; -47.19916273989444; -32.27997187749649; 19.99573690223488; 85.74776108535588; 51.15500686804373; 31.362587880170736; -96.016568963965; -8.76554273243633; 52.92386360513294; -32.27879496435504; 64.27369156233522; 18.23695966465739; 49.97439568844669; 25.96596229056047; -32.01099303008557; 74.05348303652275; 66.74310040721005; -18.110582537924657]</text:p>
          </table:table-cell>
          <table:table-cell office:value-type="float" office:value="520.081754735055" calcext:value-type="float">
            <text:p>520.08175473505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418098436" calcext:value-type="float">
            <text:p>2418098436</text:p>
          </table:table-cell>
          <table:table-cell office:value-type="string" calcext:value-type="string">
            <text:p>[6.664278589148381; -85.91915015271692; 59.682291060991645; -65.69878021343234; 63.26414867741207; 66.43489596816528; 47.14581931960578; 89.33051064350377; 94.10023174218378; -8.984845977797278; 28.925562478675317; 60.70983687455421; -86.35856840770599; -58.84984036779706; 87.73422341894516; -14.758003201928545; -68.98966645831628; 42.06174188856494; -49.12100032613693; -18.433462697785757]</text:p>
          </table:table-cell>
          <table:table-cell office:value-type="float" office:value="520.085944432389" calcext:value-type="float">
            <text:p>520.08594443238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315308248" calcext:value-type="float">
            <text:p>1315308248</text:p>
          </table:table-cell>
          <table:table-cell office:value-type="string" calcext:value-type="string">
            <text:p>[9.645262929159259; 21.04915007796066; -82.11064169633147; -26.696513974333328; 44.291547899715454; 66.1155232283036; 74.15467560496941; -82.67383978145035; -50.03481599772941; 52.9650749961819; -72.02138426562952; -55.31008991607644; 79.43243016254874; -34.761370755800584; -75.26323243985986; 60.32673589756709; -15.970096086241867; 97.07471359419321; 71.52223287120731; 85.95021488380024]</text:p>
          </table:table-cell>
          <table:table-cell office:value-type="float" office:value="520.040444074805" calcext:value-type="float">
            <text:p>520.0404440748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53493915" calcext:value-type="float">
            <text:p>553493915</text:p>
          </table:table-cell>
          <table:table-cell office:value-type="string" calcext:value-type="string">
            <text:p>[-24.33413347879474; -1.958411631665939; -62.45381847558493; 64.04700882217989; -66.07734361650225; 52.32551898409977; 5.209238049189466; 7.354620787247541; -9.984416696150873; -2.9774875738864353; -21.06546850413902; -75.25878905330063; -62.781389106819674; 70.1373973903575; 22.37755432248494; 94.0292405080418; -76.93646081183289; 60.028604475621165; -24.44649507297747; 17.21337246085926]</text:p>
          </table:table-cell>
          <table:table-cell office:value-type="float" office:value="520.081003869717" calcext:value-type="float">
            <text:p>520.0810038697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07688722" calcext:value-type="float">
            <text:p>3307688722</text:p>
          </table:table-cell>
          <table:table-cell office:value-type="string" calcext:value-type="string">
            <text:p>[82.65238372732034; 94.0665825955061; 13.574264395233413; 1.7802137197456886; -82.49650456845185; -44.61924413984293; 96.16454479730729; -49.607408932757615; -26.98384893652232; 24.685818369111345; 30.99564891027191; 20.671758117897838; 68.7490877262947; 53.17032885437041; -55.12876615682314; 74.23053613324578; 75.02753674763233; -61.971369812071316; 22.372891731558582; 29.780292956878128]</text:p>
          </table:table-cell>
          <table:table-cell office:value-type="float" office:value="520.061571732257" calcext:value-type="float">
            <text:p>520.061571732257</text:p>
          </table:table-cell>
          <table:table-cell table:formula="of:=IF(MOD(ROW()-ROW([.$H$2]);10)=0; AVERAGE(OFFSET([.$G$2]; (ROW()-ROW([.$H$2])); 0; 10)); &quot;&quot;)" office:value-type="float" office:value="520.064791414521" calcext:value-type="float">
            <text:p>520.064791414521</text:p>
          </table:table-cell>
          <table:table-cell table:formula="of:=IF(MOD(ROW()-ROW([.$I$2]);10)=0; COM.MICROSOFT.STDEV.S(OFFSET([.$G$2]; (ROW()-ROW([.$I$2])); 0; 10)); &quot;&quot;)" office:value-type="float" office:value="0.00735645989318085" calcext:value-type="float">
            <text:p>0.0073564598931808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096428593" calcext:value-type="float">
            <text:p>2096428593</text:p>
          </table:table-cell>
          <table:table-cell office:value-type="string" calcext:value-type="string">
            <text:p>[-42.35051132868735; 51.107118611395975; 17.727973539105108; -51.13286793428773; 12.535997546355134; 30.202763051376678; -79.86107614379657; -9.689814938418124; 51.01792043951511; -33.29404433056189; 96.86367024176056; 55.709137406142844; 24.15798270373928; 98.19567914804907; -16.47376090696588; 75.38069691171117; 82.02142353499903; 50.02070285727959; -91.95345491315999; 31.273950252387607]</text:p>
          </table:table-cell>
          <table:table-cell office:value-type="float" office:value="520.068425305891" calcext:value-type="float">
            <text:p>520.0684253058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86481980" calcext:value-type="float">
            <text:p>3386481980</text:p>
          </table:table-cell>
          <table:table-cell office:value-type="string" calcext:value-type="string">
            <text:p>[-90.33227180673731; 38.0281259021385; -17.52140651074737; 53.180509382468955; -72.96224026864351; -5.019741700393169; 38.119399701289865; -17.65702355246492; -45.994160314593735; -84.72175830981881; 45.926488477818964; -25.37236146167274; -48.079487889929084; -35.83196478315517; -56.49706561462027; 87.66031651036928; -56.98349080521867; -35.986767696437454; -1.234280711852847; -4.165852650727416]</text:p>
          </table:table-cell>
          <table:table-cell office:value-type="float" office:value="520.070668924088" calcext:value-type="float">
            <text:p>520.0706689240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55687478" calcext:value-type="float">
            <text:p>1555687478</text:p>
          </table:table-cell>
          <table:table-cell office:value-type="string" calcext:value-type="string">
            <text:p>[77.69746077711699; -71.91020495242432; 76.10121911881035; -40.9417621515751; -83.39707982008655; 33.226982216236394; 81.2000086697656; -28.58315587675864; -71.93476728057652; 5.396623560616959; -46.02891167832781; 5.733808226101118; -90.49871920182588; 65.21441054266128; 57.699939072156184; -22.05862053249264; -89.98830343025502; 2.013072600638992; -17.051567461839284; -1.0023955163102016]</text:p>
          </table:table-cell>
          <table:table-cell office:value-type="float" office:value="520.061873936553" calcext:value-type="float">
            <text:p>520.0618739365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20780858" calcext:value-type="float">
            <text:p>3520780858</text:p>
          </table:table-cell>
          <table:table-cell office:value-type="string" calcext:value-type="string">
            <text:p>[37.63906707858288; 50.061102027973305; -54.39614972117235; 62.26066957486728; 28.69216564750269; 30.59032748523154; 67.21573024418183; 25.41009662359616; 43.9943779076211; -64.72006994440292; -53.11819401181752; -33.325814874703426; -26.619354393147134; -29.790975234266085; -25.20189992633692; 49.195661429151244; 23.01879350294675; -54.964150169243254; -92.2129854078265; -8.429987550420819]</text:p>
          </table:table-cell>
          <table:table-cell office:value-type="float" office:value="520.062048724414" calcext:value-type="float">
            <text:p>520.0620487244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98070759" calcext:value-type="float">
            <text:p>1598070759</text:p>
          </table:table-cell>
          <table:table-cell office:value-type="string" calcext:value-type="string">
            <text:p>[63.71766858601569; 23.082652541057897; 55.440083827912645; -58.72126450087374; 25.43098117362858; 49.42807764958778; -46.83878087724553; -37.62166543276324; 73.94597507051526; -97.31474694412809; 97.96212499136035; 74.7546647628129; 91.68449731228623; -47.833582146556395; -56.43496560366077; 74.41882355350592; -53.02825280329755; 16.04478076787086; -29.833931859096083; 5.182826108098723]</text:p>
          </table:table-cell>
          <table:table-cell office:value-type="float" office:value="520.056984799441" calcext:value-type="float">
            <text:p>520.0569847994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121137033" calcext:value-type="float">
            <text:p>1121137033</text:p>
          </table:table-cell>
          <table:table-cell office:value-type="string" calcext:value-type="string">
            <text:p>[61.68461787977307; -14.959978051855202; 95.23051561615813; -39.89223954875503; -23.342510606494656; -22.484271956854712; -48.812656411279946; -99.65221788375848; 8.064227562639843; -44.26378601119458; 74.9260287971581; -68.2681186603296; -30.840703495633946; -16.746644409226974; -18.716452240268836; -88.4761287235617; 69.07791177071965; -36.044671374831296; -86.13685073442166; 4.897583037033243]</text:p>
          </table:table-cell>
          <table:table-cell office:value-type="float" office:value="520.072422082912" calcext:value-type="float">
            <text:p>520.07242208291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10181171" calcext:value-type="float">
            <text:p>110181171</text:p>
          </table:table-cell>
          <table:table-cell office:value-type="string" calcext:value-type="string">
            <text:p>[29.640338683543433; 58.0734660432351; -89.91774773726759; -8.840794709540958; 39.336181724258864; -29.96289226338999; 99.17786150305722; 3.443701340967138; 3.995288023161933; -72.36382710285355; -80.03997118382185; -62.261082737864996; -41.70591842001918; 99.21632497034597; 7.6243796892669735; -55.303242982956725; 69.98940892169324; -3.9236756651577878; 33.592171663476336; 14.053442139594125]</text:p>
          </table:table-cell>
          <table:table-cell office:value-type="float" office:value="520.057247141177" calcext:value-type="float">
            <text:p>520.0572471411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651256274" calcext:value-type="float">
            <text:p>2651256274</text:p>
          </table:table-cell>
          <table:table-cell office:value-type="string" calcext:value-type="string">
            <text:p>[69.65675345901653; 93.05082720074338; -36.909224939689445; -85.93252688367821; 61.54873622016416; -4.079399799585005; 85.16828799461351; 80.40062429428389; 24.983190179165305; -78.90884455295198; -48.036909532163264; -27.2536532364727; 73.87027934136725; 54.27119785599157; 58.05689442322361; 6.203512273203856; 79.0051215320081; -93.94864090756272; -56.50222728285614; 57.432730991297774]</text:p>
          </table:table-cell>
          <table:table-cell office:value-type="float" office:value="520.078623991001" calcext:value-type="float">
            <text:p>520.0786239910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133772284" calcext:value-type="float">
            <text:p>2133772284</text:p>
          </table:table-cell>
          <table:table-cell office:value-type="string" calcext:value-type="string">
            <text:p>[2.6640567995909805; 19.05524324437266; -87.56398554280828; -83.02108305868717; -75.90754652457798; 43.91286228536984; -41.888575550277096; 41.35732180534879; -87.95848229864056; -59.20214600661471; -88.08590942476695; 20.63344162965835; -43.4129913463831; 73.20594820901064; 55.91586786893856; -63.17942695427172; -41.04339399146903; -47.975539624348706; 16.769556385721557; -42.23061115836006]</text:p>
          </table:table-cell>
          <table:table-cell office:value-type="float" office:value="520.05804750748" calcext:value-type="float">
            <text:p>520.058047507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545548808" calcext:value-type="float">
            <text:p>3545548808</text:p>
          </table:table-cell>
          <table:table-cell office:value-type="string" calcext:value-type="string">
            <text:p>[1.6835987397473957; 25.10153900904784; -10.882138450176626; 39.293531921473345; 57.00601423648811; -42.01609593102218; 13.109178840536643; 42.430494576227034; 19.98137702304939; -49.202428394762364; 84.87550841365717; 57.718492918244635; 96.31088201712504; -8.759396030111006; 8.050031914147766; -11.346772100453919; 82.02987701645833; -96.94834503468857; 38.04491680077004; 6.102410534378151]</text:p>
          </table:table-cell>
          <table:table-cell office:value-type="float" office:value="520.053129980164" calcext:value-type="float">
            <text:p>520.053129980164</text:p>
          </table:table-cell>
          <table:table-cell table:formula="of:=IF(MOD(ROW()-ROW([.$H$2]);10)=0; AVERAGE(OFFSET([.$G$2]; (ROW()-ROW([.$H$2])); 0; 10)); &quot;&quot;)" office:value-type="float" office:value="520.052311713416" calcext:value-type="float">
            <text:p>520.052311713416</text:p>
          </table:table-cell>
          <table:table-cell table:formula="of:=IF(MOD(ROW()-ROW([.$I$2]);10)=0; COM.MICROSOFT.STDEV.S(OFFSET([.$G$2]; (ROW()-ROW([.$I$2])); 0; 10)); &quot;&quot;)" office:value-type="float" office:value="0.0088398990221995" calcext:value-type="float">
            <text:p>0.008839899022199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386809159" calcext:value-type="float">
            <text:p>2386809159</text:p>
          </table:table-cell>
          <table:table-cell office:value-type="string" calcext:value-type="string">
            <text:p>[-83.38369331495691; -60.92827457051444; 7.776126843339725; 16.604308557275417; 1.804233439742191; 17.19667447447786; -79.865336969339; 51.36166241160177; -91.96719973455593; -53.038133286244424; 13.971912392732094; 20.7010873332554; -26.392545556727185; 55.16789497424776; 96.19982217242352; -91.10787619501768; -87.93562327005557; 93.02659447381257; 52.220599520207145; 47.30231284047727]</text:p>
          </table:table-cell>
          <table:table-cell office:value-type="float" office:value="520.046798241092" calcext:value-type="float">
            <text:p>520.0467982410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185699539" calcext:value-type="float">
            <text:p>2185699539</text:p>
          </table:table-cell>
          <table:table-cell office:value-type="string" calcext:value-type="string">
            <text:p>[-6.3267261288795; -11.906799722957786; -62.801721471783736; 5.216823556360055; 53.945757834162634; -31.340892374441154; -49.779696357949746; 42.368061562347265; 95.97298679889917; 71.90817002882798; -64.09682697196968; 20.699630460781066; 14.99637787690915; -28.823947226789628; -60.89027084074352; -35.244755743124585; -70.97365264638766; 80.0425735735503; -66.62397722315171; 89.70377894986638]</text:p>
          </table:table-cell>
          <table:table-cell office:value-type="float" office:value="520.050244931469" calcext:value-type="float">
            <text:p>520.0502449314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5015462" calcext:value-type="float">
            <text:p>65015462</text:p>
          </table:table-cell>
          <table:table-cell office:value-type="string" calcext:value-type="string">
            <text:p>[31.683096013051397; -70.9121432504829; -21.134675995282848; 96.7073711103576; -65.67443343321311; -42.66728410071614; -80.83360929401505; 53.430824047353724; 39.00520167414109; -15.663495766036078; -16.12619788696361; 90.71667288956638; 32.89609746629495; 78.17139217943097; 56.768628679303134; 77.11753646102235; 11.947583980579296; -35.96184700083147; 14.161457179582811; 53.10062122154679]</text:p>
          </table:table-cell>
          <table:table-cell office:value-type="float" office:value="520.064670059342" calcext:value-type="float">
            <text:p>520.06467005934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00321482" calcext:value-type="float">
            <text:p>3100321482</text:p>
          </table:table-cell>
          <table:table-cell office:value-type="string" calcext:value-type="string">
            <text:p>[-45.28861235006219; 58.02409087671154; 15.314965375010885; 51.74808158697067; -79.83497352450388; 12.180426804011702; 86.17103389488722; 95.37878076163153; 23.01484512211367; 7.248205854611626; 72.95827517832527; 27.703241246931924; 18.74814355449314; 66.19204869441134; 9.205187875655568; -34.00588355829146; -67.94366220671003; -9.97576130901146; 67.70342228495062; 38.7523147081439]</text:p>
          </table:table-cell>
          <table:table-cell office:value-type="float" office:value="520.044744905308" calcext:value-type="float">
            <text:p>520.0447449053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947284439" calcext:value-type="float">
            <text:p>2947284439</text:p>
          </table:table-cell>
          <table:table-cell office:value-type="string" calcext:value-type="string">
            <text:p>[75.63631562003701; 26.12363356931087; 25.629661386262953; -81.34109447321656; -3.2362924954152845; 95.87938995590156; -30.809496647067533; -84.62752435236622; -80.9915019098872; -9.536809300705755; -96.04102237972181; 53.77481426249011; -61.79951877023733; -59.81066599962488; 91.8817545407179; 10.984276639841966; 50.033775581511975; 51.04232363714149; -57.22692229294735; -73.55683039501793]</text:p>
          </table:table-cell>
          <table:table-cell office:value-type="float" office:value="520.055075904706" calcext:value-type="float">
            <text:p>520.0550759047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539254061" calcext:value-type="float">
            <text:p>2539254061</text:p>
          </table:table-cell>
          <table:table-cell office:value-type="string" calcext:value-type="string">
            <text:p>[36.66438125244875; -16.888651179732577; -11.818989246549009; -60.80051271623215; -84.60735526216514; -33.82327992438772; -47.87527914217651; 52.347311336024944; 22.972887877084688; 36.66626950194535; 35.96898231999387; 20.68648603333844; -4.008239850840894; 11.168580962159936; -34.47005824493192; -72.92746123918015; 40.96490464242285; 44.02290212133761; -51.77068652134196; 91.49397403164642]</text:p>
          </table:table-cell>
          <table:table-cell office:value-type="float" office:value="520.059576355759" calcext:value-type="float">
            <text:p>520.0595763557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782144819" calcext:value-type="float">
            <text:p>2782144819</text:p>
          </table:table-cell>
          <table:table-cell office:value-type="string" calcext:value-type="string">
            <text:p>[-48.35869007835241; 79.0653142557056; 95.56474205017292; -77.47673644462097; 85.65549436220871; -47.02147079577086; 63.15445374166683; -10.58364141588983; 3.0383834980085282; -35.988527923137184; -82.07096669312213; -88.31896110332698; 16.278302517938386; -29.81436340585624; -76.17477566835615; -79.46997022629213; -66.99106583075508; 44.02467632780497; -38.16027450915993; -50.74195135014956]</text:p>
          </table:table-cell>
          <table:table-cell office:value-type="float" office:value="520.044812326499" calcext:value-type="float">
            <text:p>520.0448123264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708582610" calcext:value-type="float">
            <text:p>2708582610</text:p>
          </table:table-cell>
          <table:table-cell office:value-type="string" calcext:value-type="string">
            <text:p>[56.65510966618555; -1.9632316194873454; 99.3551158538888; 77.73698763162957; 98.16458906017994; 86.66382682620423; -36.89480181251301; 19.364653972925197; 82.96933934431937; -41.64852342109315; 85.99370973989076; -11.293109525191; 28.730207776639162; 1.2017079380728575; 44.17322554782933; 75.38250587932117; -18.000269245014564; -99.94416541688133; 37.16905408655495; 20.391841727812633]</text:p>
          </table:table-cell>
          <table:table-cell office:value-type="float" office:value="520.065092779287" calcext:value-type="float">
            <text:p>520.0650927792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812429328" calcext:value-type="float">
            <text:p>2812429328</text:p>
          </table:table-cell>
          <table:table-cell office:value-type="string" calcext:value-type="string">
            <text:p>[-59.34771417930958; 92.10716961200077; -68.51750174888352; 7.944275072074873; -25.202055749120404; -93.23862140842374; 40.17538257548301; 99.37198286201695; 9.991221281744615; 13.052447461084867; -49.07004099404031; 43.71673106739152; -94.19038449887576; -23.810162740897383; 79.2032270262894; -39.229296387059854; 46.05067045326797; 71.00658586300568; -67.07683875401331; -33.57166025891378]</text:p>
          </table:table-cell>
          <table:table-cell office:value-type="float" office:value="520.038971650538" calcext:value-type="float">
            <text:p>520.0389716505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66087706" calcext:value-type="float">
            <text:p>3566087706</text:p>
          </table:table-cell>
          <table:table-cell office:value-type="string" calcext:value-type="string">
            <text:p>[-57.3724208854679; -56.93256778300262; -35.963357275574026; -20.18600683058331; -72.02026318523211; 80.55783615648551; 98.16714339539115; -63.66208281425407; -72.9285785118578; 9.984273342453847; 33.91675139665438; -39.259217801996016; 39.10937073739947; 82.18482863640739; -47.86528179013254; -40.077870671929276; -87.04497770490906; -26.96716941796649; 21.804165246477368; 34.37293999854546]</text:p>
          </table:table-cell>
          <table:table-cell office:value-type="float" office:value="520.044260884636" calcext:value-type="float">
            <text:p>520.044260884636</text:p>
          </table:table-cell>
          <table:table-cell table:formula="of:=IF(MOD(ROW()-ROW([.$H$2]);10)=0; AVERAGE(OFFSET([.$G$2]; (ROW()-ROW([.$H$2])); 0; 10)); &quot;&quot;)" office:value-type="float" office:value="520.048850890464" calcext:value-type="float">
            <text:p>520.048850890464</text:p>
          </table:table-cell>
          <table:table-cell table:formula="of:=IF(MOD(ROW()-ROW([.$I$2]);10)=0; COM.MICROSOFT.STDEV.S(OFFSET([.$G$2]; (ROW()-ROW([.$I$2])); 0; 10)); &quot;&quot;)" office:value-type="float" office:value="0.0062445128317459" calcext:value-type="float">
            <text:p>0.006244512831745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848002702" calcext:value-type="float">
            <text:p>3848002702</text:p>
          </table:table-cell>
          <table:table-cell office:value-type="string" calcext:value-type="string">
            <text:p>[-9.345306788881743; -44.878313902630865; -38.221745267986876; -30.07195233211182; 94.00684353539049; -4.648722644469871; -45.85156299574709; -84.57991797925484; 84.00189229728352; 3.161170903059343; -96.07776861689132; -10.291664249177757; 60.083939433535306; -93.760107481959; -95.11550888143492; -37.438590107217664; -15.971877702908088; 75.01967177483888; -95.45983420745694; -26.245468920583903]</text:p>
          </table:table-cell>
          <table:table-cell office:value-type="float" office:value="520.041940141819" calcext:value-type="float">
            <text:p>520.04194014181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12105657" calcext:value-type="float">
            <text:p>3412105657</text:p>
          </table:table-cell>
          <table:table-cell office:value-type="string" calcext:value-type="string">
            <text:p>[92.68806674857706; 78.09178106953476; -64.5459274224321; -39.35969147060317; 29.848066180770758; -1.780898532460796; 51.20527684613785; 34.347864530092664; 63.010405373043056; 50.03063376970698; 8.975760598285106; 54.76825050504209; 74.9956242843916; -62.79650869063875; 26.629917386634716; 82.1671912383998; -73.97265011536838; -9.013528585799762; 57.56465932137658; 35.17298849142853]</text:p>
          </table:table-cell>
          <table:table-cell office:value-type="float" office:value="520.054364243659" calcext:value-type="float">
            <text:p>520.0543642436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33047920" calcext:value-type="float">
            <text:p>3433047920</text:p>
          </table:table-cell>
          <table:table-cell office:value-type="string" calcext:value-type="string">
            <text:p>[50.62618532339235; 9.084520743855123; -70.20763532818368; -0.6431058632945081; 31.030131720229235; 44.15523631689712; -79.81061538655104; -1.6506025204236323; 30.015620127842197; 74.6938855911163; -80.06523635339559; -33.25863775342283; -16.03346985363207; 97.20983030526654; -11.707255358065296; -72.263538638633; 1.9830250137854932; 62.991047028303484; -77.09490978788484; 84.36028954971974]</text:p>
          </table:table-cell>
          <table:table-cell office:value-type="float" office:value="520.054931610665" calcext:value-type="float">
            <text:p>520.0549316106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20364976" calcext:value-type="float">
            <text:p>120364976</text:p>
          </table:table-cell>
          <table:table-cell office:value-type="string" calcext:value-type="string">
            <text:p>[-84.31347492818362; -60.93484216810025; 53.216217665326695; -61.26312890861625; 42.02122174618833; 9.94152592959432; -67.86234697136672; -43.62388628714962; 72.01621219802118; -56.797478194210505; -49.09406538124668; 10.71891451954005; -80.36707214170005; 74.2154663383013; 19.146078641029973; -62.83553658881513; -27.035075459935058; 9.016154131315005; -95.67079898811461; -47.18352286938148]</text:p>
          </table:table-cell>
          <table:table-cell office:value-type="float" office:value="520.060473512192" calcext:value-type="float">
            <text:p>520.0604735121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77837875" calcext:value-type="float">
            <text:p>477837875</text:p>
          </table:table-cell>
          <table:table-cell office:value-type="string" calcext:value-type="string">
            <text:p>[98.61154008527313; -53.906761668023236; 38.35489280909346; 51.54616045489888; 92.92901928388267; 68.55361424502382; -73.81780607606474; -58.606440967614894; 34.03690895334813; -61.45494898103754; 13.914731632858704; 14.692022634001361; -39.316725852719834; -29.813862217535217; 4.153491315050786; -30.476273554003157; 74.00922156382; 11.010448256120142; 1.0894895404171479; -54.52187812753246]</text:p>
          </table:table-cell>
          <table:table-cell office:value-type="float" office:value="520.041245397487" calcext:value-type="float">
            <text:p>520.0412453974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3539283" calcext:value-type="float">
            <text:p>353539283</text:p>
          </table:table-cell>
          <table:table-cell office:value-type="string" calcext:value-type="string">
            <text:p>[51.59389043013604; -49.89391592126955; 14.372481557099022; -13.16424797039815; -85.01184419141308; -59.67441935257307; 71.18625336879637; -0.6382203852350159; -66.97459187770502; 64.88934686736215; 20.931519179959963; -55.347320788594054; 73.3256507179166; 44.23103560581035; 18.968469886106547; -80.62053338113992; -51.99492782350561; -40.96107507468021; 34.687862104933856; 76.61614169826774]</text:p>
          </table:table-cell>
          <table:table-cell office:value-type="float" office:value="520.048130651097" calcext:value-type="float">
            <text:p>520.04813065109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448730539" calcext:value-type="float">
            <text:p>1448730539</text:p>
          </table:table-cell>
          <table:table-cell office:value-type="string" calcext:value-type="string">
            <text:p>[-90.34975131615926; -19.94676622016746; -97.23748151308729; 80.00825650098912; -13.81838294008216; 48.62974079314358; 11.173175187570237; 91.36320307358744; -66.95513919314209; -59.60782684223378; -87.02612490818873; -75.26609027796907; -85.98721898356148; 56.130922115891195; 49.92611578788379; 52.232929132716976; -58.00186949271611; 50.04893271778417; 3.199362173271993; 45.43911923357757]</text:p>
          </table:table-cell>
          <table:table-cell office:value-type="float" office:value="520.047896865249" calcext:value-type="float">
            <text:p>520.0478968652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953192995" calcext:value-type="float">
            <text:p>2953192995</text:p>
          </table:table-cell>
          <table:table-cell office:value-type="string" calcext:value-type="string">
            <text:p>[72.64752890337672; -55.91087267952466; 15.580375590788748; 34.985805329702345; 13.932111860033288; -82.73157501595074; -56.80302151245529; -25.657032824545183; 92.02162177570949; -26.720174102335577; 35.915157083426266; 87.74962889091248; 92.45090933727457; 11.192983420060784; 79.74443503233607; -13.138034832597896; 60.035567025821365; 10.002247544175802; 74.56340111955723; -67.51732992101867]</text:p>
          </table:table-cell>
          <table:table-cell office:value-type="float" office:value="520.050584186767" calcext:value-type="float">
            <text:p>520.0505841867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530307664" calcext:value-type="float">
            <text:p>1530307664</text:p>
          </table:table-cell>
          <table:table-cell office:value-type="string" calcext:value-type="string">
            <text:p>[76.63439285951387; 60.07544471284319; 3.2196948659339597; -98.84867792457548; -39.831906486071176; -58.500021932922785; -19.825643358156086; -26.631701916076935; 80.98953585360744; 71.71021832053529; 33.90138930815937; 61.705338319151736; -67.56677670647383; 82.21596369189618; 3.929116810635591; 59.383274634249034; 86.02354699819378; 68.98501721466499; 7.864286554304229; -73.91924784060733]</text:p>
          </table:table-cell>
          <table:table-cell office:value-type="float" office:value="520.04468141107" calcext:value-type="float">
            <text:p>520.0446814110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78178086" calcext:value-type="float">
            <text:p>4278178086</text:p>
          </table:table-cell>
          <table:table-cell office:value-type="string" calcext:value-type="string">
            <text:p>[-13.48835191484924; -5.026041706961646; -38.66205791516004; -5.92101085445343; 43.7711935698979; -12.743259653328998; -14.605355645111738; -13.57757514115917; -18.943549756229324; 20.50342985697873; 12.892966606148244; 6.689335796469187; 17.34083221229902; -0.5431311813639597; -15.201949473720429; -20.080068558275094; -6.550649225710035; 81.06839532716882; 7.679959025859277; -0.14964536878264212]</text:p>
          </table:table-cell>
          <table:table-cell office:value-type="float" office:value="520.779814372364" calcext:value-type="float">
            <text:p>520.779814372364</text:p>
          </table:table-cell>
          <table:table-cell table:formula="of:=IF(MOD(ROW()-ROW([.$H$2]);10)=0; AVERAGE(OFFSET([.$G$2]; (ROW()-ROW([.$H$2])); 0; 10)); &quot;&quot;)" office:value-type="float" office:value="520.703065457611" calcext:value-type="float">
            <text:p>520.703065457611</text:p>
          </table:table-cell>
          <table:table-cell table:formula="of:=IF(MOD(ROW()-ROW([.$I$2]);10)=0; COM.MICROSOFT.STDEV.S(OFFSET([.$G$2]; (ROW()-ROW([.$I$2])); 0; 10)); &quot;&quot;)" office:value-type="float" office:value="0.0656675175575584" calcext:value-type="float">
            <text:p>0.065667517557558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654753396" calcext:value-type="float">
            <text:p>1654753396</text:p>
          </table:table-cell>
          <table:table-cell office:value-type="string" calcext:value-type="string">
            <text:p>[-5.5327007887240285; 6.93677287434036; 14.324843974918863; -11.81145033730008; 58.03272072095125; 16.53746322045076; -0.9265074709935541; 10.36264529578465; -6.033084105216425; -38.042586321545414; 0.8641902886123578; -0.09031952341259844; 3.0184133751241404; -1.8763659085120843; 6.77563451479746; 42.71013307081377; -82.87801850286306; -4.05751802499529; 2.6260023502005505; 12.271279283448408]</text:p>
          </table:table-cell>
          <table:table-cell office:value-type="float" office:value="520.749898602072" calcext:value-type="float">
            <text:p>520.7498986020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412200341" calcext:value-type="float">
            <text:p>2412200341</text:p>
          </table:table-cell>
          <table:table-cell office:value-type="string" calcext:value-type="string">
            <text:p>[-7.322176795959251; -4.74435761805627; -13.51106809109385; 20.690010513673304; 52.45236765182889; -5.235153544232165; 5.244440923415061; -7.6881694174914434; -8.989695646074047; -2.718416707739676; -27.14727055187918; 10.670605507764552; -14.934351467034332; 47.446753825814575; -16.760958506970958; -40.32813077031963; 21.87953313997462; -20.965138859495475; 36.50126789206411; 17.537303536880184]</text:p>
          </table:table-cell>
          <table:table-cell office:value-type="float" office:value="520.71747258485" calcext:value-type="float">
            <text:p>520.717472584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994777232" calcext:value-type="float">
            <text:p>2994777232</text:p>
          </table:table-cell>
          <table:table-cell office:value-type="string" calcext:value-type="string">
            <text:p>[18.614596423128674; -7.984839288220766; 15.516109215107399; -36.904263694625854; 0.9158284334387998; -5.640687503223624; 2.2596251681573376; -25.663782741090714; 28.16201578193385; -2.8936500087474513; -3.8557146020383053; 31.76310678464795; 6.79898708852081; 9.268230694727393; 6.9341281949339955; -28.818591303656802; 20.58529718211178; -41.022568675096096; -13.314275847042762; 4.347430053941166]</text:p>
          </table:table-cell>
          <table:table-cell office:value-type="float" office:value="520.755819626852" calcext:value-type="float">
            <text:p>520.7558196268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805310664" calcext:value-type="float">
            <text:p>3805310664</text:p>
          </table:table-cell>
          <table:table-cell office:value-type="string" calcext:value-type="string">
            <text:p>[8.680431330682756; 50.75043485996142; -18.851095218058685; 5.876078502348998; -23.340584118098775; 12.018063632041308; -79.67807684257073; -4.75029396611674; 20.981466874223774; -4.051439454868699; 68.94266022056246; -8.311450666727172; -19.498813160629943; -23.755334609627194; -53.0433308432178; 18.91525594372796; 8.171840329101977; -36.96773172432824; 25.90630961425103; -6.683934841620926]</text:p>
          </table:table-cell>
          <table:table-cell office:value-type="float" office:value="520.612191336808" calcext:value-type="float">
            <text:p>520.6121913368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953531463" calcext:value-type="float">
            <text:p>3953531463</text:p>
          </table:table-cell>
          <table:table-cell office:value-type="string" calcext:value-type="string">
            <text:p>[-44.389031995658826; 23.999970137711312; -1.4736343301841273; -1.4991689527660228; -28.024772982596705; 0.5961564002529941; -17.710418245337564; -61.70692655907779; -7.863884807370363; -26.057075237919168; 2.953445293596943; 1.767038972508928; -14.435493047573916; 6.2546276025796175; -8.69735710125; 31.034804110277175; 4.047325377144448; -23.91292068230966; -11.9328154338938; 18.88919853085322]</text:p>
          </table:table-cell>
          <table:table-cell office:value-type="float" office:value="520.716308826165" calcext:value-type="float">
            <text:p>520.7163088261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198434366" calcext:value-type="float">
            <text:p>4198434366</text:p>
          </table:table-cell>
          <table:table-cell office:value-type="string" calcext:value-type="string">
            <text:p>[-6.023389339916537; -8.012042477649633; 13.610291332425422; -37.107083885228235; -0.297285804965453; -8.134334861677312; 87.04753617544372; -16.44086349516756; -2.1681067595513692; -33.06018697542574; -14.090590451238707; 0.7720452509724354; -23.97739611560198; 12.996725934400533; -6.317389378909796; 6.542228206687236; -30.9848522698853; -0.14795365690316742; -11.351116433231514; 0.5686332375919894]</text:p>
          </table:table-cell>
          <table:table-cell office:value-type="float" office:value="520.76121726585" calcext:value-type="float">
            <text:p>520.761217265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047181858" calcext:value-type="float">
            <text:p>1047181858</text:p>
          </table:table-cell>
          <table:table-cell office:value-type="string" calcext:value-type="string">
            <text:p>[-6.433988990078097; -1.9525144922984956; -6.078852203245202; -29.72921719251756; 11.558804802438496; -9.364129109310365; -5.762589650935921; 15.368457510957153; 30.81469450471368; 2.7692072898685574; -4.075460342727316; 16.623465205265834; -6.839852271567819; -87.53787761321217; -16.293171098989617; 22.874400827984562; 8.983098252462309; -10.832292822713779; 18.675908537295992; 26.91614124803109]</text:p>
          </table:table-cell>
          <table:table-cell office:value-type="float" office:value="520.598927147798" calcext:value-type="float">
            <text:p>520.5989271477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473232885" calcext:value-type="float">
            <text:p>3473232885</text:p>
          </table:table-cell>
          <table:table-cell office:value-type="string" calcext:value-type="string">
            <text:p>[-35.2158258644795; 15.220253046925304; -8.821821436966745; 16.999459912607524; 2.781892107926085; -25.15315429709786; 9.300055848080609; 27.479811061840806; 17.01599906379173; 0.6857661317614143; 22.837501253907405; 6.921536977789835; 22.69689395303088; 5.56185375032713; -8.754518174819104; -3.6732091646729668; 18.999236303374026; -11.995678024566457; 15.907130066855089; -14.005780482061095]</text:p>
          </table:table-cell>
          <table:table-cell office:value-type="float" office:value="520.707071203206" calcext:value-type="float">
            <text:p>520.7070712032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947947689" calcext:value-type="float">
            <text:p>1947947689</text:p>
          </table:table-cell>
          <table:table-cell office:value-type="string" calcext:value-type="string">
            <text:p>[-3.257426776612423; 10.11926120117123; 14.434854083225845; -32.96275976540878; 30.45237370607913; 30.483444274705747; -1.9501514588530229; -14.64034794975815; 9.942088210746059; 30.226584717154747; -41.9827860051565; 20.338681133845355; -3.744166904761519; -3.940757984198674; 66.08954401289562; -11.766290244363208; -9.970370221266236; -40.07353975221009; 8.267207266469471; 6.692131833859871]</text:p>
          </table:table-cell>
          <table:table-cell office:value-type="float" office:value="520.631933610146" calcext:value-type="float">
            <text:p>520.63193361014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992076" calcext:value-type="float">
            <text:p>25992076</text:p>
          </table:table-cell>
          <table:table-cell office:value-type="string" calcext:value-type="string">
            <text:p>[23.72079886097868; -17.025113246238213; -27.59870052753986; 17.06727607703832; -4.725592783279126; 32.29324344188284; 16.458318384989706; -17.456149092660457; -22.055451387955095; -6.909633757106407; 22.49270087463976; -27.22411872042541; -6.574090577095443; -10.764422404046474; 10.42494368814272; -5.262263435128816; 31.01639772070169; -37.13630150735814; -0.9568137719631713; -5.657462783364261]</text:p>
          </table:table-cell>
          <table:table-cell office:value-type="float" office:value="520.776239731026" calcext:value-type="float">
            <text:p>520.776239731026</text:p>
          </table:table-cell>
          <table:table-cell table:formula="of:=IF(MOD(ROW()-ROW([.$H$2]);10)=0; AVERAGE(OFFSET([.$G$2]; (ROW()-ROW([.$H$2])); 0; 10)); &quot;&quot;)" office:value-type="float" office:value="520.696414789363" calcext:value-type="float">
            <text:p>520.696414789363</text:p>
          </table:table-cell>
          <table:table-cell table:formula="of:=IF(MOD(ROW()-ROW([.$I$2]);10)=0; COM.MICROSOFT.STDEV.S(OFFSET([.$G$2]; (ROW()-ROW([.$I$2])); 0; 10)); &quot;&quot;)" office:value-type="float" office:value="0.0746744587659863" calcext:value-type="float">
            <text:p>0.074674458765986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331462956" calcext:value-type="float">
            <text:p>3331462956</text:p>
          </table:table-cell>
          <table:table-cell office:value-type="string" calcext:value-type="string">
            <text:p>[4.753160767743692; -33.91148029405462; 15.117247787101451; 11.377706070936174; 19.576521833806282; 0.5650502181887515; 2.085326611449932; -13.579726374824876; -4.336606415901874; 47.881690273957545; -28.010157402531675; -0.25070451611420985; 6.243894671604854; 15.264307596000517; -17.8377696830699; 18.70276192502979; 34.01801590516142; 14.764550399714157; -17.98752524952384; -13.447760356143998]</text:p>
          </table:table-cell>
          <table:table-cell office:value-type="float" office:value="520.721047297305" calcext:value-type="float">
            <text:p>520.7210472973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945498633" calcext:value-type="float">
            <text:p>945498633</text:p>
          </table:table-cell>
          <table:table-cell office:value-type="string" calcext:value-type="string">
            <text:p>[13.685654609691866; -1.8738760795428973; 27.54323899034209; 5.006421571647072; 5.584220435425223; 1.6848814402067516; 5.214654054338109; 18.442801968585425; -28.859711228459627; -5.344455596487837; 0.05203367624590112; 5.489430528817794; 68.38134041124192; 1.2029089174416607; -4.978735737040101; -3.0140836363004833; -11.056232508644015; 7.007472943744828; -47.52919619097522; 24.045617065561586]</text:p>
          </table:table-cell>
          <table:table-cell office:value-type="float" office:value="520.533414813897" calcext:value-type="float">
            <text:p>520.53341481389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004860737" calcext:value-type="float">
            <text:p>3004860737</text:p>
          </table:table-cell>
          <table:table-cell office:value-type="string" calcext:value-type="string">
            <text:p>[-20.49103400271818; -12.77928848555303; 44.0920210040853; -3.9282607045096936; -2.7338977887508182; -22.619739526861782; -13.872932908789558; -7.654129850471625; 36.86912349260348; -18.809111667595886; 31.963556504184055; -15.370906506219498; 12.681593384210517; 9.409205547486467; -44.87437738326919; -12.03968906778549; -10.967763147562701; -18.801435128823247; -11.546714503295892; 7.376031559549291]</text:p>
          </table:table-cell>
          <table:table-cell office:value-type="float" office:value="520.73373709714" calcext:value-type="float">
            <text:p>520.733737097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936259375" calcext:value-type="float">
            <text:p>2936259375</text:p>
          </table:table-cell>
          <table:table-cell office:value-type="string" calcext:value-type="string">
            <text:p>[-28.352710086385102; -6.05091200361068; -3.7022334514382402; 8.204614811067225; -6.663586206383737; -20.840289690029287; -13.805866918453729; -17.624372149681644; 6.2404217226503995; 34.88865875924995; -12.961828829482583; 14.635242679841284; -18.58447669469678; -10.844980215509908; 25.316720196865003; 7.292009439403994; 71.87691634697407; 45.69295343224331; -16.182210561707993; -65.52656574052381]</text:p>
          </table:table-cell>
          <table:table-cell office:value-type="float" office:value="520.715474972729" calcext:value-type="float">
            <text:p>520.71547497272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791055099" calcext:value-type="float">
            <text:p>1791055099</text:p>
          </table:table-cell>
          <table:table-cell office:value-type="string" calcext:value-type="string">
            <text:p>[-20.9634129321411; -26.856023232565917; 4.153480857359757; 32.848834399817925; -6.409985561126867; 1.697755048858192; -19.866485037438085; 5.432657722296478; 14.917729427451233; -0.64117365049432; 59.899671709415024; -43.5186699975225; -11.797238723970388; -2.6460683910657696; 18.931695586493824; 16.6659812711805; -12.238886839109892; -36.85485717156778; -4.83405096812505; 29.918448871778267]</text:p>
          </table:table-cell>
          <table:table-cell office:value-type="float" office:value="520.725844713754" calcext:value-type="float">
            <text:p>520.7258447137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83384851" calcext:value-type="float">
            <text:p>2783384851</text:p>
          </table:table-cell>
          <table:table-cell office:value-type="string" calcext:value-type="string">
            <text:p>[9.494507184199806; -1.7344240498931156; -17.557478589085367; 22.66916431860603; 30.040552306339947; 25.528673013882585; 0.2289869553490748; 26.37526468708383; -27.839936399645985; 5.69487630674422; 0.046412163749478985; -10.4120890286983; 21.346939678755497; 38.27759944538319; 44.58880409098495; 14.723772577486395; -22.032361502675165; -9.879152797299012; -66.30738246373708; 34.20214568352503]</text:p>
          </table:table-cell>
          <table:table-cell office:value-type="float" office:value="520.603107374828" calcext:value-type="float">
            <text:p>520.6031073748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61097177" calcext:value-type="float">
            <text:p>61097177</text:p>
          </table:table-cell>
          <table:table-cell office:value-type="string" calcext:value-type="string">
            <text:p>[-17.124701082282538; -82.94425124721225; -21.088042549956025; 10.955582260528601; -7.3743362009050974; 69.3265930198138; 23.199310168652904; -14.660942001045635; -26.341945844749272; 41.71384248399788; 83.0093647710321; -34.22799456514527; -23.98816607671926; -92.09340327139333; 1.3884556106488504; -6.067615464442339; -76.96061052772247; 32.17753386887193; 33.97430118196229; 7.859238526525516]</text:p>
          </table:table-cell>
          <table:table-cell office:value-type="float" office:value="520.70811040169" calcext:value-type="float">
            <text:p>520.708110401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200767678" calcext:value-type="float">
            <text:p>3200767678</text:p>
          </table:table-cell>
          <table:table-cell office:value-type="string" calcext:value-type="string">
            <text:p>[-12.180653439955046; -23.042231730884794; -0.7989709610356233; -19.180105363089712; -15.75192785338246; 39.13885661776925; 15.08891833342779; -3.6023878911469707; -20.00515117976739; 14.176140099928762; 18.048626286177313; 15.717816434554308; 3.954601722300022; -48.62095871923046; 6.105309081592221; -18.785715336987074; 25.03257091829969; 14.091383979106617; -11.078483124335307; -7.816148535632109]</text:p>
          </table:table-cell>
          <table:table-cell office:value-type="float" office:value="520.766578483306" calcext:value-type="float">
            <text:p>520.7665784833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38178477" calcext:value-type="float">
            <text:p>1238178477</text:p>
          </table:table-cell>
          <table:table-cell office:value-type="string" calcext:value-type="string">
            <text:p>[-8.351584459224046; 73.18313038504186; -3.927655982566356; 33.16012086767286; 15.770283226759139; 17.64697781251195; 10.165748807588486; 10.383500350218817; -0.14031647302453631; -6.513128333974192; 18.91231364361278; -4.3867635892444845; 2.781806621356003; 11.321825902095629; 9.078000367739932; -5.286476551637885; -3.8842006195353647; -12.025080261526396; -9.484967636325425; 1.8879534408949068]</text:p>
          </table:table-cell>
          <table:table-cell office:value-type="float" office:value="520.680593007953" calcext:value-type="float">
            <text:p>520.6805930079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437758500" calcext:value-type="float">
            <text:p>3437758500</text:p>
          </table:table-cell>
          <table:table-cell office:value-type="string" calcext:value-type="string">
            <text:p>[8.69575539164559; -4.059641068576436; 5.2956203789989; -4.317812972602574; -70.17037178750476; 12.811509257312968; 26.152332366195473; 61.33393700682589; -39.991318885985585; 25.46136685763696; 23.881153660094576; 85.57059646687875; -51.15544344113322; 20.174501075003178; -60.95032196638711; 4.768888219291496; -16.840049876826107; -26.773323408363172; 3.4223706369879556; 39.88909476186672]</text:p>
          </table:table-cell>
          <table:table-cell office:value-type="float" office:value="520.540952957284" calcext:value-type="float">
            <text:p>520.540952957284</text:p>
          </table:table-cell>
          <table:table-cell table:formula="of:=IF(MOD(ROW()-ROW([.$H$2]);10)=0; AVERAGE(OFFSET([.$G$2]; (ROW()-ROW([.$H$2])); 0; 10)); &quot;&quot;)" office:value-type="float" office:value="518.684311663996" calcext:value-type="float">
            <text:p>518.684311663996</text:p>
          </table:table-cell>
          <table:table-cell table:formula="of:=IF(MOD(ROW()-ROW([.$I$2]);10)=0; COM.MICROSOFT.STDEV.S(OFFSET([.$G$2]; (ROW()-ROW([.$I$2])); 0; 10)); &quot;&quot;)" office:value-type="float" office:value="4.02156462177979" calcext:value-type="float">
            <text:p>4.0215646217797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244292153" calcext:value-type="float">
            <text:p>2244292153</text:p>
          </table:table-cell>
          <table:table-cell office:value-type="string" calcext:value-type="string">
            <text:p>[-11.045245037438448; -54.079314907633304; 15.498071505855407; -5.40291998591895; 32.78221375107071; 36.95184705776144; 24.256253502904705; -78.78776471458475; -69.68704301044278; -26.22204790640361; 2.5227625579536395; 27.202191135750347; -19.185768169934704; 47.83426624286358; 34.726348536815465; 72.93771387827726; 2.9077167815575327; -28.61889519101846; -56.12334294678829; 18.39119953401793]</text:p>
          </table:table-cell>
          <table:table-cell office:value-type="float" office:value="512.433790541332" calcext:value-type="float">
            <text:p>512.4337905413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945777258" calcext:value-type="float">
            <text:p>945777258</text:p>
          </table:table-cell>
          <table:table-cell office:value-type="string" calcext:value-type="string">
            <text:p>[33.73955731955489; -42.74139574865722; 25.097077930351716; -36.977232255759034; 36.15183645582867; 60.1585907210159; -35.72169954718543; 28.24345979017263; -27.93615545309871; 22.72729500193094; 70.88678551537691; 79.80383320227658; 77.498202674824; -10.750311285116545; 12.453390263166877; 1.203573047829851; -48.097369584413194; 17.846921097082237; -28.89876932645018; 59.12063298654656]</text:p>
          </table:table-cell>
          <table:table-cell office:value-type="float" office:value="520.537992531457" calcext:value-type="float">
            <text:p>520.5379925314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841254847" calcext:value-type="float">
            <text:p>841254847</text:p>
          </table:table-cell>
          <table:table-cell office:value-type="string" calcext:value-type="string">
            <text:p>[-48.42055791400838; 64.04240174498068; -43.2911532616601; 9.958553116048535; 67.55455139255773; -83.27263333552072; -1.997015774521163; 37.43227970564021; 28.18257497634019; -31.11592965314943; -9.091377867251602; 23.660563466007265; 18.88565811030714; -25.619322406687033; -35.479046818287834; 3.9813117308226413; 50.05751672820507; 46.8970777458049; 94.4594353503322; -8.60310298631826]</text:p>
          </table:table-cell>
          <table:table-cell office:value-type="float" office:value="520.561263823295" calcext:value-type="float">
            <text:p>520.56126382329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8881850" calcext:value-type="float">
            <text:p>38881850</text:p>
          </table:table-cell>
          <table:table-cell office:value-type="string" calcext:value-type="string">
            <text:p>[3.4714663056546327; 1.081831426653915; 54.7629661416125; -69.64340099054714; 13.105595310002856; -45.32350051666768; 28.988993972855038; -18.621786288658505; 2.9720815662593894; -5.196305432254456; 18.056232934798366; 28.653628791707337; 19.573231703858482; -32.63393121132462; -19.752876215620137; 12.594933583834123; -23.81874156097208; -13.853220857540439; 60.74548786751514; 39.025120283500144]</text:p>
          </table:table-cell>
          <table:table-cell office:value-type="float" office:value="520.608156247839" calcext:value-type="float">
            <text:p>520.6081562478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54358393" calcext:value-type="float">
            <text:p>454358393</text:p>
          </table:table-cell>
          <table:table-cell office:value-type="string" calcext:value-type="string">
            <text:p>[-26.27366694132943; -19.907209527920408; 52.3172015063399; 25.287040880647503; 3.170315681086409; 40.76160980506716; -65.66536927429476; -71.75313366043352; 38.94059706992929; -28.4179078841313; -13.133496614205058; 0.7101660426440914; 20.68533652349314; 42.33384129539871; -48.237908584241886; -42.09273079772063; -14.066055525009897; -0.8456215135503609; 26.08844134290443; 64.41291502360639]</text:p>
          </table:table-cell>
          <table:table-cell office:value-type="float" office:value="520.534896091452" calcext:value-type="float">
            <text:p>520.5348960914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279714005" calcext:value-type="float">
            <text:p>3279714005</text:p>
          </table:table-cell>
          <table:table-cell office:value-type="string" calcext:value-type="string">
            <text:p>[-16.243361091059224; 47.170279842087005; -69.43907862692733; 58.41886612015921; 17.47354554268985; -53.99170043952202; -24.924561604981903; 46.48322357554273; -8.44894786298904; -51.011068909912765; 67.95797030753506; 18.661482779288853; -59.85407738327686; 2.2543081981586317; 4.030812624468769; -84.73893076611651; -40.12475632702493; 77.9784324242582; -42.09117921130421; -33.86796725869335]</text:p>
          </table:table-cell>
          <table:table-cell office:value-type="float" office:value="520.612654366109" calcext:value-type="float">
            <text:p>520.6126543661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6766025" calcext:value-type="float">
            <text:p>26766025</text:p>
          </table:table-cell>
          <table:table-cell office:value-type="string" calcext:value-type="string">
            <text:p>[4.635832520073311; -95.04269296193351; -13.026067772664298; -20.311416821598634; -18.800791009506106; 0.8621305309517688; -76.8223851036175; 24.471320142467427; 25.021875895562417; 44.42106855282945; 20.61274441131554; 55.76212260403497; 31.423354496513838; 27.107919136621362; -20.492273989804815; 46.24109665956257; 34.98867061165865; -0.9152027906276474; -18.507732778810013; -17.0505413378127]</text:p>
          </table:table-cell>
          <table:table-cell office:value-type="float" office:value="520.565077622353" calcext:value-type="float">
            <text:p>520.5650776223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361710154" calcext:value-type="float">
            <text:p>2361710154</text:p>
          </table:table-cell>
          <table:table-cell office:value-type="string" calcext:value-type="string">
            <text:p>[21.58305364682207; 39.01386642880129; 1.5717549253033596; -5.109371729814459; 11.70019368662582; 6.1093730978165635; -85.8094782201364; -21.81428173824377; -2.1220491223556883; 58.73437307604269; -14.077079259191084; 23.84372365050325; -31.62677985050388; 17.286858897221506; -55.89523791490712; -26.134835028715095; 48.10118820249558; -26.997088742889318; 7.525316872753624; 76.41133806344284]</text:p>
          </table:table-cell>
          <table:table-cell office:value-type="float" office:value="520.597935156863" calcext:value-type="float">
            <text:p>520.5979351568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323486691" calcext:value-type="float">
            <text:p>1323486691</text:p>
          </table:table-cell>
          <table:table-cell office:value-type="string" calcext:value-type="string">
            <text:p>[-8.802945640066266; -63.21531757718229; 16.79595342721179; -7.965698106351592; 30.220901423533213; 32.49796076917688; 19.279520707016655; -76.1171763478329; -66.71639778193813; -27.571306056390547; 7.700269688035047; 28.751809970595485; -11.081479571732231; 49.6082654220137; 39.40628042944344; 73.39346945418711; 2.2696704758791166; -29.77960142213496; -61.84820746358537; 19.748578376241056]</text:p>
          </table:table-cell>
          <table:table-cell office:value-type="float" office:value="509.850397301972" calcext:value-type="float">
            <text:p>509.8503973019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21824108" calcext:value-type="float">
            <text:p>4121824108</text:p>
          </table:table-cell>
          <table:table-cell office:value-type="string" calcext:value-type="string">
            <text:p>[-32.309787494078186; 13.976527398184883; -21.26662952143229; 4.990982266587435; 13.993387050777718; -26.04361198161449; 67.25788879287958; 29.54139924173428; 7.854462892040438; -59.49890296312959; 70.90214063655309; 38.66725960813442; 22.628485198943757; -63.71582859147393; 26.152339829152552; -64.68061699661962; -65.98047995457296; 35.935845272978796; -36.10630069899746; -16.123054287417645]</text:p>
          </table:table-cell>
          <table:table-cell office:value-type="float" office:value="520.471257330042" calcext:value-type="float">
            <text:p>520.471257330042</text:p>
          </table:table-cell>
          <table:table-cell table:formula="of:=IF(MOD(ROW()-ROW([.$H$2]);10)=0; AVERAGE(OFFSET([.$G$2]; (ROW()-ROW([.$H$2])); 0; 10)); &quot;&quot;)" office:value-type="float" office:value="517.265198084727" calcext:value-type="float">
            <text:p>517.265198084727</text:p>
          </table:table-cell>
          <table:table-cell table:formula="of:=IF(MOD(ROW()-ROW([.$I$2]);10)=0; COM.MICROSOFT.STDEV.S(OFFSET([.$G$2]; (ROW()-ROW([.$I$2])); 0; 10)); &quot;&quot;)" office:value-type="float" office:value="5.13520299442408" calcext:value-type="float">
            <text:p>5.1352029944240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665647633" calcext:value-type="float">
            <text:p>3665647633</text:p>
          </table:table-cell>
          <table:table-cell office:value-type="string" calcext:value-type="string">
            <text:p>[28.843167610380377; 35.08755008688727; -45.30416475876879; -13.275612945559551; 33.190960237999796; -95.760236615459; -0.9525625632287245; 61.253651616937375; 35.88402236181253; -52.47454797968965; 15.887912409271834; -40.34380139319465; -13.949988855073084; 54.31816244516499; -57.39724065837407; -74.66821836828433; -39.90702029265414; 20.185370478543554; 19.66143259755984; -3.8588246422216566]</text:p>
          </table:table-cell>
          <table:table-cell office:value-type="float" office:value="520.479229872781" calcext:value-type="float">
            <text:p>520.47922987278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664413624" calcext:value-type="float">
            <text:p>664413624</text:p>
          </table:table-cell>
          <table:table-cell office:value-type="string" calcext:value-type="string">
            <text:p>[-33.40831993284957; 31.07459659983531; 16.83804794804803; -15.46932051931703; 23.082824604386175; -30.169503072027872; -50.91952519515009; -14.674672979086782; -16.958767986216277; -81.90818193771459; -82.88023278389488; 0.925471939197335; 53.10331619462975; -24.89644314343705; 3.4111292198327714; 18.678825620217804; 20.009702626699585; -66.98900082387908; -99.54214526772071; 16.985451713549416]</text:p>
          </table:table-cell>
          <table:table-cell office:value-type="float" office:value="520.396716470288" calcext:value-type="float">
            <text:p>520.3967164702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341323368" calcext:value-type="float">
            <text:p>2341323368</text:p>
          </table:table-cell>
          <table:table-cell office:value-type="string" calcext:value-type="string">
            <text:p>[-12.832183393717909; -65.03574813051785; 15.291448134350045; -2.524800489852203; 31.33677002548398; 34.09375183126457; 28.139481308238945; -68.52191862638107; -69.74207380086057; -27.734931526406065; 7.183836149557476; 26.00843204924321; -16.28898809666093; 53.75821263732953; 38.26764476861794; 76.32684776771421; 9.255300007201976; -25.099850417921427; -61.09164842078003; 17.8022803987528]</text:p>
          </table:table-cell>
          <table:table-cell office:value-type="float" office:value="509.643235230714" calcext:value-type="float">
            <text:p>509.6432352307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91937578" calcext:value-type="float">
            <text:p>4191937578</text:p>
          </table:table-cell>
          <table:table-cell office:value-type="string" calcext:value-type="string">
            <text:p>[12.568378838392665; 18.04463389735119; 41.07181683274098; 12.189992689286091; 49.83194153183122; -40.2479608044851; -68.88176994732996; 93.4042767372803; 23.123013529022334; -17.80733045006942; -7.183194221414277; -25.126356861188377; -15.773388943913169; 4.098021413219584; -5.232685153362983; -66.39366542638092; -30.04817492137495; -8.913173884599095; 43.82029357563344; 13.658922683801805]</text:p>
          </table:table-cell>
          <table:table-cell office:value-type="float" office:value="520.40443979707" calcext:value-type="float">
            <text:p>520.4044397970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18011180" calcext:value-type="float">
            <text:p>3318011180</text:p>
          </table:table-cell>
          <table:table-cell office:value-type="string" calcext:value-type="string">
            <text:p>[-72.18024985485897; 72.19701163093295; 11.851743822472178; 30.798880584300264; 9.930351451551132; 40.99880192698502; 25.933389084193582; -5.515107718356111; -63.06632536757218; -38.692654383100624; 48.89640494608683; 28.617363560968954; 54.0994646659058; -40.858577128278746; -43.16587596559739; -38.10496204700556; 38.23502223534265; -1.085941459338482; 11.270986075901437; 2.308370542845582]</text:p>
          </table:table-cell>
          <table:table-cell office:value-type="float" office:value="520.493998880598" calcext:value-type="float">
            <text:p>520.4939988805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320505952" calcext:value-type="float">
            <text:p>1320505952</text:p>
          </table:table-cell>
          <table:table-cell office:value-type="string" calcext:value-type="string">
            <text:p>[-15.37904957172924; -65.59716364498607; 16.325009364882995; -7.0883125825394036; 35.91921295793619; 29.46384017534891; 22.188960650034083; -76.22430301758354; -66.84778319833846; -29.46255547035772; 8.565623560106234; 29.589879279773555; -12.871472836291566; 52.32579582834693; 32.566535343149226; 72.5639200578054; 7.854207914847628; -27.097856051553272; -65.74575166129745; 16.886773493307015]</text:p>
          </table:table-cell>
          <table:table-cell office:value-type="float" office:value="510.021241034154" calcext:value-type="float">
            <text:p>510.0212410341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885595684" calcext:value-type="float">
            <text:p>2885595684</text:p>
          </table:table-cell>
          <table:table-cell office:value-type="string" calcext:value-type="string">
            <text:p>[-68.24575057437873; -42.76507023684124; -9.766531477586163; -11.44535477595701; 50.85285128997862; 67.58902051343796; 28.310922781704562; -31.522699787033854; -43.12053796445353; 26.678561169358517; 28.084378507976474; 5.7172903505153645; -10.833913775132144; 47.268829813517435; 5.633883060729473; -9.538244697216129; -2.8062433259350064; -38.0629392219593; -10.901998242037543; 24.019518586669847]</text:p>
          </table:table-cell>
          <table:table-cell office:value-type="float" office:value="520.504855935657" calcext:value-type="float">
            <text:p>520.5048559356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37925310" calcext:value-type="float">
            <text:p>3337925310</text:p>
          </table:table-cell>
          <table:table-cell office:value-type="string" calcext:value-type="string">
            <text:p>[-53.41093789357774; -19.892876038280342; -52.1951463478528; -35.72036715120565; -23.790623258923357; 19.975107629582407; -81.9308573914423; -17.6731655051535; -19.12797614422783; -54.31369645549215; -55.144427392457175; -74.27447796846155; 32.844808227268544; 39.25190017909889; -24.803851481765214; 18.934527061339605; 64.88818363857558; -26.1351105178189; -87.32775486566753; 41.38740115352266]</text:p>
          </table:table-cell>
          <table:table-cell office:value-type="float" office:value="520.42681543283" calcext:value-type="float">
            <text:p>520.4268154328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213710401" calcext:value-type="float">
            <text:p>2213710401</text:p>
          </table:table-cell>
          <table:table-cell office:value-type="string" calcext:value-type="string">
            <text:p>[-12.487702091426357; -62.66116853208426; 16.411116041412406; -4.114703779420707; 30.95585877475661; 27.68754134365835; 24.509387284858768; -76.47171295528179; -66.62287700339706; -28.481845168651205; 4.845090550630095; 24.55491422807374; -14.848551237432742; 48.71864155318548; 34.041955992035156; 73.38280141587325; 7.095561915529104; -34.612248846099924; -57.54616969628238; 18.487551004589957]</text:p>
          </table:table-cell>
          <table:table-cell office:value-type="float" office:value="509.810190863139" calcext:value-type="float">
            <text:p>509.8101908631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609416703" calcext:value-type="float">
            <text:p>2609416703</text:p>
          </table:table-cell>
          <table:table-cell office:value-type="string" calcext:value-type="string">
            <text:p>[-2.392026338173552; 11.035643079914742; -99.3420619921501; -15.08696855340373; -27.892342071008684; -70.00622184999068; -90.92138293019579; -28.621427674003705; -45.99801029788755; 44.23886338124552; 96.00202456180654; -25.25890452228745; 33.68674483216096; -6.6452631014497445; -8.422200630831105; 44.1111438296237; -13.96147416080391; -37.885047899944766; 38.57008423767493; -61.818895398864186]</text:p>
          </table:table-cell>
          <table:table-cell office:value-type="float" office:value="520.415236044564" calcext:value-type="float">
            <text:p>520.415236044564</text:p>
          </table:table-cell>
          <table:table-cell table:formula="of:=IF(MOD(ROW()-ROW([.$H$2]);10)=0; AVERAGE(OFFSET([.$G$2]; (ROW()-ROW([.$H$2])); 0; 10)); &quot;&quot;)" office:value-type="float" office:value="520.376415100527" calcext:value-type="float">
            <text:p>520.376415100527</text:p>
          </table:table-cell>
          <table:table-cell table:formula="of:=IF(MOD(ROW()-ROW([.$I$2]);10)=0; COM.MICROSOFT.STDEV.S(OFFSET([.$G$2]; (ROW()-ROW([.$I$2])); 0; 10)); &quot;&quot;)" office:value-type="float" office:value="0.0340445724291243" calcext:value-type="float">
            <text:p>0.034044572429124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93534108" calcext:value-type="float">
            <text:p>1593534108</text:p>
          </table:table-cell>
          <table:table-cell office:value-type="string" calcext:value-type="string">
            <text:p>[71.57879567416333; 81.23885362641198; -82.51791394333765; 48.68218353098699; 76.56694236679478; 47.274354669663325; 47.136696899637585; -81.62786708523075; 28.11828832877802; 25.24685313939674; -18.018037048879954; 4.740679666762372; -67.06172531540733; 49.2212435266149; 51.57091976170955; 3.355916053844439; -14.966739951128961; 51.21161751166204; -1.4114035533795573; 63.38429496584581]</text:p>
          </table:table-cell>
          <table:table-cell office:value-type="float" office:value="520.369543018488" calcext:value-type="float">
            <text:p>520.3695430184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698446969" calcext:value-type="float">
            <text:p>1698446969</text:p>
          </table:table-cell>
          <table:table-cell office:value-type="string" calcext:value-type="string">
            <text:p>[15.68052173013838; 42.0352392246977; 36.194651215370385; 18.140678693526354; -5.390832543746054; 21.83462304900597; -13.875637567034154; 1.2892163301136672; 15.978744055185985; 55.041831737248444; -66.02871835093512; 41.50646724473512; 32.641546282879474; -27.653302913904724; -14.133533579526912; -2.3123563033987438; -41.97071260210884; 19.122473739655682; 46.35955347024441; 62.339700959347724]</text:p>
          </table:table-cell>
          <table:table-cell office:value-type="float" office:value="520.40215221968" calcext:value-type="float">
            <text:p>520.402152219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439270044" calcext:value-type="float">
            <text:p>3439270044</text:p>
          </table:table-cell>
          <table:table-cell office:value-type="string" calcext:value-type="string">
            <text:p>[45.50507466284428; -65.99568040899871; 17.394503917513987; -14.546599239222529; 78.51588655523065; 34.81825994656226; 31.113867900454316; -28.549490190280004; -59.11087941252832; 14.4973304139755; 32.82505886376434; 59.73371402086613; -10.743787969843032; -8.771721415748942; -54.59281076711346; -13.992681282865178; -9.018511644794089; 2.005106663748286; -26.322244740826925; 48.88578048888577]</text:p>
          </table:table-cell>
          <table:table-cell office:value-type="float" office:value="520.346417070868" calcext:value-type="float">
            <text:p>520.3464170708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114950041" calcext:value-type="float">
            <text:p>1114950041</text:p>
          </table:table-cell>
          <table:table-cell office:value-type="string" calcext:value-type="string">
            <text:p>[54.54507020355388; -9.895263599544379; 65.76169633182806; 42.22387221105346; 9.009817177401345; -44.6307706797836; 79.11420232014095; 0.5174694855065249; -4.88303422247442; -96.32766339778611; 71.88359871208739; -22.369469526760184; 14.973708653802461; 1.1992117539107334; -36.3039066533898; 77.63559915256806; 15.978722063282131; 44.867837376256006; 50.38060216279143; -82.13439335271639]</text:p>
          </table:table-cell>
          <table:table-cell office:value-type="float" office:value="520.376534709416" calcext:value-type="float">
            <text:p>520.3765347094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8097337" calcext:value-type="float">
            <text:p>398097337</text:p>
          </table:table-cell>
          <table:table-cell office:value-type="string" calcext:value-type="string">
            <text:p>[-24.36640188811142; -34.90020262663238; -33.526842334129555; -3.976316855856684; 39.44741161628244; -77.9045514645846; 22.990198382466424; 9.506485637874686; -2.030335970114591; -56.66754672691238; 40.89867900653813; -42.32509876732647; 11.541499679013619; -58.964851361025794; 30.204219311892885; 36.748216443269115; 53.11844712500191; -18.85952643889265; 34.56360476495493; 32.366067224455094]</text:p>
          </table:table-cell>
          <table:table-cell office:value-type="float" office:value="520.406196141788" calcext:value-type="float">
            <text:p>520.4061961417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819037091" calcext:value-type="float">
            <text:p>3819037091</text:p>
          </table:table-cell>
          <table:table-cell office:value-type="string" calcext:value-type="string">
            <text:p>[80.61397102326444; -57.906490314164415; -38.111360187745504; 9.52188837934765; -69.36158442386483; -6.053236166790834; 59.18844388944581; -80.69468306989545; -2.0227565132867813; -91.93147164323574; 63.88696118520778; -19.27825148479002; 17.97776800302053; -7.783236191832657; 97.45497550344479; 18.934535930889584; 72.13170437390048; 18.072364385823384; -71.67324306342606; 8.958598812338348]</text:p>
          </table:table-cell>
          <table:table-cell office:value-type="float" office:value="520.300994617457" calcext:value-type="float">
            <text:p>520.3009946174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280596334" calcext:value-type="float">
            <text:p>1280596334</text:p>
          </table:table-cell>
          <table:table-cell office:value-type="string" calcext:value-type="string">
            <text:p>[-12.249007412632576; 49.80532799446772; 46.27069510830671; 29.06752238700165; 34.52420947295903; 82.79338899485674; -68.96758878549281; 18.31383752838159; -28.014154228802106; 10.013517690256533; -6.06270803976302; 76.7743026416369; 17.862887143529814; 53.32673360775267; 46.47776238358617; 56.8184658905964; 35.06630811780863; -28.906915971646903; -65.67029328824185; 14.42377446875777]</text:p>
          </table:table-cell>
          <table:table-cell office:value-type="float" office:value="520.388816657826" calcext:value-type="float">
            <text:p>520.38881665782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0490059" calcext:value-type="float">
            <text:p>150490059</text:p>
          </table:table-cell>
          <table:table-cell office:value-type="string" calcext:value-type="string">
            <text:p>[-98.46315189001736; -32.93058699063394; -33.489974611034995; -67.67289958678592; -18.996100693927232; 24.7899988323422; 43.108069194784484; -9.45059261574059; 52.96041310584981; 10.23559302798283; -75.19311957661611; 31.78055036242387; -7.550570430438967; -1.8430055225585307; -15.61943127815946; -3.7133444121062515; -14.05078657758619; -35.90259416819258; 25.984733335681938; 28.737634194251363]</text:p>
          </table:table-cell>
          <table:table-cell office:value-type="float" office:value="520.362233412456" calcext:value-type="float">
            <text:p>520.36223341245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21542774" calcext:value-type="float">
            <text:p>421542774</text:p>
          </table:table-cell>
          <table:table-cell office:value-type="string" calcext:value-type="string">
            <text:p>[-63.371268009660014; -65.00649242713615; -5.9016662064308685; 24.576839498891815; -22.422202803297303; 9.492112395621447; -39.692620668323315; -6.577848328294435; 13.809093729449796; 45.53786042854388; 48.04870179683755; 64.7528162507644; 43.294036407735014; -41.90155714804037; -85.37153912472036; -15.425015335053018; -12.933538608815383; -23.12371548539292; 75.5492763658493; -59.33899305492663]</text:p>
          </table:table-cell>
          <table:table-cell office:value-type="float" office:value="520.396027112723" calcext:value-type="float">
            <text:p>520.3960271127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07441252" calcext:value-type="float">
            <text:p>3507441252</text:p>
          </table:table-cell>
          <table:table-cell office:value-type="string" calcext:value-type="string">
            <text:p>[31.751426636856223; 29.100950338307733; 16.68321589788811; -13.400485231045788; -39.41514679899837; 81.13865411390205; 31.26982293704811; 83.51451789584058; -77.03733870289204; 37.89393924264678; -49.13930572432099; -3.227436194439541; 86.46705145551508; 35.07119764194121; -32.11174293010978; -53.70538714131571; 26.979740157447477; 23.971890761481134; 56.95903284987382; 10.911337885361716]</text:p>
          </table:table-cell>
          <table:table-cell office:value-type="float" office:value="520.342301041178" calcext:value-type="float">
            <text:p>520.342301041178</text:p>
          </table:table-cell>
          <table:table-cell table:formula="of:=IF(MOD(ROW()-ROW([.$H$2]);10)=0; AVERAGE(OFFSET([.$G$2]; (ROW()-ROW([.$H$2])); 0; 10)); &quot;&quot;)" office:value-type="float" office:value="520.307246082246" calcext:value-type="float">
            <text:p>520.307246082246</text:p>
          </table:table-cell>
          <table:table-cell table:formula="of:=IF(MOD(ROW()-ROW([.$I$2]);10)=0; COM.MICROSOFT.STDEV.S(OFFSET([.$G$2]; (ROW()-ROW([.$I$2])); 0; 10)); &quot;&quot;)" office:value-type="float" office:value="0.0337398587082011" calcext:value-type="float">
            <text:p>0.033739858708201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549174681" calcext:value-type="float">
            <text:p>2549174681</text:p>
          </table:table-cell>
          <table:table-cell office:value-type="string" calcext:value-type="string">
            <text:p>[90.6752007327022; -20.898231396812104; -3.850578392963234; -51.36327663028422; -14.4427674314692; 56.41189211135086; 10.043476938069725; 30.37269098244501; 68.01262657484514; -99.43816522736672; -89.8677276353026; 84.73265678997925; -63.298968167370006; -17.853581905855087; 49.875284913650724; -2.9206821976916952; -19.991977348956283; -54.96681801843354; 6.007231385107229; -12.38293668380932]</text:p>
          </table:table-cell>
          <table:table-cell office:value-type="float" office:value="520.320390333963" calcext:value-type="float">
            <text:p>520.3203903339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49138572" calcext:value-type="float">
            <text:p>149138572</text:p>
          </table:table-cell>
          <table:table-cell office:value-type="string" calcext:value-type="string">
            <text:p>[-10.293124983511941; -18.850290279144915; 30.586728961957256; 36.36917559864318; -4.681769775412484; -3.155665027451157; 71.1328474428573; 2.2512170799621587; 44.992145681696044; -78.58429469900089; -55.11427200633081; -1.297894909723933; -7.505789326930596; -36.705573327000316; 1.0933915617477759; -84.73700812409425; 14.00117558988943; -68.92996434139775; -83.67377529041205; 47.88083316103743]</text:p>
          </table:table-cell>
          <table:table-cell office:value-type="float" office:value="520.268361133939" calcext:value-type="float">
            <text:p>520.2683611339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784922737" calcext:value-type="float">
            <text:p>2784922737</text:p>
          </table:table-cell>
          <table:table-cell office:value-type="string" calcext:value-type="string">
            <text:p>[85.81712304486305; 39.987002577253755; -54.768933825399145; 47.26615427345239; -13.66024224517431; -42.33337888970727; 21.15673027318988; 93.32487384923375; 57.00655235568273; 15.699401825898338; -50.14933306829376; 8.721036078223381; -62.507931742370474; -37.83859743016522; -12.113791287312479; 15.35671319290445; -23.07501466274778; -21.880204336816153; -32.008963441947735; 31.05245384546425]</text:p>
          </table:table-cell>
          <table:table-cell office:value-type="float" office:value="520.343864883752" calcext:value-type="float">
            <text:p>520.3438648837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366026514" calcext:value-type="float">
            <text:p>3366026514</text:p>
          </table:table-cell>
          <table:table-cell office:value-type="string" calcext:value-type="string">
            <text:p>[-21.319063059800158; -31.999392501966245; 46.146344902303724; 7.858439171024337; 6.713016541700441; -64.58564772750451; -80.87649526202016; -57.63974697166309; -82.86188208951299; -4.7364535571797886; -82.00890240693116; 35.68408200252205; -62.35239450140598; 14.187804322515337; 76.07109404740984; -24.185588124570224; 88.16534303448744; -8.993716825126704; -92.47845291181702; -10.588740620332835]</text:p>
          </table:table-cell>
          <table:table-cell office:value-type="float" office:value="520.287036956905" calcext:value-type="float">
            <text:p>520.2870369569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640980993" calcext:value-type="float">
            <text:p>640980993</text:p>
          </table:table-cell>
          <table:table-cell office:value-type="string" calcext:value-type="string">
            <text:p>[23.756771447529758; 19.18264499307407; 36.056961486928444; -28.62333407531804; 0.14021445204453187; -0.25987330364213723; -61.844473468514096; -13.87803677030372; 65.14198613011602; -97.14261345342902; 38.978002815916575; 94.66079676905994; 21.003460605509645; 49.21874790273188; 11.539290664418878; -21.60801307570668; -9.053845541811327; 71.91973374248248; 16.71158218602406; 56.726299760152415]</text:p>
          </table:table-cell>
          <table:table-cell office:value-type="float" office:value="520.355747634839" calcext:value-type="float">
            <text:p>520.3557476348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51810953" calcext:value-type="float">
            <text:p>3251810953</text:p>
          </table:table-cell>
          <table:table-cell office:value-type="string" calcext:value-type="string">
            <text:p>[-32.463283398252315; 39.05598784925385; -57.69867667303727; 12.829372695012403; -46.57904302534059; -67.92442477084481; -8.78822222672762; -27.529194936331237; 75.96640974178965; 33.90601254918048; 41.961499348926885; -37.21238897728943; -6.221380901068192; -17.891563410731393; 25.32483625671857; -80.12849543772452; 84.14471363670975; 23.06150208120275; 68.91131984587507; -13.906709092021963]</text:p>
          </table:table-cell>
          <table:table-cell office:value-type="float" office:value="520.294905854873" calcext:value-type="float">
            <text:p>520.29490585487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161318457" calcext:value-type="float">
            <text:p>2161318457</text:p>
          </table:table-cell>
          <table:table-cell office:value-type="string" calcext:value-type="string">
            <text:p>[-23.295206350884868; 17.180644682191353; -83.29935593545127; 16.343306907934483; -45.36233735882605; -0.4552153797607692; 44.11878114753453; 64.54712073221879; -4.931499169245601; -47.25638549558313; -36.16059395595295; -45.23987972810181; -32.76936601333983; -17.846242384686832; 89.0799984870761; -47.653697207512664; -36.884202008752624; -15.896842169795235; 11.541838464415106; 33.73726069537061]</text:p>
          </table:table-cell>
          <table:table-cell office:value-type="float" office:value="520.288445706486" calcext:value-type="float">
            <text:p>520.2884457064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940097870" calcext:value-type="float">
            <text:p>1940097870</text:p>
          </table:table-cell>
          <table:table-cell office:value-type="string" calcext:value-type="string">
            <text:p>[-0.27230349587321; 19.070705493381787; -41.71862598375999; 39.44463031748482; 66.16321441410457; 14.32339489693139; 20.231939951954402; -50.6133383062253; 15.002562946287057; -12.97467125838794; -24.0242565139435; 62.668935942333036; 29.113245858728618; 63.22023648160956; -50.24041613944907; -43.987099423792195; 62.96905232932069; 83.04003842568957; -56.16897374238377; -64.26989701572721]</text:p>
          </table:table-cell>
          <table:table-cell office:value-type="float" office:value="520.25573609927" calcext:value-type="float">
            <text:p>520.255736099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12638199" calcext:value-type="float">
            <text:p>2212638199</text:p>
          </table:table-cell>
          <table:table-cell office:value-type="string" calcext:value-type="string">
            <text:p>[56.58724731681201; 10.88366093594616; 47.91217537199578; 34.67836364582526; 0.06899980137396611; 47.58309276972561; -61.835730227138946; -10.563458275042919; 10.986889280423057; 91.51030973812843; -36.11897398006714; 59.62174908537568; 13.64441826224217; 6.22642679117067; -3.6828953219289815; -25.143981344851156; -46.02949286192233; -13.10333994713389; -31.4258443802553; -39.11495312899109]</text:p>
          </table:table-cell>
          <table:table-cell office:value-type="float" office:value="520.315671177252" calcext:value-type="float">
            <text:p>520.3156711772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</table:table>
      <table:table table:name="Analysis" table:style-name="ta1">
        <table:table-column table:style-name="co1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Best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Fitness standard deviation</text:p>
          </table:table-cell>
          <table:table-cell office:value-type="string" calcext:value-type="string">
            <text:p>Discrepancy</text:p>
          </table:table-cell>
          <table:table-cell office:value-type="string" calcext:value-type="string">
            <text:p>Global solution fitn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DIRECT(ADDRESS([.$A2];1;1;1;20))" office:value-type="string" office:string-value="F12014" calcext:value-type="string">
            <text:p>F12014</text:p>
          </table:table-cell>
          <table:table-cell table:formula="of:=INDIRECT(ADDRESS([.$A2];2;1;1;20))" office:value-type="string" office:string-value="one_point" calcext:value-type="string">
            <text:p>one_point</text:p>
          </table:table-cell>
          <table:table-cell table:formula="of:=INDIRECT(ADDRESS([.$A2];3;1;1;20))" office:value-type="string" office:string-value="roulette" calcext:value-type="string">
            <text:p>roulette</text:p>
          </table:table-cell>
          <table:table-cell table:formula="of:=INDIRECT(ADDRESS([.$A2];4;1;1;20))" office:value-type="string" office:string-value="None" calcext:value-type="string">
            <text:p>None</text:p>
          </table:table-cell>
          <table:table-cell table:formula="of:=MIN(INDIRECT(ADDRESS([.$A2];7;1;1;20)):INDIRECT(ADDRESS([.$A2] +9;7;1;1;20)))" office:value-type="float" office:value="31333596.3190147" calcext:value-type="float">
            <text:p>31333596.3190147</text:p>
          </table:table-cell>
          <table:table-cell table:formula="of:=INDIRECT(ADDRESS([.$A2];7;1;1;20))" office:value-type="float" office:value="70748960.920286" calcext:value-type="float">
            <text:p>70748960.920286</text:p>
          </table:table-cell>
          <table:table-cell table:formula="of:=INDIRECT(ADDRESS([.$A2];8;1;1;20))" office:value-type="float" office:value="51840884.7572562" calcext:value-type="float">
            <text:p>51840884.7572562</text:p>
          </table:table-cell>
          <table:table-cell table:formula="of:=[.G2]-[.J2]" office:value-type="float" office:value="70748860.920286" calcext:value-type="float">
            <text:p>70748860.9202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DIRECT(ADDRESS([.$A3];1;1;1;20))" office:value-type="string" office:string-value="F12014" calcext:value-type="string">
            <text:p>F12014</text:p>
          </table:table-cell>
          <table:table-cell table:formula="of:=INDIRECT(ADDRESS([.$A3];2;1;1;20))" office:value-type="string" office:string-value="one_point" calcext:value-type="string">
            <text:p>one_point</text:p>
          </table:table-cell>
          <table:table-cell table:formula="of:=INDIRECT(ADDRESS([.$A3];3;1;1;20))" office:value-type="string" office:string-value="tournament" calcext:value-type="string">
            <text:p>tournament</text:p>
          </table:table-cell>
          <table:table-cell table:formula="of:=INDIRECT(ADDRESS([.$A3];4;1;1;20))" office:value-type="float" office:value="0.1" calcext:value-type="float">
            <text:p>0.1</text:p>
          </table:table-cell>
          <table:table-cell table:formula="of:=MIN(INDIRECT(ADDRESS([.$A3];7;1;1;20)):INDIRECT(ADDRESS([.$A3] +9;7;1;1;20)))" office:value-type="float" office:value="6459590.39480777" calcext:value-type="float">
            <text:p>6459590.39480777</text:p>
          </table:table-cell>
          <table:table-cell table:formula="of:=INDIRECT(ADDRESS([.$A3];7;1;1;20))" office:value-type="float" office:value="6792308.18097886" calcext:value-type="float">
            <text:p>6792308.18097886</text:p>
          </table:table-cell>
          <table:table-cell table:formula="of:=INDIRECT(ADDRESS([.$A3];8;1;1;20))" office:value-type="float" office:value="8170932.27948411" calcext:value-type="float">
            <text:p>8170932.27948411</text:p>
          </table:table-cell>
          <table:table-cell table:formula="of:=[.G3]-[.J3]" office:value-type="float" office:value="6792208.18097886" calcext:value-type="float">
            <text:p>6792208.180978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DIRECT(ADDRESS([.$A4];1;1;1;20))" office:value-type="string" office:string-value="F12014" calcext:value-type="string">
            <text:p>F12014</text:p>
          </table:table-cell>
          <table:table-cell table:formula="of:=INDIRECT(ADDRESS([.$A4];2;1;1;20))" office:value-type="string" office:string-value="one_point" calcext:value-type="string">
            <text:p>one_point</text:p>
          </table:table-cell>
          <table:table-cell table:formula="of:=INDIRECT(ADDRESS([.$A4];3;1;1;20))" office:value-type="string" office:string-value="tournament" calcext:value-type="string">
            <text:p>tournament</text:p>
          </table:table-cell>
          <table:table-cell table:formula="of:=INDIRECT(ADDRESS([.$A4];4;1;1;20))" office:value-type="float" office:value="0.2" calcext:value-type="float">
            <text:p>0.2</text:p>
          </table:table-cell>
          <table:table-cell table:formula="of:=MIN(INDIRECT(ADDRESS([.$A4];7;1;1;20)):INDIRECT(ADDRESS([.$A4] +9;7;1;1;20)))" office:value-type="float" office:value="501184.7661836" calcext:value-type="float">
            <text:p>501184.7661836</text:p>
          </table:table-cell>
          <table:table-cell table:formula="of:=INDIRECT(ADDRESS([.$A4];7;1;1;20))" office:value-type="float" office:value="1032981.76946501" calcext:value-type="float">
            <text:p>1032981.76946501</text:p>
          </table:table-cell>
          <table:table-cell table:formula="of:=INDIRECT(ADDRESS([.$A4];8;1;1;20))" office:value-type="float" office:value="1011075.89549635" calcext:value-type="float">
            <text:p>1011075.89549635</text:p>
          </table:table-cell>
          <table:table-cell table:formula="of:=[.G4]-[.J4]" office:value-type="float" office:value="1032881.76946501" calcext:value-type="float">
            <text:p>1032881.769465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DIRECT(ADDRESS([.$A5];1;1;1;20))" office:value-type="string" office:string-value="F12014" calcext:value-type="string">
            <text:p>F12014</text:p>
          </table:table-cell>
          <table:table-cell table:formula="of:=INDIRECT(ADDRESS([.$A5];2;1;1;20))" office:value-type="string" office:string-value="one_point" calcext:value-type="string">
            <text:p>one_point</text:p>
          </table:table-cell>
          <table:table-cell table:formula="of:=INDIRECT(ADDRESS([.$A5];3;1;1;20))" office:value-type="string" office:string-value="tournament" calcext:value-type="string">
            <text:p>tournament</text:p>
          </table:table-cell>
          <table:table-cell table:formula="of:=INDIRECT(ADDRESS([.$A5];4;1;1;20))" office:value-type="float" office:value="0.3" calcext:value-type="float">
            <text:p>0.3</text:p>
          </table:table-cell>
          <table:table-cell table:formula="of:=MIN(INDIRECT(ADDRESS([.$A5];7;1;1;20)):INDIRECT(ADDRESS([.$A5] +9;7;1;1;20)))" office:value-type="float" office:value="216342.152839148" calcext:value-type="float">
            <text:p>216342.152839148</text:p>
          </table:table-cell>
          <table:table-cell table:formula="of:=INDIRECT(ADDRESS([.$A5];7;1;1;20))" office:value-type="float" office:value="322831.737551326" calcext:value-type="float">
            <text:p>322831.737551326</text:p>
          </table:table-cell>
          <table:table-cell table:formula="of:=INDIRECT(ADDRESS([.$A5];8;1;1;20))" office:value-type="float" office:value="703931.584086853" calcext:value-type="float">
            <text:p>703931.584086853</text:p>
          </table:table-cell>
          <table:table-cell table:formula="of:=[.G5]-[.J5]" office:value-type="float" office:value="322731.737551326" calcext:value-type="float">
            <text:p>322731.737551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NDIRECT(ADDRESS([.$A6];1;1;1;20))" office:value-type="string" office:string-value="F12014" calcext:value-type="string">
            <text:p>F12014</text:p>
          </table:table-cell>
          <table:table-cell table:formula="of:=INDIRECT(ADDRESS([.$A6];2;1;1;20))" office:value-type="string" office:string-value="one_point" calcext:value-type="string">
            <text:p>one_point</text:p>
          </table:table-cell>
          <table:table-cell table:formula="of:=INDIRECT(ADDRESS([.$A6];3;1;1;20))" office:value-type="string" office:string-value="tournament" calcext:value-type="string">
            <text:p>tournament</text:p>
          </table:table-cell>
          <table:table-cell table:formula="of:=INDIRECT(ADDRESS([.$A6];4;1;1;20))" office:value-type="float" office:value="0.4" calcext:value-type="float">
            <text:p>0.4</text:p>
          </table:table-cell>
          <table:table-cell table:formula="of:=MIN(INDIRECT(ADDRESS([.$A6];7;1;1;20)):INDIRECT(ADDRESS([.$A6] +9;7;1;1;20)))" office:value-type="float" office:value="213078.252876835" calcext:value-type="float">
            <text:p>213078.252876835</text:p>
          </table:table-cell>
          <table:table-cell table:formula="of:=INDIRECT(ADDRESS([.$A6];7;1;1;20))" office:value-type="float" office:value="500167.889775615" calcext:value-type="float">
            <text:p>500167.889775615</text:p>
          </table:table-cell>
          <table:table-cell table:formula="of:=INDIRECT(ADDRESS([.$A6];8;1;1;20))" office:value-type="float" office:value="699594.388821772" calcext:value-type="float">
            <text:p>699594.388821772</text:p>
          </table:table-cell>
          <table:table-cell table:formula="of:=[.G6]-[.J6]" office:value-type="float" office:value="500067.889775615" calcext:value-type="float">
            <text:p>500067.8897756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NDIRECT(ADDRESS([.$A7];1;1;1;20))" office:value-type="string" office:string-value="F12014" calcext:value-type="string">
            <text:p>F12014</text:p>
          </table:table-cell>
          <table:table-cell table:formula="of:=INDIRECT(ADDRESS([.$A7];2;1;1;20))" office:value-type="string" office:string-value="one_point" calcext:value-type="string">
            <text:p>one_point</text:p>
          </table:table-cell>
          <table:table-cell table:formula="of:=INDIRECT(ADDRESS([.$A7];3;1;1;20))" office:value-type="string" office:string-value="tournament" calcext:value-type="string">
            <text:p>tournament</text:p>
          </table:table-cell>
          <table:table-cell table:formula="of:=INDIRECT(ADDRESS([.$A7];4;1;1;20))" office:value-type="float" office:value="0.5" calcext:value-type="float">
            <text:p>0.5</text:p>
          </table:table-cell>
          <table:table-cell table:formula="of:=MIN(INDIRECT(ADDRESS([.$A7];7;1;1;20)):INDIRECT(ADDRESS([.$A7] +9;7;1;1;20)))" office:value-type="float" office:value="257286.406108028" calcext:value-type="float">
            <text:p>257286.406108028</text:p>
          </table:table-cell>
          <table:table-cell table:formula="of:=INDIRECT(ADDRESS([.$A7];7;1;1;20))" office:value-type="float" office:value="257286.406108028" calcext:value-type="float">
            <text:p>257286.406108028</text:p>
          </table:table-cell>
          <table:table-cell table:formula="of:=INDIRECT(ADDRESS([.$A7];8;1;1;20))" office:value-type="float" office:value="850689.196764531" calcext:value-type="float">
            <text:p>850689.196764531</text:p>
          </table:table-cell>
          <table:table-cell table:formula="of:=[.G7]-[.J7]" office:value-type="float" office:value="257186.406108028" calcext:value-type="float">
            <text:p>257186.4061080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NDIRECT(ADDRESS([.$A8];1;1;1;20))" office:value-type="string" office:string-value="F12014" calcext:value-type="string">
            <text:p>F12014</text:p>
          </table:table-cell>
          <table:table-cell table:formula="of:=INDIRECT(ADDRESS([.$A8];2;1;1;20))" office:value-type="string" office:string-value="arithmetic" calcext:value-type="string">
            <text:p>arithmetic</text:p>
          </table:table-cell>
          <table:table-cell table:formula="of:=INDIRECT(ADDRESS([.$A8];3;1;1;20))" office:value-type="string" office:string-value="roulette" calcext:value-type="string">
            <text:p>roulette</text:p>
          </table:table-cell>
          <table:table-cell table:formula="of:=INDIRECT(ADDRESS([.$A8];4;1;1;20))" office:value-type="string" office:string-value="None" calcext:value-type="string">
            <text:p>None</text:p>
          </table:table-cell>
          <table:table-cell table:formula="of:=MIN(INDIRECT(ADDRESS([.$A8];7;1;1;20)):INDIRECT(ADDRESS([.$A8] +9;7;1;1;20)))" office:value-type="float" office:value="149508377.646406" calcext:value-type="float">
            <text:p>149508377.646406</text:p>
          </table:table-cell>
          <table:table-cell table:formula="of:=INDIRECT(ADDRESS([.$A8];7;1;1;20))" office:value-type="float" office:value="225263769.9723" calcext:value-type="float">
            <text:p>225263769.9723</text:p>
          </table:table-cell>
          <table:table-cell table:formula="of:=INDIRECT(ADDRESS([.$A8];8;1;1;20))" office:value-type="float" office:value="194305830.33993" calcext:value-type="float">
            <text:p>194305830.33993</text:p>
          </table:table-cell>
          <table:table-cell table:formula="of:=[.G8]-[.J8]" office:value-type="float" office:value="225263669.9723" calcext:value-type="float">
            <text:p>225263669.97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NDIRECT(ADDRESS([.$A9];1;1;1;20))" office:value-type="string" office:string-value="F12014" calcext:value-type="string">
            <text:p>F12014</text:p>
          </table:table-cell>
          <table:table-cell table:formula="of:=INDIRECT(ADDRESS([.$A9];2;1;1;20))" office:value-type="string" office:string-value="arithmetic" calcext:value-type="string">
            <text:p>arithmetic</text:p>
          </table:table-cell>
          <table:table-cell table:formula="of:=INDIRECT(ADDRESS([.$A9];3;1;1;20))" office:value-type="string" office:string-value="tournament" calcext:value-type="string">
            <text:p>tournament</text:p>
          </table:table-cell>
          <table:table-cell table:formula="of:=INDIRECT(ADDRESS([.$A9];4;1;1;20))" office:value-type="float" office:value="0.1" calcext:value-type="float">
            <text:p>0.1</text:p>
          </table:table-cell>
          <table:table-cell table:formula="of:=MIN(INDIRECT(ADDRESS([.$A9];7;1;1;20)):INDIRECT(ADDRESS([.$A9] +9;7;1;1;20)))" office:value-type="float" office:value="4554550.00823453" calcext:value-type="float">
            <text:p>4554550.00823453</text:p>
          </table:table-cell>
          <table:table-cell table:formula="of:=INDIRECT(ADDRESS([.$A9];7;1;1;20))" office:value-type="float" office:value="5532338.84861811" calcext:value-type="float">
            <text:p>5532338.84861811</text:p>
          </table:table-cell>
          <table:table-cell table:formula="of:=INDIRECT(ADDRESS([.$A9];8;1;1;20))" office:value-type="float" office:value="6522961.69403024" calcext:value-type="float">
            <text:p>6522961.69403024</text:p>
          </table:table-cell>
          <table:table-cell table:formula="of:=[.G9]-[.J9]" office:value-type="float" office:value="5532238.84861811" calcext:value-type="float">
            <text:p>5532238.848618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NDIRECT(ADDRESS([.$A10];1;1;1;20))" office:value-type="string" office:string-value="F12014" calcext:value-type="string">
            <text:p>F12014</text:p>
          </table:table-cell>
          <table:table-cell table:formula="of:=INDIRECT(ADDRESS([.$A10];2;1;1;20))" office:value-type="string" office:string-value="arithmetic" calcext:value-type="string">
            <text:p>arithmetic</text:p>
          </table:table-cell>
          <table:table-cell table:formula="of:=INDIRECT(ADDRESS([.$A10];3;1;1;20))" office:value-type="string" office:string-value="tournament" calcext:value-type="string">
            <text:p>tournament</text:p>
          </table:table-cell>
          <table:table-cell table:formula="of:=INDIRECT(ADDRESS([.$A10];4;1;1;20))" office:value-type="float" office:value="0.2" calcext:value-type="float">
            <text:p>0.2</text:p>
          </table:table-cell>
          <table:table-cell table:formula="of:=MIN(INDIRECT(ADDRESS([.$A10];7;1;1;20)):INDIRECT(ADDRESS([.$A10] +9;7;1;1;20)))" office:value-type="float" office:value="418897.695143256" calcext:value-type="float">
            <text:p>418897.695143256</text:p>
          </table:table-cell>
          <table:table-cell table:formula="of:=INDIRECT(ADDRESS([.$A10];7;1;1;20))" office:value-type="float" office:value="639570.433869927" calcext:value-type="float">
            <text:p>639570.433869927</text:p>
          </table:table-cell>
          <table:table-cell table:formula="of:=INDIRECT(ADDRESS([.$A10];8;1;1;20))" office:value-type="float" office:value="658253.989220955" calcext:value-type="float">
            <text:p>658253.989220955</text:p>
          </table:table-cell>
          <table:table-cell table:formula="of:=[.G10]-[.J10]" office:value-type="float" office:value="639470.433869927" calcext:value-type="float">
            <text:p>639470.4338699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NDIRECT(ADDRESS([.$A11];1;1;1;20))" office:value-type="string" office:string-value="F12014" calcext:value-type="string">
            <text:p>F12014</text:p>
          </table:table-cell>
          <table:table-cell table:formula="of:=INDIRECT(ADDRESS([.$A11];2;1;1;20))" office:value-type="string" office:string-value="arithmetic" calcext:value-type="string">
            <text:p>arithmetic</text:p>
          </table:table-cell>
          <table:table-cell table:formula="of:=INDIRECT(ADDRESS([.$A11];3;1;1;20))" office:value-type="string" office:string-value="tournament" calcext:value-type="string">
            <text:p>tournament</text:p>
          </table:table-cell>
          <table:table-cell table:formula="of:=INDIRECT(ADDRESS([.$A11];4;1;1;20))" office:value-type="float" office:value="0.3" calcext:value-type="float">
            <text:p>0.3</text:p>
          </table:table-cell>
          <table:table-cell table:formula="of:=MIN(INDIRECT(ADDRESS([.$A11];7;1;1;20)):INDIRECT(ADDRESS([.$A11] +9;7;1;1;20)))" office:value-type="float" office:value="202876.414639389" calcext:value-type="float">
            <text:p>202876.414639389</text:p>
          </table:table-cell>
          <table:table-cell table:formula="of:=INDIRECT(ADDRESS([.$A11];7;1;1;20))" office:value-type="float" office:value="557927.626946059" calcext:value-type="float">
            <text:p>557927.626946059</text:p>
          </table:table-cell>
          <table:table-cell table:formula="of:=INDIRECT(ADDRESS([.$A11];8;1;1;20))" office:value-type="float" office:value="402340.968125533" calcext:value-type="float">
            <text:p>402340.968125533</text:p>
          </table:table-cell>
          <table:table-cell table:formula="of:=[.G11]-[.J11]" office:value-type="float" office:value="557827.626946059" calcext:value-type="float">
            <text:p>557827.6269460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NDIRECT(ADDRESS([.$A12];1;1;1;20))" office:value-type="string" office:string-value="F12014" calcext:value-type="string">
            <text:p>F12014</text:p>
          </table:table-cell>
          <table:table-cell table:formula="of:=INDIRECT(ADDRESS([.$A12];2;1;1;20))" office:value-type="string" office:string-value="arithmetic" calcext:value-type="string">
            <text:p>arithmetic</text:p>
          </table:table-cell>
          <table:table-cell table:formula="of:=INDIRECT(ADDRESS([.$A12];3;1;1;20))" office:value-type="string" office:string-value="tournament" calcext:value-type="string">
            <text:p>tournament</text:p>
          </table:table-cell>
          <table:table-cell table:formula="of:=INDIRECT(ADDRESS([.$A12];4;1;1;20))" office:value-type="float" office:value="0.4" calcext:value-type="float">
            <text:p>0.4</text:p>
          </table:table-cell>
          <table:table-cell table:formula="of:=MIN(INDIRECT(ADDRESS([.$A12];7;1;1;20)):INDIRECT(ADDRESS([.$A12] +9;7;1;1;20)))" office:value-type="float" office:value="143574.026060294" calcext:value-type="float">
            <text:p>143574.026060294</text:p>
          </table:table-cell>
          <table:table-cell table:formula="of:=INDIRECT(ADDRESS([.$A12];7;1;1;20))" office:value-type="float" office:value="471378.48887553" calcext:value-type="float">
            <text:p>471378.48887553</text:p>
          </table:table-cell>
          <table:table-cell table:formula="of:=INDIRECT(ADDRESS([.$A12];8;1;1;20))" office:value-type="float" office:value="506514.54505159" calcext:value-type="float">
            <text:p>506514.54505159</text:p>
          </table:table-cell>
          <table:table-cell table:formula="of:=[.G12]-[.J12]" office:value-type="float" office:value="471278.48887553" calcext:value-type="float">
            <text:p>471278.488875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NDIRECT(ADDRESS([.$A13];1;1;1;20))" office:value-type="string" office:string-value="F12014" calcext:value-type="string">
            <text:p>F12014</text:p>
          </table:table-cell>
          <table:table-cell table:formula="of:=INDIRECT(ADDRESS([.$A13];2;1;1;20))" office:value-type="string" office:string-value="arithmetic" calcext:value-type="string">
            <text:p>arithmetic</text:p>
          </table:table-cell>
          <table:table-cell table:formula="of:=INDIRECT(ADDRESS([.$A13];3;1;1;20))" office:value-type="string" office:string-value="tournament" calcext:value-type="string">
            <text:p>tournament</text:p>
          </table:table-cell>
          <table:table-cell table:formula="of:=INDIRECT(ADDRESS([.$A13];4;1;1;20))" office:value-type="float" office:value="0.5" calcext:value-type="float">
            <text:p>0.5</text:p>
          </table:table-cell>
          <table:table-cell table:formula="of:=MIN(INDIRECT(ADDRESS([.$A13];7;1;1;20)):INDIRECT(ADDRESS([.$A13] +9;7;1;1;20)))" office:value-type="float" office:value="124955.957570499" calcext:value-type="float">
            <text:p>124955.957570499</text:p>
          </table:table-cell>
          <table:table-cell table:formula="of:=INDIRECT(ADDRESS([.$A13];7;1;1;20))" office:value-type="float" office:value="507071.530394828" calcext:value-type="float">
            <text:p>507071.530394828</text:p>
          </table:table-cell>
          <table:table-cell table:formula="of:=INDIRECT(ADDRESS([.$A13];8;1;1;20))" office:value-type="float" office:value="409121.443273183" calcext:value-type="float">
            <text:p>409121.443273183</text:p>
          </table:table-cell>
          <table:table-cell table:formula="of:=[.G13]-[.J13]" office:value-type="float" office:value="506971.530394828" calcext:value-type="float">
            <text:p>506971.5303948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NDIRECT(ADDRESS([.$A14];1;1;1;20))" office:value-type="string" office:string-value="F52014" calcext:value-type="string">
            <text:p>F52014</text:p>
          </table:table-cell>
          <table:table-cell table:formula="of:=INDIRECT(ADDRESS([.$A14];2;1;1;20))" office:value-type="string" office:string-value="one_point" calcext:value-type="string">
            <text:p>one_point</text:p>
          </table:table-cell>
          <table:table-cell table:formula="of:=INDIRECT(ADDRESS([.$A14];3;1;1;20))" office:value-type="string" office:string-value="roulette" calcext:value-type="string">
            <text:p>roulette</text:p>
          </table:table-cell>
          <table:table-cell table:formula="of:=INDIRECT(ADDRESS([.$A14];4;1;1;20))" office:value-type="string" office:string-value="None" calcext:value-type="string">
            <text:p>None</text:p>
          </table:table-cell>
          <table:table-cell table:formula="of:=MIN(INDIRECT(ADDRESS([.$A14];7;1;1;20)):INDIRECT(ADDRESS([.$A14] +9;7;1;1;20)))" office:value-type="float" office:value="520.194571554244" calcext:value-type="float">
            <text:p>520.194571554244</text:p>
          </table:table-cell>
          <table:table-cell table:formula="of:=INDIRECT(ADDRESS([.$A14];7;1;1;20))" office:value-type="float" office:value="520.256497652031" calcext:value-type="float">
            <text:p>520.256497652031</text:p>
          </table:table-cell>
          <table:table-cell table:formula="of:=INDIRECT(ADDRESS([.$A14];8;1;1;20))" office:value-type="float" office:value="520.243187209299" calcext:value-type="float">
            <text:p>520.243187209299</text:p>
          </table:table-cell>
          <table:table-cell table:formula="of:=[.G14]-[.J14]" office:value-type="float" office:value="20.256497652031" calcext:value-type="float">
            <text:p>20.25649765203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NDIRECT(ADDRESS([.$A15];1;1;1;20))" office:value-type="string" office:string-value="F52014" calcext:value-type="string">
            <text:p>F52014</text:p>
          </table:table-cell>
          <table:table-cell table:formula="of:=INDIRECT(ADDRESS([.$A15];2;1;1;20))" office:value-type="string" office:string-value="one_point" calcext:value-type="string">
            <text:p>one_point</text:p>
          </table:table-cell>
          <table:table-cell table:formula="of:=INDIRECT(ADDRESS([.$A15];3;1;1;20))" office:value-type="string" office:string-value="tournament" calcext:value-type="string">
            <text:p>tournament</text:p>
          </table:table-cell>
          <table:table-cell table:formula="of:=INDIRECT(ADDRESS([.$A15];4;1;1;20))" office:value-type="float" office:value="0.1" calcext:value-type="float">
            <text:p>0.1</text:p>
          </table:table-cell>
          <table:table-cell table:formula="of:=MIN(INDIRECT(ADDRESS([.$A15];7;1;1;20)):INDIRECT(ADDRESS([.$A15] +9;7;1;1;20)))" office:value-type="float" office:value="520.155268810552" calcext:value-type="float">
            <text:p>520.155268810552</text:p>
          </table:table-cell>
          <table:table-cell table:formula="of:=INDIRECT(ADDRESS([.$A15];7;1;1;20))" office:value-type="float" office:value="520.184221506583" calcext:value-type="float">
            <text:p>520.184221506583</text:p>
          </table:table-cell>
          <table:table-cell table:formula="of:=INDIRECT(ADDRESS([.$A15];8;1;1;20))" office:value-type="float" office:value="520.183697926227" calcext:value-type="float">
            <text:p>520.183697926227</text:p>
          </table:table-cell>
          <table:table-cell table:formula="of:=[.G15]-[.J15]" office:value-type="float" office:value="20.184221506583" calcext:value-type="float">
            <text:p>20.18422150658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NDIRECT(ADDRESS([.$A16];1;1;1;20))" office:value-type="string" office:string-value="F52014" calcext:value-type="string">
            <text:p>F52014</text:p>
          </table:table-cell>
          <table:table-cell table:formula="of:=INDIRECT(ADDRESS([.$A16];2;1;1;20))" office:value-type="string" office:string-value="one_point" calcext:value-type="string">
            <text:p>one_point</text:p>
          </table:table-cell>
          <table:table-cell table:formula="of:=INDIRECT(ADDRESS([.$A16];3;1;1;20))" office:value-type="string" office:string-value="tournament" calcext:value-type="string">
            <text:p>tournament</text:p>
          </table:table-cell>
          <table:table-cell table:formula="of:=INDIRECT(ADDRESS([.$A16];4;1;1;20))" office:value-type="float" office:value="0.2" calcext:value-type="float">
            <text:p>0.2</text:p>
          </table:table-cell>
          <table:table-cell table:formula="of:=MIN(INDIRECT(ADDRESS([.$A16];7;1;1;20)):INDIRECT(ADDRESS([.$A16] +9;7;1;1;20)))" office:value-type="float" office:value="520.040444074805" calcext:value-type="float">
            <text:p>520.040444074805</text:p>
          </table:table-cell>
          <table:table-cell table:formula="of:=INDIRECT(ADDRESS([.$A16];7;1;1;20))" office:value-type="float" office:value="520.070985641" calcext:value-type="float">
            <text:p>520.070985641</text:p>
          </table:table-cell>
          <table:table-cell table:formula="of:=INDIRECT(ADDRESS([.$A16];8;1;1;20))" office:value-type="float" office:value="520.072480005911" calcext:value-type="float">
            <text:p>520.072480005911</text:p>
          </table:table-cell>
          <table:table-cell table:formula="of:=[.G16]-[.J16]" office:value-type="float" office:value="20.070985641" calcext:value-type="float">
            <text:p>20.07098564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NDIRECT(ADDRESS([.$A17];1;1;1;20))" office:value-type="string" office:string-value="F52014" calcext:value-type="string">
            <text:p>F52014</text:p>
          </table:table-cell>
          <table:table-cell table:formula="of:=INDIRECT(ADDRESS([.$A17];2;1;1;20))" office:value-type="string" office:string-value="one_point" calcext:value-type="string">
            <text:p>one_point</text:p>
          </table:table-cell>
          <table:table-cell table:formula="of:=INDIRECT(ADDRESS([.$A17];3;1;1;20))" office:value-type="string" office:string-value="tournament" calcext:value-type="string">
            <text:p>tournament</text:p>
          </table:table-cell>
          <table:table-cell table:formula="of:=INDIRECT(ADDRESS([.$A17];4;1;1;20))" office:value-type="float" office:value="0.3" calcext:value-type="float">
            <text:p>0.3</text:p>
          </table:table-cell>
          <table:table-cell table:formula="of:=MIN(INDIRECT(ADDRESS([.$A17];7;1;1;20)):INDIRECT(ADDRESS([.$A17] +9;7;1;1;20)))" office:value-type="float" office:value="520.056984799441" calcext:value-type="float">
            <text:p>520.056984799441</text:p>
          </table:table-cell>
          <table:table-cell table:formula="of:=INDIRECT(ADDRESS([.$A17];7;1;1;20))" office:value-type="float" office:value="520.061571732257" calcext:value-type="float">
            <text:p>520.061571732257</text:p>
          </table:table-cell>
          <table:table-cell table:formula="of:=INDIRECT(ADDRESS([.$A17];8;1;1;20))" office:value-type="float" office:value="520.064791414521" calcext:value-type="float">
            <text:p>520.064791414521</text:p>
          </table:table-cell>
          <table:table-cell table:formula="of:=[.G17]-[.J17]" office:value-type="float" office:value="20.061571732257" calcext:value-type="float">
            <text:p>20.06157173225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NDIRECT(ADDRESS([.$A18];1;1;1;20))" office:value-type="string" office:string-value="F52014" calcext:value-type="string">
            <text:p>F52014</text:p>
          </table:table-cell>
          <table:table-cell table:formula="of:=INDIRECT(ADDRESS([.$A18];2;1;1;20))" office:value-type="string" office:string-value="one_point" calcext:value-type="string">
            <text:p>one_point</text:p>
          </table:table-cell>
          <table:table-cell table:formula="of:=INDIRECT(ADDRESS([.$A18];3;1;1;20))" office:value-type="string" office:string-value="tournament" calcext:value-type="string">
            <text:p>tournament</text:p>
          </table:table-cell>
          <table:table-cell table:formula="of:=INDIRECT(ADDRESS([.$A18];4;1;1;20))" office:value-type="float" office:value="0.4" calcext:value-type="float">
            <text:p>0.4</text:p>
          </table:table-cell>
          <table:table-cell table:formula="of:=MIN(INDIRECT(ADDRESS([.$A18];7;1;1;20)):INDIRECT(ADDRESS([.$A18] +9;7;1;1;20)))" office:value-type="float" office:value="520.038971650538" calcext:value-type="float">
            <text:p>520.038971650538</text:p>
          </table:table-cell>
          <table:table-cell table:formula="of:=INDIRECT(ADDRESS([.$A18];7;1;1;20))" office:value-type="float" office:value="520.053129980164" calcext:value-type="float">
            <text:p>520.053129980164</text:p>
          </table:table-cell>
          <table:table-cell table:formula="of:=INDIRECT(ADDRESS([.$A18];8;1;1;20))" office:value-type="float" office:value="520.052311713416" calcext:value-type="float">
            <text:p>520.052311713416</text:p>
          </table:table-cell>
          <table:table-cell table:formula="of:=[.G18]-[.J18]" office:value-type="float" office:value="20.053129980164" calcext:value-type="float">
            <text:p>20.05312998016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NDIRECT(ADDRESS([.$A19];1;1;1;20))" office:value-type="string" office:string-value="F52014" calcext:value-type="string">
            <text:p>F52014</text:p>
          </table:table-cell>
          <table:table-cell table:formula="of:=INDIRECT(ADDRESS([.$A19];2;1;1;20))" office:value-type="string" office:string-value="one_point" calcext:value-type="string">
            <text:p>one_point</text:p>
          </table:table-cell>
          <table:table-cell table:formula="of:=INDIRECT(ADDRESS([.$A19];3;1;1;20))" office:value-type="string" office:string-value="tournament" calcext:value-type="string">
            <text:p>tournament</text:p>
          </table:table-cell>
          <table:table-cell table:formula="of:=INDIRECT(ADDRESS([.$A19];4;1;1;20))" office:value-type="float" office:value="0.5" calcext:value-type="float">
            <text:p>0.5</text:p>
          </table:table-cell>
          <table:table-cell table:formula="of:=MIN(INDIRECT(ADDRESS([.$A19];7;1;1;20)):INDIRECT(ADDRESS([.$A19] +9;7;1;1;20)))" office:value-type="float" office:value="520.041245397487" calcext:value-type="float">
            <text:p>520.041245397487</text:p>
          </table:table-cell>
          <table:table-cell table:formula="of:=INDIRECT(ADDRESS([.$A19];7;1;1;20))" office:value-type="float" office:value="520.044260884636" calcext:value-type="float">
            <text:p>520.044260884636</text:p>
          </table:table-cell>
          <table:table-cell table:formula="of:=INDIRECT(ADDRESS([.$A19];8;1;1;20))" office:value-type="float" office:value="520.048850890464" calcext:value-type="float">
            <text:p>520.048850890464</text:p>
          </table:table-cell>
          <table:table-cell table:formula="of:=[.G19]-[.J19]" office:value-type="float" office:value="20.0442608846359" calcext:value-type="float">
            <text:p>20.044260884635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NDIRECT(ADDRESS([.$A20];1;1;1;20))" office:value-type="string" office:string-value="F52014" calcext:value-type="string">
            <text:p>F52014</text:p>
          </table:table-cell>
          <table:table-cell table:formula="of:=INDIRECT(ADDRESS([.$A20];2;1;1;20))" office:value-type="string" office:string-value="arithmetic" calcext:value-type="string">
            <text:p>arithmetic</text:p>
          </table:table-cell>
          <table:table-cell table:formula="of:=INDIRECT(ADDRESS([.$A20];3;1;1;20))" office:value-type="string" office:string-value="roulette" calcext:value-type="string">
            <text:p>roulette</text:p>
          </table:table-cell>
          <table:table-cell table:formula="of:=INDIRECT(ADDRESS([.$A20];4;1;1;20))" office:value-type="string" office:string-value="None" calcext:value-type="string">
            <text:p>None</text:p>
          </table:table-cell>
          <table:table-cell table:formula="of:=MIN(INDIRECT(ADDRESS([.$A20];7;1;1;20)):INDIRECT(ADDRESS([.$A20] +9;7;1;1;20)))" office:value-type="float" office:value="520.598927147798" calcext:value-type="float">
            <text:p>520.598927147798</text:p>
          </table:table-cell>
          <table:table-cell table:formula="of:=INDIRECT(ADDRESS([.$A20];7;1;1;20))" office:value-type="float" office:value="520.779814372364" calcext:value-type="float">
            <text:p>520.779814372364</text:p>
          </table:table-cell>
          <table:table-cell table:formula="of:=INDIRECT(ADDRESS([.$A20];8;1;1;20))" office:value-type="float" office:value="520.703065457611" calcext:value-type="float">
            <text:p>520.703065457611</text:p>
          </table:table-cell>
          <table:table-cell table:formula="of:=[.G20]-[.J20]" office:value-type="float" office:value="20.7798143723639" calcext:value-type="float">
            <text:p>20.779814372363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NDIRECT(ADDRESS([.$A21];1;1;1;20))" office:value-type="string" office:string-value="F52014" calcext:value-type="string">
            <text:p>F52014</text:p>
          </table:table-cell>
          <table:table-cell table:formula="of:=INDIRECT(ADDRESS([.$A21];2;1;1;20))" office:value-type="string" office:string-value="arithmetic" calcext:value-type="string">
            <text:p>arithmetic</text:p>
          </table:table-cell>
          <table:table-cell table:formula="of:=INDIRECT(ADDRESS([.$A21];3;1;1;20))" office:value-type="string" office:string-value="tournament" calcext:value-type="string">
            <text:p>tournament</text:p>
          </table:table-cell>
          <table:table-cell table:formula="of:=INDIRECT(ADDRESS([.$A21];4;1;1;20))" office:value-type="float" office:value="0.1" calcext:value-type="float">
            <text:p>0.1</text:p>
          </table:table-cell>
          <table:table-cell table:formula="of:=MIN(INDIRECT(ADDRESS([.$A21];7;1;1;20)):INDIRECT(ADDRESS([.$A21] +9;7;1;1;20)))" office:value-type="float" office:value="520.533414813897" calcext:value-type="float">
            <text:p>520.533414813897</text:p>
          </table:table-cell>
          <table:table-cell table:formula="of:=INDIRECT(ADDRESS([.$A21];7;1;1;20))" office:value-type="float" office:value="520.776239731026" calcext:value-type="float">
            <text:p>520.776239731026</text:p>
          </table:table-cell>
          <table:table-cell table:formula="of:=INDIRECT(ADDRESS([.$A21];8;1;1;20))" office:value-type="float" office:value="520.696414789363" calcext:value-type="float">
            <text:p>520.696414789363</text:p>
          </table:table-cell>
          <table:table-cell table:formula="of:=[.G21]-[.J21]" office:value-type="float" office:value="20.776239731026" calcext:value-type="float">
            <text:p>20.77623973102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NDIRECT(ADDRESS([.$A22];1;1;1;20))" office:value-type="string" office:string-value="F52014" calcext:value-type="string">
            <text:p>F52014</text:p>
          </table:table-cell>
          <table:table-cell table:formula="of:=INDIRECT(ADDRESS([.$A22];2;1;1;20))" office:value-type="string" office:string-value="arithmetic" calcext:value-type="string">
            <text:p>arithmetic</text:p>
          </table:table-cell>
          <table:table-cell table:formula="of:=INDIRECT(ADDRESS([.$A22];3;1;1;20))" office:value-type="string" office:string-value="tournament" calcext:value-type="string">
            <text:p>tournament</text:p>
          </table:table-cell>
          <table:table-cell table:formula="of:=INDIRECT(ADDRESS([.$A22];4;1;1;20))" office:value-type="float" office:value="0.2" calcext:value-type="float">
            <text:p>0.2</text:p>
          </table:table-cell>
          <table:table-cell table:formula="of:=MIN(INDIRECT(ADDRESS([.$A22];7;1;1;20)):INDIRECT(ADDRESS([.$A22] +9;7;1;1;20)))" office:value-type="float" office:value="509.850397301972" calcext:value-type="float">
            <text:p>509.850397301972</text:p>
          </table:table-cell>
          <table:table-cell table:formula="of:=INDIRECT(ADDRESS([.$A22];7;1;1;20))" office:value-type="float" office:value="520.540952957284" calcext:value-type="float">
            <text:p>520.540952957284</text:p>
          </table:table-cell>
          <table:table-cell table:formula="of:=INDIRECT(ADDRESS([.$A22];8;1;1;20))" office:value-type="float" office:value="518.684311663996" calcext:value-type="float">
            <text:p>518.684311663996</text:p>
          </table:table-cell>
          <table:table-cell table:formula="of:=[.G22]-[.J22]" office:value-type="float" office:value="20.5409529572841" calcext:value-type="float">
            <text:p>20.540952957284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NDIRECT(ADDRESS([.$A23];1;1;1;20))" office:value-type="string" office:string-value="F52014" calcext:value-type="string">
            <text:p>F52014</text:p>
          </table:table-cell>
          <table:table-cell table:formula="of:=INDIRECT(ADDRESS([.$A23];2;1;1;20))" office:value-type="string" office:string-value="arithmetic" calcext:value-type="string">
            <text:p>arithmetic</text:p>
          </table:table-cell>
          <table:table-cell table:formula="of:=INDIRECT(ADDRESS([.$A23];3;1;1;20))" office:value-type="string" office:string-value="tournament" calcext:value-type="string">
            <text:p>tournament</text:p>
          </table:table-cell>
          <table:table-cell table:formula="of:=INDIRECT(ADDRESS([.$A23];4;1;1;20))" office:value-type="float" office:value="0.3" calcext:value-type="float">
            <text:p>0.3</text:p>
          </table:table-cell>
          <table:table-cell table:formula="of:=MIN(INDIRECT(ADDRESS([.$A23];7;1;1;20)):INDIRECT(ADDRESS([.$A23] +9;7;1;1;20)))" office:value-type="float" office:value="509.643235230714" calcext:value-type="float">
            <text:p>509.643235230714</text:p>
          </table:table-cell>
          <table:table-cell table:formula="of:=INDIRECT(ADDRESS([.$A23];7;1;1;20))" office:value-type="float" office:value="520.471257330042" calcext:value-type="float">
            <text:p>520.471257330042</text:p>
          </table:table-cell>
          <table:table-cell table:formula="of:=INDIRECT(ADDRESS([.$A23];8;1;1;20))" office:value-type="float" office:value="517.265198084727" calcext:value-type="float">
            <text:p>517.265198084727</text:p>
          </table:table-cell>
          <table:table-cell table:formula="of:=[.G23]-[.J23]" office:value-type="float" office:value="20.471257330042" calcext:value-type="float">
            <text:p>20.4712573300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NDIRECT(ADDRESS([.$A24];1;1;1;20))" office:value-type="string" office:string-value="F52014" calcext:value-type="string">
            <text:p>F52014</text:p>
          </table:table-cell>
          <table:table-cell table:formula="of:=INDIRECT(ADDRESS([.$A24];2;1;1;20))" office:value-type="string" office:string-value="arithmetic" calcext:value-type="string">
            <text:p>arithmetic</text:p>
          </table:table-cell>
          <table:table-cell table:formula="of:=INDIRECT(ADDRESS([.$A24];3;1;1;20))" office:value-type="string" office:string-value="tournament" calcext:value-type="string">
            <text:p>tournament</text:p>
          </table:table-cell>
          <table:table-cell table:formula="of:=INDIRECT(ADDRESS([.$A24];4;1;1;20))" office:value-type="float" office:value="0.4" calcext:value-type="float">
            <text:p>0.4</text:p>
          </table:table-cell>
          <table:table-cell table:formula="of:=MIN(INDIRECT(ADDRESS([.$A24];7;1;1;20)):INDIRECT(ADDRESS([.$A24] +9;7;1;1;20)))" office:value-type="float" office:value="520.300994617457" calcext:value-type="float">
            <text:p>520.300994617457</text:p>
          </table:table-cell>
          <table:table-cell table:formula="of:=INDIRECT(ADDRESS([.$A24];7;1;1;20))" office:value-type="float" office:value="520.415236044564" calcext:value-type="float">
            <text:p>520.415236044564</text:p>
          </table:table-cell>
          <table:table-cell table:formula="of:=INDIRECT(ADDRESS([.$A24];8;1;1;20))" office:value-type="float" office:value="520.376415100527" calcext:value-type="float">
            <text:p>520.376415100527</text:p>
          </table:table-cell>
          <table:table-cell table:formula="of:=[.G24]-[.J24]" office:value-type="float" office:value="20.415236044564" calcext:value-type="float">
            <text:p>20.41523604456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NDIRECT(ADDRESS([.$A25];1;1;1;20))" office:value-type="string" office:string-value="F52014" calcext:value-type="string">
            <text:p>F52014</text:p>
          </table:table-cell>
          <table:table-cell table:formula="of:=INDIRECT(ADDRESS([.$A25];2;1;1;20))" office:value-type="string" office:string-value="arithmetic" calcext:value-type="string">
            <text:p>arithmetic</text:p>
          </table:table-cell>
          <table:table-cell table:formula="of:=INDIRECT(ADDRESS([.$A25];3;1;1;20))" office:value-type="string" office:string-value="tournament" calcext:value-type="string">
            <text:p>tournament</text:p>
          </table:table-cell>
          <table:table-cell table:formula="of:=INDIRECT(ADDRESS([.$A25];4;1;1;20))" office:value-type="float" office:value="0.5" calcext:value-type="float">
            <text:p>0.5</text:p>
          </table:table-cell>
          <table:table-cell table:formula="of:=MIN(INDIRECT(ADDRESS([.$A25];7;1;1;20)):INDIRECT(ADDRESS([.$A25] +9;7;1;1;20)))" office:value-type="float" office:value="520.25573609927" calcext:value-type="float">
            <text:p>520.25573609927</text:p>
          </table:table-cell>
          <table:table-cell table:formula="of:=INDIRECT(ADDRESS([.$A25];7;1;1;20))" office:value-type="float" office:value="520.342301041178" calcext:value-type="float">
            <text:p>520.342301041178</text:p>
          </table:table-cell>
          <table:table-cell table:formula="of:=INDIRECT(ADDRESS([.$A25];8;1;1;20))" office:value-type="float" office:value="520.307246082246" calcext:value-type="float">
            <text:p>520.307246082246</text:p>
          </table:table-cell>
          <table:table-cell table:formula="of:=[.G25]-[.J25]" office:value-type="float" office:value="20.342301041178" calcext:value-type="float">
            <text:p>20.342301041178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00:57:46.4641896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9T01:02:13.444352885</dc:date>
    <meta:editing-duration>PT9M50S</meta:editing-duration>
    <meta:editing-cycles>8</meta:editing-cycles>
    <meta:generator>LibreOffice/24.2.5.2$Linux_X86_64 LibreOffice_project/420$Build-2</meta:generator>
    <meta:document-statistic meta:table-count="2" meta:cell-count="2418" meta:object-count="0"/>
  </office:meta>
</office:document-meta>
</file>